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48"/>
    <style:style style:name="ce31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2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7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2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3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4" style:family="table-cell" style:parent-style-name="Default" style:data-style-name="N3">
      <style:table-cell-properties fo:background-color="transparent"/>
    </style:style>
    <style:style style:name="ce5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6" style:family="table-cell" style:parent-style-name="Default" style:data-style-name="N0"/>
    <style:style style:name="ce57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48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2" style:family="table-cell" style:parent-style-name="Default" style:data-style-name="N3"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/>
    </style:style>
    <style:style style:name="ce89" style:family="table-cell" style:parent-style-name="Default" style:data-style-name="N0">
      <style:text-properties fo:color="#FF0000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9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0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30"/>
          <table:table-cell office:value-type="string" table:style-name="ce86">
            <text:p>中華民國109年8月底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1">
            <text:p>人 <text:s text:c="7"/>口 <text:s text:c="7"/>數</text:p>
          </table:table-cell>
          <table:table-cell table:number-columns-repeated="2" table:style-name="ce3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3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5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總　 <text:s/>計</text:p>
          </table:table-cell>
          <table:table-cell office:value-type="float" office:value="8903119" table:style-name="ce57">
            <text:p>8,903,119</text:p>
          </table:table-cell>
          <table:table-cell office:value-type="float" office:value="23574334" table:style-name="ce58">
            <text:p>23,574,334</text:p>
          </table:table-cell>
          <table:table-cell office:value-type="float" office:value="11683160" table:style-name="ce58">
            <text:p>11,683,160</text:p>
          </table:table-cell>
          <table:table-cell office:value-type="float" office:value="11891174" table:style-name="ce59">
            <text:p>11,891,174</text:p>
          </table:table-cell>
          <table:table-cell table:number-columns-repeated="16379"/>
        </table:table-row>
        <table:table-row table:style-name="ro3">
          <table:table-cell office:value-type="string" table:style-name="ce60">
            <text:p>新 北 市</text:p>
          </table:table-cell>
          <table:table-cell office:value-type="float" office:value="1599805" table:style-name="ce57">
            <text:p>1,599,805</text:p>
          </table:table-cell>
          <table:table-cell office:value-type="float" office:value="4028324" table:style-name="ce62">
            <text:p>4,028,324</text:p>
          </table:table-cell>
          <table:table-cell office:value-type="float" office:value="1967412" table:style-name="ce62">
            <text:p>1,967,412</text:p>
          </table:table-cell>
          <table:table-cell office:value-type="float" office:value="2060912" table:style-name="ce59">
            <text:p>2,060,912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北 市</text:p>
          </table:table-cell>
          <table:table-cell office:value-type="float" office:value="1061368" table:style-name="ce57">
            <text:p>1,061,368</text:p>
          </table:table-cell>
          <table:table-cell office:value-type="float" office:value="2615642" table:style-name="ce62">
            <text:p>2,615,642</text:p>
          </table:table-cell>
          <table:table-cell office:value-type="float" office:value="1245157" table:style-name="ce62">
            <text:p>1,245,157</text:p>
          </table:table-cell>
          <table:table-cell office:value-type="float" office:value="1370485" table:style-name="ce59">
            <text:p>1,370,485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桃 園 市</text:p>
          </table:table-cell>
          <table:table-cell office:value-type="float" office:value="839809" table:style-name="ce57">
            <text:p>839,809</text:p>
          </table:table-cell>
          <table:table-cell office:value-type="float" office:value="2262440" table:style-name="ce62">
            <text:p>2,262,440</text:p>
          </table:table-cell>
          <table:table-cell office:value-type="float" office:value="1121530" table:style-name="ce62">
            <text:p>1,121,530</text:p>
          </table:table-cell>
          <table:table-cell office:value-type="float" office:value="1140910" table:style-name="ce59">
            <text:p>1,140,910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中 市</text:p>
          </table:table-cell>
          <table:table-cell office:value-type="float" office:value="997032" table:style-name="ce57">
            <text:p>997,032</text:p>
          </table:table-cell>
          <table:table-cell office:value-type="float" office:value="2816819" table:style-name="ce62">
            <text:p>2,816,819</text:p>
          </table:table-cell>
          <table:table-cell office:value-type="float" office:value="1384030" table:style-name="ce62">
            <text:p>1,384,030</text:p>
          </table:table-cell>
          <table:table-cell office:value-type="float" office:value="1432789" table:style-name="ce59">
            <text:p>1,432,789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南 市</text:p>
          </table:table-cell>
          <table:table-cell office:value-type="float" office:value="701586" table:style-name="ce57">
            <text:p>701,586</text:p>
          </table:table-cell>
          <table:table-cell office:value-type="float" office:value="1876829" table:style-name="ce62">
            <text:p>1,876,829</text:p>
          </table:table-cell>
          <table:table-cell office:value-type="float" office:value="934941" table:style-name="ce62">
            <text:p>934,941</text:p>
          </table:table-cell>
          <table:table-cell office:value-type="float" office:value="941888" table:style-name="ce59">
            <text:p>941,888</text:p>
          </table:table-cell>
          <table:table-cell table:number-columns-repeated="16379"/>
        </table:table-row>
        <table:table-row table:style-name="ro5">
          <table:table-cell office:value-type="string" table:style-name="ce60">
            <text:p>高 雄 市</text:p>
          </table:table-cell>
          <table:table-cell office:value-type="float" office:value="1116964" table:style-name="ce57">
            <text:p>1,116,964</text:p>
          </table:table-cell>
          <table:table-cell office:value-type="float" office:value="2769434" table:style-name="ce61">
            <text:p>2,769,434</text:p>
          </table:table-cell>
          <table:table-cell office:value-type="float" office:value="1366607" table:style-name="ce62">
            <text:p>1,366,607</text:p>
          </table:table-cell>
          <table:table-cell office:value-type="float" office:value="1402827" table:style-name="ce59">
            <text:p>1,402,827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臺 灣 省</text:p>
          </table:table-cell>
          <table:table-cell office:value-type="float" office:value="2541634" table:style-name="ce57">
            <text:p>2,541,634</text:p>
          </table:table-cell>
          <table:table-cell office:value-type="float" office:value="7052054" table:style-name="ce61">
            <text:p>7,052,054</text:p>
          </table:table-cell>
          <table:table-cell office:value-type="float" office:value="3586249" table:style-name="ce62">
            <text:p>3,586,249</text:p>
          </table:table-cell>
          <table:table-cell office:value-type="float" office:value="3465805" table:style-name="ce59">
            <text:p>3,465,805</text:p>
          </table:table-cell>
          <table:table-cell table:number-columns-repeated="16379"/>
        </table:table-row>
        <table:table-row table:style-name="ro6">
          <table:table-cell office:value-type="string" table:style-name="ce27">
            <text:p>宜蘭縣</text:p>
          </table:table-cell>
          <table:table-cell office:value-type="float" office:value="172070" table:style-name="ce36">
            <text:p>172,070</text:p>
          </table:table-cell>
          <table:table-cell office:value-type="float" office:value="453646" table:style-name="ce37">
            <text:p>453,646</text:p>
          </table:table-cell>
          <table:table-cell office:value-type="float" office:value="228684" table:style-name="ce37">
            <text:p>228,684</text:p>
          </table:table-cell>
          <table:table-cell office:value-type="float" office:value="224962" table:style-name="ce37">
            <text:p>224,962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新竹縣</text:p>
          </table:table-cell>
          <table:table-cell office:value-type="float" office:value="203970" table:style-name="ce36">
            <text:p>203,970</text:p>
          </table:table-cell>
          <table:table-cell office:value-type="float" office:value="568516" table:style-name="ce37">
            <text:p>568,516</text:p>
          </table:table-cell>
          <table:table-cell office:value-type="float" office:value="290123" table:style-name="ce37">
            <text:p>290,123</text:p>
          </table:table-cell>
          <table:table-cell office:value-type="float" office:value="278393" table:style-name="ce37">
            <text:p>278,393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苗栗縣</text:p>
          </table:table-cell>
          <table:table-cell office:value-type="float" office:value="192657" table:style-name="ce36">
            <text:p>192,657</text:p>
          </table:table-cell>
          <table:table-cell office:value-type="float" office:value="543711" table:style-name="ce37">
            <text:p>543,711</text:p>
          </table:table-cell>
          <table:table-cell office:value-type="float" office:value="280302" table:style-name="ce37">
            <text:p>280,302</text:p>
          </table:table-cell>
          <table:table-cell office:value-type="float" office:value="263409" table:style-name="ce37">
            <text:p>263,409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彰化縣</text:p>
          </table:table-cell>
          <table:table-cell office:value-type="float" office:value="395694" table:style-name="ce36">
            <text:p>395,694</text:p>
          </table:table-cell>
          <table:table-cell office:value-type="float" office:value="1268766" table:style-name="ce37">
            <text:p>1,268,766</text:p>
          </table:table-cell>
          <table:table-cell office:value-type="float" office:value="645071" table:style-name="ce37">
            <text:p>645,071</text:p>
          </table:table-cell>
          <table:table-cell office:value-type="float" office:value="623695" table:style-name="ce37">
            <text:p>623,695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南投縣</text:p>
          </table:table-cell>
          <table:table-cell office:value-type="float" office:value="179539" table:style-name="ce36">
            <text:p>179,539</text:p>
          </table:table-cell>
          <table:table-cell office:value-type="float" office:value="492168" table:style-name="ce37">
            <text:p>492,168</text:p>
          </table:table-cell>
          <table:table-cell office:value-type="float" office:value="251563" table:style-name="ce37">
            <text:p>251,563</text:p>
          </table:table-cell>
          <table:table-cell office:value-type="float" office:value="240605" table:style-name="ce37">
            <text:p>240,605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3594" table:style-name="ce36">
            <text:p>243,594</text:p>
          </table:table-cell>
          <table:table-cell office:value-type="float" office:value="678589" table:style-name="ce37">
            <text:p>678,589</text:p>
          </table:table-cell>
          <table:table-cell office:value-type="float" office:value="351126" table:style-name="ce37">
            <text:p>351,126</text:p>
          </table:table-cell>
          <table:table-cell office:value-type="float" office:value="327463" table:style-name="ce37">
            <text:p>327,46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嘉義縣</text:p>
          </table:table-cell>
          <table:table-cell office:value-type="float" office:value="184422" table:style-name="ce36">
            <text:p>184,422</text:p>
          </table:table-cell>
          <table:table-cell office:value-type="float" office:value="500654" table:style-name="ce37">
            <text:p>500,654</text:p>
          </table:table-cell>
          <table:table-cell office:value-type="float" office:value="259801" table:style-name="ce37">
            <text:p>259,801</text:p>
          </table:table-cell>
          <table:table-cell office:value-type="float" office:value="240853" table:style-name="ce37">
            <text:p>240,85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91246" table:style-name="ce36">
            <text:p>291,246</text:p>
          </table:table-cell>
          <table:table-cell office:value-type="float" office:value="814895" table:style-name="ce37">
            <text:p>814,895</text:p>
          </table:table-cell>
          <table:table-cell office:value-type="float" office:value="415266" table:style-name="ce37">
            <text:p>415,266</text:p>
          </table:table-cell>
          <table:table-cell office:value-type="float" office:value="399629" table:style-name="ce37">
            <text:p>399,62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3556" table:style-name="ce36">
            <text:p>83,556</text:p>
          </table:table-cell>
          <table:table-cell office:value-type="float" office:value="215674" table:style-name="ce55">
            <text:p>215,674</text:p>
          </table:table-cell>
          <table:table-cell office:value-type="float" office:value="110893" table:style-name="ce37">
            <text:p>110,893</text:p>
          </table:table-cell>
          <table:table-cell office:value-type="float" office:value="104781" table:style-name="ce37">
            <text:p>104,78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7254" table:style-name="ce36">
            <text:p>127,254</text:p>
          </table:table-cell>
          <table:table-cell office:value-type="float" office:value="325018" table:style-name="ce37">
            <text:p>325,018</text:p>
          </table:table-cell>
          <table:table-cell office:value-type="float" office:value="164391" table:style-name="ce37">
            <text:p>164,391</text:p>
          </table:table-cell>
          <table:table-cell office:value-type="float" office:value="160627" table:style-name="ce37">
            <text:p>160,62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澎湖縣</text:p>
          </table:table-cell>
          <table:table-cell office:value-type="float" office:value="41429" table:style-name="ce36">
            <text:p>41,429</text:p>
          </table:table-cell>
          <table:table-cell office:value-type="float" office:value="105277" table:style-name="ce37">
            <text:p>105,277</text:p>
          </table:table-cell>
          <table:table-cell office:value-type="float" office:value="54148" table:style-name="ce37">
            <text:p>54,148</text:p>
          </table:table-cell>
          <table:table-cell office:value-type="float" office:value="51129" table:style-name="ce37">
            <text:p>51,12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基隆市</text:p>
          </table:table-cell>
          <table:table-cell office:value-type="float" office:value="155330" table:style-name="ce36">
            <text:p>155,330</text:p>
          </table:table-cell>
          <table:table-cell office:value-type="float" office:value="368184" table:style-name="ce37">
            <text:p>368,184</text:p>
          </table:table-cell>
          <table:table-cell office:value-type="float" office:value="183659" table:style-name="ce37">
            <text:p>183,659</text:p>
          </table:table-cell>
          <table:table-cell office:value-type="float" office:value="184525" table:style-name="ce37">
            <text:p>184,52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新竹市</text:p>
          </table:table-cell>
          <table:table-cell office:value-type="float" office:value="169772" table:style-name="ce36">
            <text:p>169,772</text:p>
          </table:table-cell>
          <table:table-cell office:value-type="float" office:value="450288" table:style-name="ce37">
            <text:p>450,288</text:p>
          </table:table-cell>
          <table:table-cell office:value-type="float" office:value="222066" table:style-name="ce37">
            <text:p>222,066</text:p>
          </table:table-cell>
          <table:table-cell office:value-type="float" office:value="228222" table:style-name="ce37">
            <text:p>228,22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101101" table:style-name="ce36">
            <text:p>101,101</text:p>
          </table:table-cell>
          <table:table-cell office:value-type="float" office:value="266668" table:style-name="ce37">
            <text:p>266,668</text:p>
          </table:table-cell>
          <table:table-cell office:value-type="float" office:value="129156" table:style-name="ce37">
            <text:p>129,156</text:p>
          </table:table-cell>
          <table:table-cell office:value-type="float" office:value="137512" table:style-name="ce37">
            <text:p>137,512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0">
            <text:p>福 建 省</text:p>
          </table:table-cell>
          <table:table-cell office:value-type="float" office:value="44921" table:style-name="ce57">
            <text:p>44,921</text:p>
          </table:table-cell>
          <table:table-cell office:value-type="float" office:value="152792" table:style-name="ce61">
            <text:p>152,792</text:p>
          </table:table-cell>
          <table:table-cell office:value-type="float" office:value="77234" table:style-name="ce61">
            <text:p>77,234</text:p>
          </table:table-cell>
          <table:table-cell office:value-type="float" office:value="75558" table:style-name="ce61">
            <text:p>75,55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41582" table:style-name="ce36">
            <text:p>41,582</text:p>
          </table:table-cell>
          <table:table-cell office:value-type="float" office:value="139703" table:style-name="ce37">
            <text:p>139,703</text:p>
          </table:table-cell>
          <table:table-cell office:value-type="float" office:value="69700" table:style-name="ce37">
            <text:p>69,700</text:p>
          </table:table-cell>
          <table:table-cell office:value-type="float" office:value="70003" table:style-name="ce37">
            <text:p>70,003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9">
            <text:p>連江縣</text:p>
          </table:table-cell>
          <table:table-cell office:value-type="float" office:value="3339" table:style-name="ce38">
            <text:p>3,339</text:p>
          </table:table-cell>
          <table:table-cell office:value-type="float" office:value="13089" table:style-name="ce39">
            <text:p>13,089</text:p>
          </table:table-cell>
          <table:table-cell office:value-type="float" office:value="7534" table:style-name="ce39">
            <text:p>7,534</text:p>
          </table:table-cell>
          <table:table-cell office:value-type="float" office:value="5555" table:style-name="ce39">
            <text:p>5,555</text:p>
          </table:table-cell>
          <table:table-cell table:number-columns-repeated="16379" table:style-name="ce1"/>
        </table:table-row>
        <table:table-row table:style-name="ro7">
          <table:table-cell table:style-name="ce87"/>
          <table:table-cell table:number-columns-repeated="2" table:style-name="ce30"/>
          <table:table-cell table:style-name="ce84"/>
          <table:table-cell office:value-type="string" table:style-name="ce94">
            <text:p><text:s text:c="7"/>內政部戶政司 民國109年9月8日編製</text:p>
          </table:table-cell>
          <table:table-cell table:style-name="ce84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0"/>
          <table:table-cell table:style-name="ce85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新北市</text:p>
          </table:table-cell>
          <table:table-cell office:value-type="float" office:value="1599805" table:formula="of:=SUM([.B5:.B33])" table:style-name="ce82">
            <text:p>1,599,805</text:p>
          </table:table-cell>
          <table:table-cell office:value-type="float" office:value="4028324" table:formula="of:=SUM([.C5:.C33])" table:style-name="ce79">
            <text:p>4,028,324</text:p>
          </table:table-cell>
          <table:table-cell office:value-type="float" office:value="1967412" table:formula="of:=SUM([.D5:.D33])" table:style-name="ce79">
            <text:p>1,967,412</text:p>
          </table:table-cell>
          <table:table-cell office:value-type="float" office:value="2060912" table:formula="of:=SUM([.E5:.E33])" table:style-name="ce83">
            <text:p>2,060,91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板橋區</text:p>
          </table:table-cell>
          <table:table-cell office:value-type="float" office:value="217058" table:formula="of:=['file:///D:/outlook%20moi2002/月報速報/02各月/10908/各月03(8月)(貼鄉鎮層級資料).xls'#'160'.G14]" table:style-name="ce9">
            <text:p>217,058</text:p>
          </table:table-cell>
          <table:table-cell office:value-type="float" office:value="557103" table:formula="of:=SUM([.D5:.E5])" table:style-name="ce11">
            <text:p>557,103</text:p>
          </table:table-cell>
          <table:table-cell office:value-type="float" office:value="270914" table:formula="of:=['file:///D:/outlook%20moi2002/月報速報/02各月/10908/各月03(8月)(貼鄉鎮層級資料).xls'#'160'.I14]" table:style-name="ce11">
            <text:p>270,914</text:p>
          </table:table-cell>
          <table:table-cell office:value-type="float" office:value="286189" table:formula="of:=['file:///D:/outlook%20moi2002/月報速報/02各月/10908/各月03(8月)(貼鄉鎮層級資料).xls'#'160'.I15]" table:style-name="ce23">
            <text:p>286,18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三重區</text:p>
          </table:table-cell>
          <table:table-cell office:value-type="float" office:value="154190" table:formula="of:=['file:///D:/outlook%20moi2002/月報速報/02各月/10908/各月03(8月)(貼鄉鎮層級資料).xls'#'160'.G17]" table:style-name="ce9">
            <text:p>154,190</text:p>
          </table:table-cell>
          <table:table-cell office:value-type="float" office:value="385710" table:formula="of:=SUM([.D6:.E6])" table:style-name="ce11">
            <text:p>385,710</text:p>
          </table:table-cell>
          <table:table-cell office:value-type="float" office:value="189098" table:formula="of:=['file:///D:/outlook%20moi2002/月報速報/02各月/10908/各月03(8月)(貼鄉鎮層級資料).xls'#'160'.I17]" table:style-name="ce11">
            <text:p>189,098</text:p>
          </table:table-cell>
          <table:table-cell office:value-type="float" office:value="196612" table:formula="of:=['file:///D:/outlook%20moi2002/月報速報/02各月/10908/各月03(8月)(貼鄉鎮層級資料).xls'#'160'.I18]" table:style-name="ce23">
            <text:p>196,61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中和區</text:p>
          </table:table-cell>
          <table:table-cell office:value-type="float" office:value="168576" table:formula="of:=['file:///D:/outlook%20moi2002/月報速報/02各月/10908/各月03(8月)(貼鄉鎮層級資料).xls'#'160'.G20]" table:style-name="ce9">
            <text:p>168,576</text:p>
          </table:table-cell>
          <table:table-cell office:value-type="float" office:value="412151" table:formula="of:=SUM([.D7:.E7])" table:style-name="ce11">
            <text:p>412,151</text:p>
          </table:table-cell>
          <table:table-cell office:value-type="float" office:value="199289" table:formula="of:=['file:///D:/outlook%20moi2002/月報速報/02各月/10908/各月03(8月)(貼鄉鎮層級資料).xls'#'160'.I20]" table:style-name="ce11">
            <text:p>199,289</text:p>
          </table:table-cell>
          <table:table-cell office:value-type="float" office:value="212862" table:formula="of:=['file:///D:/outlook%20moi2002/月報速報/02各月/10908/各月03(8月)(貼鄉鎮層級資料).xls'#'160'.I21]" table:style-name="ce23">
            <text:p>212,86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永和區</text:p>
          </table:table-cell>
          <table:table-cell office:value-type="float" office:value="91646" table:formula="of:=['file:///D:/outlook%20moi2002/月報速報/02各月/10908/各月03(8月)(貼鄉鎮層級資料).xls'#'160'.G23]" table:style-name="ce9">
            <text:p>91,646</text:p>
          </table:table-cell>
          <table:table-cell office:value-type="float" office:value="219756" table:formula="of:=SUM([.D8:.E8])" table:style-name="ce11">
            <text:p>219,756</text:p>
          </table:table-cell>
          <table:table-cell office:value-type="float" office:value="104027" table:formula="of:=['file:///D:/outlook%20moi2002/月報速報/02各月/10908/各月03(8月)(貼鄉鎮層級資料).xls'#'160'.I23]" table:style-name="ce11">
            <text:p>104,027</text:p>
          </table:table-cell>
          <table:table-cell office:value-type="float" office:value="115729" table:formula="of:=['file:///D:/outlook%20moi2002/月報速報/02各月/10908/各月03(8月)(貼鄉鎮層級資料).xls'#'160'.I24]" table:style-name="ce23">
            <text:p>115,72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莊區</text:p>
          </table:table-cell>
          <table:table-cell office:value-type="float" office:value="159804" table:formula="of:=['file:///D:/outlook%20moi2002/月報速報/02各月/10908/各月03(8月)(貼鄉鎮層級資料).xls'#'160'.G26]" table:style-name="ce9">
            <text:p>159,804</text:p>
          </table:table-cell>
          <table:table-cell office:value-type="float" office:value="421855" table:formula="of:=SUM([.D9:.E9])" table:style-name="ce11">
            <text:p>421,855</text:p>
          </table:table-cell>
          <table:table-cell office:value-type="float" office:value="205569" table:formula="of:=['file:///D:/outlook%20moi2002/月報速報/02各月/10908/各月03(8月)(貼鄉鎮層級資料).xls'#'160'.I26]" table:style-name="ce11">
            <text:p>205,569</text:p>
          </table:table-cell>
          <table:table-cell office:value-type="float" office:value="216286" table:formula="of:=['file:///D:/outlook%20moi2002/月報速報/02各月/10908/各月03(8月)(貼鄉鎮層級資料).xls'#'160'.I27]" table:style-name="ce23">
            <text:p>216,2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30049" table:formula="of:=['file:///D:/outlook%20moi2002/月報速報/02各月/10908/各月03(8月)(貼鄉鎮層級資料).xls'#'160'.G29]" table:style-name="ce9">
            <text:p>130,049</text:p>
          </table:table-cell>
          <table:table-cell office:value-type="float" office:value="303810" table:formula="of:=SUM([.D10:.E10])" table:style-name="ce11">
            <text:p>303,810</text:p>
          </table:table-cell>
          <table:table-cell office:value-type="float" office:value="145675" table:formula="of:=['file:///D:/outlook%20moi2002/月報速報/02各月/10908/各月03(8月)(貼鄉鎮層級資料).xls'#'160'.I29]" table:style-name="ce11">
            <text:p>145,675</text:p>
          </table:table-cell>
          <table:table-cell office:value-type="float" office:value="158135" table:formula="of:=['file:///D:/outlook%20moi2002/月報速報/02各月/10908/各月03(8月)(貼鄉鎮層級資料).xls'#'160'.I30]" table:style-name="ce23">
            <text:p>158,1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7485" table:formula="of:=['file:///D:/outlook%20moi2002/月報速報/02各月/10908/各月03(8月)(貼鄉鎮層級資料).xls'#'160'.G32]" table:style-name="ce9">
            <text:p>67,485</text:p>
          </table:table-cell>
          <table:table-cell office:value-type="float" office:value="183704" table:formula="of:=SUM([.D11:.E11])" table:style-name="ce11">
            <text:p>183,704</text:p>
          </table:table-cell>
          <table:table-cell office:value-type="float" office:value="91523" table:formula="of:=['file:///D:/outlook%20moi2002/月報速報/02各月/10908/各月03(8月)(貼鄉鎮層級資料).xls'#'160'.I32]" table:style-name="ce11">
            <text:p>91,523</text:p>
          </table:table-cell>
          <table:table-cell office:value-type="float" office:value="92181" table:formula="of:=['file:///D:/outlook%20moi2002/月報速報/02各月/10908/各月03(8月)(貼鄉鎮層級資料).xls'#'160'.I33]" table:style-name="ce23">
            <text:p>92,1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31701" table:formula="of:=['file:///D:/outlook%20moi2002/月報速報/02各月/10908/各月03(8月)(貼鄉鎮層級資料).xls'#'160'.G35]" table:style-name="ce9">
            <text:p>31,701</text:p>
          </table:table-cell>
          <table:table-cell office:value-type="float" office:value="87556" table:formula="of:=SUM([.D12:.E12])" table:style-name="ce11">
            <text:p>87,556</text:p>
          </table:table-cell>
          <table:table-cell office:value-type="float" office:value="43852" table:formula="of:=['file:///D:/outlook%20moi2002/月報速報/02各月/10908/各月03(8月)(貼鄉鎮層級資料).xls'#'160'.I35]" table:style-name="ce11">
            <text:p>43,852</text:p>
          </table:table-cell>
          <table:table-cell office:value-type="float" office:value="43704" table:formula="of:=['file:///D:/outlook%20moi2002/月報速報/02各月/10908/各月03(8月)(貼鄉鎮層級資料).xls'#'160'.I36]" table:style-name="ce23">
            <text:p>43,7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4463" table:formula="of:=['file:///D:/outlook%20moi2002/月報速報/02各月/10908/各月03(8月)(貼鄉鎮層級資料).xls'#'160'.G38]" table:style-name="ce9">
            <text:p>44,463</text:p>
          </table:table-cell>
          <table:table-cell office:value-type="float" office:value="116977" table:formula="of:=SUM([.D13:.E13])" table:style-name="ce11">
            <text:p>116,977</text:p>
          </table:table-cell>
          <table:table-cell office:value-type="float" office:value="58445" table:formula="of:=['file:///D:/outlook%20moi2002/月報速報/02各月/10908/各月03(8月)(貼鄉鎮層級資料).xls'#'160'.I38]" table:style-name="ce11">
            <text:p>58,445</text:p>
          </table:table-cell>
          <table:table-cell office:value-type="float" office:value="58532" table:formula="of:=['file:///D:/outlook%20moi2002/月報速報/02各月/10908/各月03(8月)(貼鄉鎮層級資料).xls'#'160'.I39]" table:style-name="ce23">
            <text:p>58,5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82177" table:formula="of:=['file:///D:/outlook%20moi2002/月報速報/02各月/10908/各月03(8月)(貼鄉鎮層級資料).xls'#'160'.G41]" table:style-name="ce9">
            <text:p>82,177</text:p>
          </table:table-cell>
          <table:table-cell office:value-type="float" office:value="181934" table:formula="of:=SUM([.D14:.E14])" table:style-name="ce11">
            <text:p>181,934</text:p>
          </table:table-cell>
          <table:table-cell office:value-type="float" office:value="86993" table:formula="of:=['file:///D:/outlook%20moi2002/月報速報/02各月/10908/各月03(8月)(貼鄉鎮層級資料).xls'#'160'.I41]" table:style-name="ce11">
            <text:p>86,993</text:p>
          </table:table-cell>
          <table:table-cell office:value-type="float" office:value="94941" table:formula="of:=['file:///D:/outlook%20moi2002/月報速報/02各月/10908/各月03(8月)(貼鄉鎮層級資料).xls'#'160'.I42]" table:style-name="ce23">
            <text:p>94,9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90814" table:formula="of:=['file:///D:/outlook%20moi2002/月報速報/02各月/10908/各月03(8月)(貼鄉鎮層級資料).xls'#'160'.G44]" table:style-name="ce9">
            <text:p>90,814</text:p>
          </table:table-cell>
          <table:table-cell office:value-type="float" office:value="205351" table:formula="of:=SUM([.D15:.E15])" table:style-name="ce11">
            <text:p>205,351</text:p>
          </table:table-cell>
          <table:table-cell office:value-type="float" office:value="99919" table:formula="of:=['file:///D:/outlook%20moi2002/月報速報/02各月/10908/各月03(8月)(貼鄉鎮層級資料).xls'#'160'.I44]" table:style-name="ce11">
            <text:p>99,919</text:p>
          </table:table-cell>
          <table:table-cell office:value-type="float" office:value="105432" table:formula="of:=['file:///D:/outlook%20moi2002/月報速報/02各月/10908/各月03(8月)(貼鄉鎮層級資料).xls'#'160'.I45]" table:style-name="ce23">
            <text:p>105,4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75" table:formula="of:=['file:///D:/outlook%20moi2002/月報速報/02各月/10908/各月03(8月)(貼鄉鎮層級資料).xls'#'160'.G47]" table:style-name="ce9">
            <text:p>16,175</text:p>
          </table:table-cell>
          <table:table-cell office:value-type="float" office:value="39188" table:formula="of:=SUM([.D16:.E16])" table:style-name="ce11">
            <text:p>39,188</text:p>
          </table:table-cell>
          <table:table-cell office:value-type="float" office:value="19796" table:formula="of:=['file:///D:/outlook%20moi2002/月報速報/02各月/10908/各月03(8月)(貼鄉鎮層級資料).xls'#'160'.I47]" table:style-name="ce11">
            <text:p>19,796</text:p>
          </table:table-cell>
          <table:table-cell office:value-type="float" office:value="19392" table:formula="of:=['file:///D:/outlook%20moi2002/月報速報/02各月/10908/各月03(8月)(貼鄉鎮層級資料).xls'#'160'.I48]" table:style-name="ce23">
            <text:p>19,3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9158" table:formula="of:=['file:///D:/outlook%20moi2002/月報速報/02各月/10908/各月03(8月)(貼鄉鎮層級資料).xls'#'160'.G50]" table:style-name="ce9">
            <text:p>89,158</text:p>
          </table:table-cell>
          <table:table-cell office:value-type="float" office:value="238096" table:formula="of:=SUM([.D17:.E17])" table:style-name="ce11">
            <text:p>238,096</text:p>
          </table:table-cell>
          <table:table-cell office:value-type="float" office:value="117104" table:formula="of:=['file:///D:/outlook%20moi2002/月報速報/02各月/10908/各月03(8月)(貼鄉鎮層級資料).xls'#'160'.I50]" table:style-name="ce11">
            <text:p>117,104</text:p>
          </table:table-cell>
          <table:table-cell office:value-type="float" office:value="120992" table:formula="of:=['file:///D:/outlook%20moi2002/月報速報/02各月/10908/各月03(8月)(貼鄉鎮層級資料).xls'#'160'.I51]" table:style-name="ce23">
            <text:p>120,9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3180" table:formula="of:=['file:///D:/outlook%20moi2002/月報速報/02各月/10908/各月03(8月)(貼鄉鎮層級資料).xls'#'160'.G53]" table:style-name="ce9">
            <text:p>73,180</text:p>
          </table:table-cell>
          <table:table-cell office:value-type="float" office:value="202390" table:formula="of:=SUM([.D18:.E18])" table:style-name="ce11">
            <text:p>202,390</text:p>
          </table:table-cell>
          <table:table-cell office:value-type="float" office:value="99072" table:formula="of:=['file:///D:/outlook%20moi2002/月報速報/02各月/10908/各月03(8月)(貼鄉鎮層級資料).xls'#'160'.I53]" table:style-name="ce11">
            <text:p>99,072</text:p>
          </table:table-cell>
          <table:table-cell office:value-type="float" office:value="103318" table:formula="of:=['file:///D:/outlook%20moi2002/月報速報/02各月/10908/各月03(8月)(貼鄉鎮層級資料).xls'#'160'.I54]" table:style-name="ce23">
            <text:p>103,3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4308" table:formula="of:=['file:///D:/outlook%20moi2002/月報速報/02各月/10908/各月03(8月)(貼鄉鎮層級資料).xls'#'160'.G56]" table:style-name="ce9">
            <text:p>34,308</text:p>
          </table:table-cell>
          <table:table-cell office:value-type="float" office:value="89041" table:formula="of:=SUM([.D19:.E19])" table:style-name="ce11">
            <text:p>89,041</text:p>
          </table:table-cell>
          <table:table-cell office:value-type="float" office:value="44820" table:formula="of:=['file:///D:/outlook%20moi2002/月報速報/02各月/10908/各月03(8月)(貼鄉鎮層級資料).xls'#'160'.I56]" table:style-name="ce11">
            <text:p>44,820</text:p>
          </table:table-cell>
          <table:table-cell office:value-type="float" office:value="44221" table:formula="of:=['file:///D:/outlook%20moi2002/月報速報/02各月/10908/各月03(8月)(貼鄉鎮層級資料).xls'#'160'.I57]" table:style-name="ce23">
            <text:p>44,2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965" table:formula="of:=['file:///D:/outlook%20moi2002/月報速報/02各月/10908/各月03(8月)(貼鄉鎮層級資料).xls'#'160'.G59]" table:style-name="ce9">
            <text:p>28,965</text:p>
          </table:table-cell>
          <table:table-cell office:value-type="float" office:value="78573" table:formula="of:=SUM([.D20:.E20])" table:style-name="ce11">
            <text:p>78,573</text:p>
          </table:table-cell>
          <table:table-cell office:value-type="float" office:value="38730" table:formula="of:=['file:///D:/outlook%20moi2002/月報速報/02各月/10908/各月03(8月)(貼鄉鎮層級資料).xls'#'160'.I59]" table:style-name="ce11">
            <text:p>38,730</text:p>
          </table:table-cell>
          <table:table-cell office:value-type="float" office:value="39843" table:formula="of:=['file:///D:/outlook%20moi2002/月報速報/02各月/10908/各月03(8月)(貼鄉鎮層級資料).xls'#'160'.I60]" table:style-name="ce23">
            <text:p>39,8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7996" table:formula="of:=['file:///D:/outlook%20moi2002/月報速報/02各月/10908/各月03(8月)(貼鄉鎮層級資料).xls'#'160'.G62]" table:style-name="ce9">
            <text:p>47,996</text:p>
          </table:table-cell>
          <table:table-cell office:value-type="float" office:value="119226" table:formula="of:=SUM([.D21:.E21])" table:style-name="ce11">
            <text:p>119,226</text:p>
          </table:table-cell>
          <table:table-cell office:value-type="float" office:value="57987" table:formula="of:=['file:///D:/outlook%20moi2002/月報速報/02各月/10908/各月03(8月)(貼鄉鎮層級資料).xls'#'160'.I62]" table:style-name="ce11">
            <text:p>57,987</text:p>
          </table:table-cell>
          <table:table-cell office:value-type="float" office:value="61239" table:formula="of:=['file:///D:/outlook%20moi2002/月報速報/02各月/10908/各月03(8月)(貼鄉鎮層級資料).xls'#'160'.I63]" table:style-name="ce23">
            <text:p>61,2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797" table:formula="of:=['file:///D:/outlook%20moi2002/月報速報/02各月/10908/各月03(8月)(貼鄉鎮層級資料).xls'#'160'.G65]" table:style-name="ce9">
            <text:p>9,797</text:p>
          </table:table-cell>
          <table:table-cell office:value-type="float" office:value="23793" table:formula="of:=SUM([.D22:.E22])" table:style-name="ce11">
            <text:p>23,793</text:p>
          </table:table-cell>
          <table:table-cell office:value-type="float" office:value="11878" table:formula="of:=['file:///D:/outlook%20moi2002/月報速報/02各月/10908/各月03(8月)(貼鄉鎮層級資料).xls'#'160'.I65]" table:style-name="ce11">
            <text:p>11,878</text:p>
          </table:table-cell>
          <table:table-cell office:value-type="float" office:value="11915" table:formula="of:=['file:///D:/outlook%20moi2002/月報速報/02各月/10908/各月03(8月)(貼鄉鎮層級資料).xls'#'160'.I66]" table:style-name="ce23">
            <text:p>11,9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407" table:formula="of:=['file:///D:/outlook%20moi2002/月報速報/02各月/10908/各月03(8月)(貼鄉鎮層級資料).xls'#'160'.G68]" table:style-name="ce9">
            <text:p>3,407</text:p>
          </table:table-cell>
          <table:table-cell office:value-type="float" office:value="7573" table:formula="of:=SUM([.D23:.E23])" table:style-name="ce11">
            <text:p>7,573</text:p>
          </table:table-cell>
          <table:table-cell office:value-type="float" office:value="4137" table:formula="of:=['file:///D:/outlook%20moi2002/月報速報/02各月/10908/各月03(8月)(貼鄉鎮層級資料).xls'#'160'.I68]" table:style-name="ce11">
            <text:p>4,137</text:p>
          </table:table-cell>
          <table:table-cell office:value-type="float" office:value="3436" table:formula="of:=['file:///D:/outlook%20moi2002/月報速報/02各月/10908/各月03(8月)(貼鄉鎮層級資料).xls'#'160'.I69]" table:style-name="ce23">
            <text:p>3,4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40" table:formula="of:=['file:///D:/outlook%20moi2002/月報速報/02各月/10908/各月03(8月)(貼鄉鎮層級資料).xls'#'160'.G71]" table:style-name="ce9">
            <text:p>2,540</text:p>
          </table:table-cell>
          <table:table-cell office:value-type="float" office:value="6684" table:formula="of:=SUM([.D24:.E24])" table:style-name="ce11">
            <text:p>6,684</text:p>
          </table:table-cell>
          <table:table-cell office:value-type="float" office:value="3640" table:formula="of:=['file:///D:/outlook%20moi2002/月報速報/02各月/10908/各月03(8月)(貼鄉鎮層級資料).xls'#'160'.I71]" table:style-name="ce11">
            <text:p>3,640</text:p>
          </table:table-cell>
          <table:table-cell office:value-type="float" office:value="3044" table:formula="of:=['file:///D:/outlook%20moi2002/月報速報/02各月/10908/各月03(8月)(貼鄉鎮層級資料).xls'#'160'.I72]" table:style-name="ce23">
            <text:p>3,0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608" table:formula="of:=['file:///D:/outlook%20moi2002/月報速報/02各月/10908/各月03(8月)(貼鄉鎮層級資料).xls'#'160'.G74]" table:style-name="ce9">
            <text:p>9,608</text:p>
          </table:table-cell>
          <table:table-cell office:value-type="float" office:value="22616" table:formula="of:=SUM([.D25:.E25])" table:style-name="ce11">
            <text:p>22,616</text:p>
          </table:table-cell>
          <table:table-cell office:value-type="float" office:value="11615" table:formula="of:=['file:///D:/outlook%20moi2002/月報速報/02各月/10908/各月03(8月)(貼鄉鎮層級資料).xls'#'160'.I74]" table:style-name="ce11">
            <text:p>11,615</text:p>
          </table:table-cell>
          <table:table-cell office:value-type="float" office:value="11001" table:formula="of:=['file:///D:/outlook%20moi2002/月報速報/02各月/10908/各月03(8月)(貼鄉鎮層級資料).xls'#'160'.I75]" table:style-name="ce23">
            <text:p>11,0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50" table:formula="of:=['file:///D:/outlook%20moi2002/月報速報/02各月/10908/各月03(8月)(貼鄉鎮層級資料).xls'#'160'.G77]" table:style-name="ce9">
            <text:p>4,250</text:p>
          </table:table-cell>
          <table:table-cell office:value-type="float" office:value="11560" table:formula="of:=SUM([.D26:.E26])" table:style-name="ce11">
            <text:p>11,560</text:p>
          </table:table-cell>
          <table:table-cell office:value-type="float" office:value="6013" table:formula="of:=['file:///D:/outlook%20moi2002/月報速報/02各月/10908/各月03(8月)(貼鄉鎮層級資料).xls'#'160'.I77]" table:style-name="ce11">
            <text:p>6,013</text:p>
          </table:table-cell>
          <table:table-cell office:value-type="float" office:value="5547" table:formula="of:=['file:///D:/outlook%20moi2002/月報速報/02各月/10908/各月03(8月)(貼鄉鎮層級資料).xls'#'160'.I78]" table:style-name="ce23">
            <text:p>5,5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5443" table:formula="of:=['file:///D:/outlook%20moi2002/月報速報/02各月/10908/各月03(8月)(貼鄉鎮層級資料).xls'#'160'.G80]" table:style-name="ce9">
            <text:p>15,443</text:p>
          </table:table-cell>
          <table:table-cell office:value-type="float" office:value="39606" table:formula="of:=SUM([.D27:.E27])" table:style-name="ce11">
            <text:p>39,606</text:p>
          </table:table-cell>
          <table:table-cell office:value-type="float" office:value="19761" table:formula="of:=['file:///D:/outlook%20moi2002/月報速報/02各月/10908/各月03(8月)(貼鄉鎮層級資料).xls'#'160'.I80]" table:style-name="ce11">
            <text:p>19,761</text:p>
          </table:table-cell>
          <table:table-cell office:value-type="float" office:value="19845" table:formula="of:=['file:///D:/outlook%20moi2002/月報速報/02各月/10908/各月03(8月)(貼鄉鎮層級資料).xls'#'160'.I81]" table:style-name="ce23">
            <text:p>19,8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267" table:formula="of:=['file:///D:/outlook%20moi2002/月報速報/02各月/10908/各月03(8月)(貼鄉鎮層級資料).xls'#'160'.G83]" table:style-name="ce9">
            <text:p>2,267</text:p>
          </table:table-cell>
          <table:table-cell office:value-type="float" office:value="4451" table:formula="of:=SUM([.D28:.E28])" table:style-name="ce11">
            <text:p>4,451</text:p>
          </table:table-cell>
          <table:table-cell office:value-type="float" office:value="2488" table:formula="of:=['file:///D:/outlook%20moi2002/月報速報/02各月/10908/各月03(8月)(貼鄉鎮層級資料).xls'#'160'.I83]" table:style-name="ce11">
            <text:p>2,488</text:p>
          </table:table-cell>
          <table:table-cell office:value-type="float" office:value="1963" table:formula="of:=['file:///D:/outlook%20moi2002/月報速報/02各月/10908/各月03(8月)(貼鄉鎮層級資料).xls'#'160'.I84]" table:style-name="ce23">
            <text:p>1,9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748" table:formula="of:=['file:///D:/outlook%20moi2002/月報速報/02各月/10908/各月03(8月)(貼鄉鎮層級資料).xls'#'160'.G86]" table:style-name="ce9">
            <text:p>3,748</text:p>
          </table:table-cell>
          <table:table-cell office:value-type="float" office:value="8502" table:formula="of:=SUM([.D29:.E29])" table:style-name="ce11">
            <text:p>8,502</text:p>
          </table:table-cell>
          <table:table-cell office:value-type="float" office:value="4613" table:formula="of:=['file:///D:/outlook%20moi2002/月報速報/02各月/10908/各月03(8月)(貼鄉鎮層級資料).xls'#'160'.I86]" table:style-name="ce11">
            <text:p>4,613</text:p>
          </table:table-cell>
          <table:table-cell office:value-type="float" office:value="3889" table:formula="of:=['file:///D:/outlook%20moi2002/月報速報/02各月/10908/各月03(8月)(貼鄉鎮層級資料).xls'#'160'.I87]" table:style-name="ce23">
            <text:p>3,8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358" table:formula="of:=['file:///D:/outlook%20moi2002/月報速報/02各月/10908/各月03(8月)(貼鄉鎮層級資料).xls'#'160'.G89]" table:style-name="ce9">
            <text:p>4,358</text:p>
          </table:table-cell>
          <table:table-cell office:value-type="float" office:value="11842" table:formula="of:=SUM([.D30:.E30])" table:style-name="ce11">
            <text:p>11,842</text:p>
          </table:table-cell>
          <table:table-cell office:value-type="float" office:value="6060" table:formula="of:=['file:///D:/outlook%20moi2002/月報速報/02各月/10908/各月03(8月)(貼鄉鎮層級資料).xls'#'160'.I89]" table:style-name="ce11">
            <text:p>6,060</text:p>
          </table:table-cell>
          <table:table-cell office:value-type="float" office:value="5782" table:formula="of:=['file:///D:/outlook%20moi2002/月報速報/02各月/10908/各月03(8月)(貼鄉鎮層級資料).xls'#'160'.I90]" table:style-name="ce23">
            <text:p>5,7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191" table:formula="of:=['file:///D:/outlook%20moi2002/月報速報/02各月/10908/各月03(8月)(貼鄉鎮層級資料).xls'#'160'.G92]" table:style-name="ce9">
            <text:p>7,191</text:p>
          </table:table-cell>
          <table:table-cell office:value-type="float" office:value="21193" table:formula="of:=SUM([.D31:.E31])" table:style-name="ce11">
            <text:p>21,193</text:p>
          </table:table-cell>
          <table:table-cell office:value-type="float" office:value="10409" table:formula="of:=['file:///D:/outlook%20moi2002/月報速報/02各月/10908/各月03(8月)(貼鄉鎮層級資料).xls'#'160'.I92]" table:style-name="ce11">
            <text:p>10,409</text:p>
          </table:table-cell>
          <table:table-cell office:value-type="float" office:value="10784" table:formula="of:=['file:///D:/outlook%20moi2002/月報速報/02各月/10908/各月03(8月)(貼鄉鎮層級資料).xls'#'160'.I93]" table:style-name="ce23">
            <text:p>10,7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535" table:formula="of:=['file:///D:/outlook%20moi2002/月報速報/02各月/10908/各月03(8月)(貼鄉鎮層級資料).xls'#'160'.G95]" table:style-name="ce9">
            <text:p>7,535</text:p>
          </table:table-cell>
          <table:table-cell office:value-type="float" office:value="21715" table:formula="of:=SUM([.D32:.E32])" table:style-name="ce11">
            <text:p>21,715</text:p>
          </table:table-cell>
          <table:table-cell office:value-type="float" office:value="10873" table:formula="of:=['file:///D:/outlook%20moi2002/月報速報/02各月/10908/各月03(8月)(貼鄉鎮層級資料).xls'#'160'.I95]" table:style-name="ce11">
            <text:p>10,873</text:p>
          </table:table-cell>
          <table:table-cell office:value-type="float" office:value="10842" table:formula="of:=['file:///D:/outlook%20moi2002/月報速報/02各月/10908/各月03(8月)(貼鄉鎮層級資料).xls'#'160'.I96]" table:style-name="ce23">
            <text:p>10,842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※烏來區</text:p>
          </table:table-cell>
          <table:table-cell office:value-type="float" office:value="1916" table:formula="of:=['file:///D:/outlook%20moi2002/月報速報/02各月/10908/各月03(8月)(貼鄉鎮層級資料).xls'#'160'.G98]" table:style-name="ce16">
            <text:p>1,916</text:p>
          </table:table-cell>
          <table:table-cell office:value-type="float" office:value="6368" table:formula="of:=SUM([.D33:.E33])" table:style-name="ce18">
            <text:p>6,368</text:p>
          </table:table-cell>
          <table:table-cell office:value-type="float" office:value="3112" table:formula="of:=['file:///D:/outlook%20moi2002/月報速報/02各月/10908/各月03(8月)(貼鄉鎮層級資料).xls'#'160'.I98]" table:style-name="ce18">
            <text:p>3,112</text:p>
          </table:table-cell>
          <table:table-cell office:value-type="float" office:value="3256" table:formula="of:=['file:///D:/outlook%20moi2002/月報速報/02各月/10908/各月03(8月)(貼鄉鎮層級資料).xls'#'160'.I99]" table:style-name="ce19">
            <text:p>3,256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北市</text:p>
          </table:table-cell>
          <table:table-cell office:value-type="float" office:value="1061368" table:style-name="ce71">
            <text:p>1,061,368</text:p>
          </table:table-cell>
          <table:table-cell office:value-type="float" office:value="2615642" table:style-name="ce79">
            <text:p>2,615,642</text:p>
          </table:table-cell>
          <table:table-cell office:value-type="float" office:value="1245157" table:style-name="ce79">
            <text:p>1,245,157</text:p>
          </table:table-cell>
          <table:table-cell office:value-type="float" office:value="1370485" table:style-name="ce73">
            <text:p>1,370,4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1035" table:style-name="ce52">
            <text:p>81,035</text:p>
          </table:table-cell>
          <table:table-cell office:value-type="float" office:value="201403" table:style-name="ce11">
            <text:p>201,403</text:p>
          </table:table-cell>
          <table:table-cell office:value-type="float" office:value="94101" table:style-name="ce11">
            <text:p>94,101</text:p>
          </table:table-cell>
          <table:table-cell office:value-type="float" office:value="107302" table:style-name="ce10">
            <text:p>107,3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9132" table:style-name="ce52">
            <text:p>89,132</text:p>
          </table:table-cell>
          <table:table-cell office:value-type="float" office:value="216743" table:style-name="ce11">
            <text:p>216,743</text:p>
          </table:table-cell>
          <table:table-cell office:value-type="float" office:value="102870" table:style-name="ce11">
            <text:p>102,870</text:p>
          </table:table-cell>
          <table:table-cell office:value-type="float" office:value="113873" table:style-name="ce10">
            <text:p>113,8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1420" table:style-name="ce52">
            <text:p>121,420</text:p>
          </table:table-cell>
          <table:table-cell office:value-type="float" office:value="304088" table:style-name="ce11">
            <text:p>304,088</text:p>
          </table:table-cell>
          <table:table-cell office:value-type="float" office:value="141527" table:style-name="ce11">
            <text:p>141,527</text:p>
          </table:table-cell>
          <table:table-cell office:value-type="float" office:value="162561" table:style-name="ce10">
            <text:p>162,5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100900" table:style-name="ce52">
            <text:p>100,900</text:p>
          </table:table-cell>
          <table:table-cell office:value-type="float" office:value="225321" table:style-name="ce11">
            <text:p>225,321</text:p>
          </table:table-cell>
          <table:table-cell office:value-type="float" office:value="104454" table:style-name="ce11">
            <text:p>104,454</text:p>
          </table:table-cell>
          <table:table-cell office:value-type="float" office:value="120867" table:style-name="ce10">
            <text:p>120,8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782" table:style-name="ce52">
            <text:p>65,782</text:p>
          </table:table-cell>
          <table:table-cell office:value-type="float" office:value="156030" table:style-name="ce11">
            <text:p>156,030</text:p>
          </table:table-cell>
          <table:table-cell office:value-type="float" office:value="74308" table:style-name="ce11">
            <text:p>74,308</text:p>
          </table:table-cell>
          <table:table-cell office:value-type="float" office:value="81722" table:style-name="ce10">
            <text:p>81,7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2045" table:style-name="ce52">
            <text:p>52,045</text:p>
          </table:table-cell>
          <table:table-cell office:value-type="float" office:value="124580" table:style-name="ce11">
            <text:p>124,580</text:p>
          </table:table-cell>
          <table:table-cell office:value-type="float" office:value="60366" table:style-name="ce11">
            <text:p>60,366</text:p>
          </table:table-cell>
          <table:table-cell office:value-type="float" office:value="64214" table:style-name="ce10">
            <text:p>64,2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9334" table:style-name="ce52">
            <text:p>79,334</text:p>
          </table:table-cell>
          <table:table-cell office:value-type="float" office:value="184296" table:style-name="ce11">
            <text:p>184,296</text:p>
          </table:table-cell>
          <table:table-cell office:value-type="float" office:value="90215" table:style-name="ce11">
            <text:p>90,215</text:p>
          </table:table-cell>
          <table:table-cell office:value-type="float" office:value="94081" table:style-name="ce10">
            <text:p>94,0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7598" table:style-name="ce52">
            <text:p>107,598</text:p>
          </table:table-cell>
          <table:table-cell office:value-type="float" office:value="269156" table:style-name="ce11">
            <text:p>269,156</text:p>
          </table:table-cell>
          <table:table-cell office:value-type="float" office:value="128614" table:style-name="ce11">
            <text:p>128,614</text:p>
          </table:table-cell>
          <table:table-cell office:value-type="float" office:value="140542" table:style-name="ce10">
            <text:p>140,5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8036" table:style-name="ce52">
            <text:p>48,036</text:p>
          </table:table-cell>
          <table:table-cell office:value-type="float" office:value="119413" table:style-name="ce11">
            <text:p>119,413</text:p>
          </table:table-cell>
          <table:table-cell office:value-type="float" office:value="58280" table:style-name="ce11">
            <text:p>58,280</text:p>
          </table:table-cell>
          <table:table-cell office:value-type="float" office:value="61133" table:style-name="ce10">
            <text:p>61,1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9817" table:style-name="ce52">
            <text:p>109,817</text:p>
          </table:table-cell>
          <table:table-cell office:value-type="float" office:value="283393" table:style-name="ce11">
            <text:p>283,393</text:p>
          </table:table-cell>
          <table:table-cell office:value-type="float" office:value="135039" table:style-name="ce11">
            <text:p>135,039</text:p>
          </table:table-cell>
          <table:table-cell office:value-type="float" office:value="148354" table:style-name="ce10">
            <text:p>148,3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8098" table:style-name="ce52">
            <text:p>108,098</text:p>
          </table:table-cell>
          <table:table-cell office:value-type="float" office:value="280042" table:style-name="ce11">
            <text:p>280,042</text:p>
          </table:table-cell>
          <table:table-cell office:value-type="float" office:value="134821" table:style-name="ce11">
            <text:p>134,821</text:p>
          </table:table-cell>
          <table:table-cell office:value-type="float" office:value="145221" table:style-name="ce10">
            <text:p>145,221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8171" table:style-name="ce53">
            <text:p>98,171</text:p>
          </table:table-cell>
          <table:table-cell office:value-type="float" office:value="251177" table:style-name="ce18">
            <text:p>251,177</text:p>
          </table:table-cell>
          <table:table-cell office:value-type="float" office:value="120562" table:style-name="ce18">
            <text:p>120,562</text:p>
          </table:table-cell>
          <table:table-cell office:value-type="float" office:value="130615" table:style-name="ce17">
            <text:p>130,615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office:string-value="中華民國109年8月底" table:formula="of:=[總計.C1]" table:style-name="ce86">
            <text:p>中華民國109年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桃園市</text:p>
          </table:table-cell>
          <table:table-cell office:value-type="float" office:value="839809" table:style-name="ce71">
            <text:p>839,809</text:p>
          </table:table-cell>
          <table:table-cell office:value-type="float" office:value="2262440" table:style-name="ce79">
            <text:p>2,262,440</text:p>
          </table:table-cell>
          <table:table-cell office:value-type="float" office:value="1121530" table:style-name="ce79">
            <text:p>1,121,530</text:p>
          </table:table-cell>
          <table:table-cell office:value-type="float" office:value="1140910" table:style-name="ce83">
            <text:p>1,140,910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76330" table:style-name="ce52">
            <text:p>176,330</text:p>
          </table:table-cell>
          <table:table-cell office:value-type="float" office:value="455798" table:style-name="ce11">
            <text:p>455,798</text:p>
          </table:table-cell>
          <table:table-cell office:value-type="float" office:value="220435" table:style-name="ce11">
            <text:p>220,435</text:p>
          </table:table-cell>
          <table:table-cell office:value-type="float" office:value="235363" table:style-name="ce23">
            <text:p>235,36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59682" table:style-name="ce52">
            <text:p>159,682</text:p>
          </table:table-cell>
          <table:table-cell office:value-type="float" office:value="420460" table:style-name="ce11">
            <text:p>420,460</text:p>
          </table:table-cell>
          <table:table-cell office:value-type="float" office:value="206199" table:style-name="ce11">
            <text:p>206,199</text:p>
          </table:table-cell>
          <table:table-cell office:value-type="float" office:value="214261" table:style-name="ce23">
            <text:p>214,261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3965" table:style-name="ce52">
            <text:p>33,965</text:p>
          </table:table-cell>
          <table:table-cell office:value-type="float" office:value="95770" table:style-name="ce11">
            <text:p>95,770</text:p>
          </table:table-cell>
          <table:table-cell office:value-type="float" office:value="48646" table:style-name="ce11">
            <text:p>48,646</text:p>
          </table:table-cell>
          <table:table-cell office:value-type="float" office:value="47124" table:style-name="ce23">
            <text:p>47,12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62104" table:style-name="ce52">
            <text:p>62,104</text:p>
          </table:table-cell>
          <table:table-cell office:value-type="float" office:value="174547" table:style-name="ce11">
            <text:p>174,547</text:p>
          </table:table-cell>
          <table:table-cell office:value-type="float" office:value="87626" table:style-name="ce11">
            <text:p>87,626</text:p>
          </table:table-cell>
          <table:table-cell office:value-type="float" office:value="86921" table:style-name="ce23">
            <text:p>86,921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61037" table:style-name="ce52">
            <text:p>61,037</text:p>
          </table:table-cell>
          <table:table-cell office:value-type="float" office:value="166951" table:style-name="ce11">
            <text:p>166,951</text:p>
          </table:table-cell>
          <table:table-cell office:value-type="float" office:value="82572" table:style-name="ce11">
            <text:p>82,572</text:p>
          </table:table-cell>
          <table:table-cell office:value-type="float" office:value="84379" table:style-name="ce23">
            <text:p>84,37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5444" table:style-name="ce52">
            <text:p>35,444</text:p>
          </table:table-cell>
          <table:table-cell office:value-type="float" office:value="93445" table:style-name="ce11">
            <text:p>93,445</text:p>
          </table:table-cell>
          <table:table-cell office:value-type="float" office:value="47538" table:style-name="ce11">
            <text:p>47,538</text:p>
          </table:table-cell>
          <table:table-cell office:value-type="float" office:value="45907" table:style-name="ce23">
            <text:p>45,90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65050" table:style-name="ce52">
            <text:p>65,050</text:p>
          </table:table-cell>
          <table:table-cell office:value-type="float" office:value="163944" table:style-name="ce11">
            <text:p>163,944</text:p>
          </table:table-cell>
          <table:table-cell office:value-type="float" office:value="81348" table:style-name="ce11">
            <text:p>81,348</text:p>
          </table:table-cell>
          <table:table-cell office:value-type="float" office:value="82596" table:style-name="ce23">
            <text:p>82,59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75878" table:style-name="ce52">
            <text:p>75,878</text:p>
          </table:table-cell>
          <table:table-cell office:value-type="float" office:value="208211" table:style-name="ce11">
            <text:p>208,211</text:p>
          </table:table-cell>
          <table:table-cell office:value-type="float" office:value="103566" table:style-name="ce11">
            <text:p>103,566</text:p>
          </table:table-cell>
          <table:table-cell office:value-type="float" office:value="104645" table:style-name="ce23">
            <text:p>104,645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3888" table:style-name="ce52">
            <text:p>43,888</text:p>
          </table:table-cell>
          <table:table-cell office:value-type="float" office:value="124243" table:style-name="ce11">
            <text:p>124,243</text:p>
          </table:table-cell>
          <table:table-cell office:value-type="float" office:value="61979" table:style-name="ce11">
            <text:p>61,979</text:p>
          </table:table-cell>
          <table:table-cell office:value-type="float" office:value="62264" table:style-name="ce23">
            <text:p>62,26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80751" table:style-name="ce52">
            <text:p>80,751</text:p>
          </table:table-cell>
          <table:table-cell office:value-type="float" office:value="228706" table:style-name="ce11">
            <text:p>228,706</text:p>
          </table:table-cell>
          <table:table-cell office:value-type="float" office:value="113239" table:style-name="ce11">
            <text:p>113,239</text:p>
          </table:table-cell>
          <table:table-cell office:value-type="float" office:value="115467" table:style-name="ce23">
            <text:p>115,46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7178" table:style-name="ce52">
            <text:p>17,178</text:p>
          </table:table-cell>
          <table:table-cell office:value-type="float" office:value="49362" table:style-name="ce11">
            <text:p>49,362</text:p>
          </table:table-cell>
          <table:table-cell office:value-type="float" office:value="26222" table:style-name="ce11">
            <text:p>26,222</text:p>
          </table:table-cell>
          <table:table-cell office:value-type="float" office:value="23140" table:style-name="ce23">
            <text:p>23,140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4630" table:style-name="ce52">
            <text:p>24,630</text:p>
          </table:table-cell>
          <table:table-cell office:value-type="float" office:value="68695" table:style-name="ce11">
            <text:p>68,695</text:p>
          </table:table-cell>
          <table:table-cell office:value-type="float" office:value="35530" table:style-name="ce11">
            <text:p>35,530</text:p>
          </table:table-cell>
          <table:table-cell office:value-type="float" office:value="33165" table:style-name="ce23">
            <text:p>33,165</text:p>
          </table:table-cell>
          <table:table-cell table:style-name="ce14"/>
          <table:table-cell table:style-name="ce88"/>
          <table:table-cell table:number-columns-repeated="16377"/>
        </table:table-row>
        <table:table-row table:style-name="ro4">
          <table:table-cell office:value-type="string" table:style-name="ce24">
            <text:p>※復興區</text:p>
          </table:table-cell>
          <table:table-cell office:value-type="float" office:value="3872" table:style-name="ce53">
            <text:p>3,872</text:p>
          </table:table-cell>
          <table:table-cell office:value-type="float" office:value="12308" table:style-name="ce18">
            <text:p>12,308</text:p>
          </table:table-cell>
          <table:table-cell office:value-type="float" office:value="6630" table:style-name="ce18">
            <text:p>6,630</text:p>
          </table:table-cell>
          <table:table-cell office:value-type="float" office:value="5678" table:style-name="ce19">
            <text:p>5,678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6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4"/>
          <table:table-cell table:style-name="ce26"/>
          <table:table-cell office:value-type="string" table:style-name="ce86">
            <text:p>中華民國109年8月底</text:p>
          </table:table-cell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臺中市</text:p>
          </table:table-cell>
          <table:table-cell office:value-type="float" office:value="997032" table:style-name="ce71">
            <text:p>997,032</text:p>
          </table:table-cell>
          <table:table-cell office:value-type="float" office:value="2816819" table:style-name="ce79">
            <text:p>2,816,819</text:p>
          </table:table-cell>
          <table:table-cell office:value-type="float" office:value="1384030" table:style-name="ce79">
            <text:p>1,384,030</text:p>
          </table:table-cell>
          <table:table-cell office:value-type="float" office:value="1432789" table:style-name="ce73">
            <text:p>1,432,789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中　區</text:p>
          </table:table-cell>
          <table:table-cell office:value-type="float" office:value="7971" table:style-name="ce52">
            <text:p>7,971</text:p>
          </table:table-cell>
          <table:table-cell office:value-type="float" office:value="18276" table:style-name="ce11">
            <text:p>18,276</text:p>
          </table:table-cell>
          <table:table-cell office:value-type="float" office:value="9022" table:style-name="ce11">
            <text:p>9,022</text:p>
          </table:table-cell>
          <table:table-cell office:value-type="float" office:value="9254" table:style-name="ce10">
            <text:p>9,254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東　區</text:p>
          </table:table-cell>
          <table:table-cell office:value-type="float" office:value="28727" table:style-name="ce52">
            <text:p>28,727</text:p>
          </table:table-cell>
          <table:table-cell office:value-type="float" office:value="75763" table:style-name="ce11">
            <text:p>75,763</text:p>
          </table:table-cell>
          <table:table-cell office:value-type="float" office:value="37549" table:style-name="ce11">
            <text:p>37,549</text:p>
          </table:table-cell>
          <table:table-cell office:value-type="float" office:value="38214" table:style-name="ce10">
            <text:p>38,214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　區</text:p>
          </table:table-cell>
          <table:table-cell office:value-type="float" office:value="50042" table:style-name="ce52">
            <text:p>50,042</text:p>
          </table:table-cell>
          <table:table-cell office:value-type="float" office:value="126683" table:style-name="ce11">
            <text:p>126,683</text:p>
          </table:table-cell>
          <table:table-cell office:value-type="float" office:value="60608" table:style-name="ce11">
            <text:p>60,608</text:p>
          </table:table-cell>
          <table:table-cell office:value-type="float" office:value="66075" table:style-name="ce10">
            <text:p>66,075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　區</text:p>
          </table:table-cell>
          <table:table-cell office:value-type="float" office:value="46237" table:style-name="ce52">
            <text:p>46,237</text:p>
          </table:table-cell>
          <table:table-cell office:value-type="float" office:value="114776" table:style-name="ce11">
            <text:p>114,776</text:p>
          </table:table-cell>
          <table:table-cell office:value-type="float" office:value="54311" table:style-name="ce11">
            <text:p>54,311</text:p>
          </table:table-cell>
          <table:table-cell office:value-type="float" office:value="60465" table:style-name="ce10">
            <text:p>60,465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　區</text:p>
          </table:table-cell>
          <table:table-cell office:value-type="float" office:value="60412" table:style-name="ce52">
            <text:p>60,412</text:p>
          </table:table-cell>
          <table:table-cell office:value-type="float" office:value="146693" table:style-name="ce11">
            <text:p>146,693</text:p>
          </table:table-cell>
          <table:table-cell office:value-type="float" office:value="69895" table:style-name="ce11">
            <text:p>69,895</text:p>
          </table:table-cell>
          <table:table-cell office:value-type="float" office:value="76798" table:style-name="ce10">
            <text:p>76,798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西屯區</text:p>
          </table:table-cell>
          <table:table-cell office:value-type="float" office:value="89293" table:style-name="ce52">
            <text:p>89,293</text:p>
          </table:table-cell>
          <table:table-cell office:value-type="float" office:value="230926" table:style-name="ce11">
            <text:p>230,926</text:p>
          </table:table-cell>
          <table:table-cell office:value-type="float" office:value="110612" table:style-name="ce11">
            <text:p>110,612</text:p>
          </table:table-cell>
          <table:table-cell office:value-type="float" office:value="120314" table:style-name="ce10">
            <text:p>120,314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南屯區</text:p>
          </table:table-cell>
          <table:table-cell office:value-type="float" office:value="66155" table:style-name="ce52">
            <text:p>66,155</text:p>
          </table:table-cell>
          <table:table-cell office:value-type="float" office:value="175001" table:style-name="ce11">
            <text:p>175,001</text:p>
          </table:table-cell>
          <table:table-cell office:value-type="float" office:value="83602" table:style-name="ce11">
            <text:p>83,602</text:p>
          </table:table-cell>
          <table:table-cell office:value-type="float" office:value="91399" table:style-name="ce10">
            <text:p>91,399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屯區</text:p>
          </table:table-cell>
          <table:table-cell office:value-type="float" office:value="106483" table:style-name="ce52">
            <text:p>106,483</text:p>
          </table:table-cell>
          <table:table-cell office:value-type="float" office:value="285653" table:style-name="ce11">
            <text:p>285,653</text:p>
          </table:table-cell>
          <table:table-cell office:value-type="float" office:value="136443" table:style-name="ce11">
            <text:p>136,443</text:p>
          </table:table-cell>
          <table:table-cell office:value-type="float" office:value="149210" table:style-name="ce10">
            <text:p>149,210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豐原區</text:p>
          </table:table-cell>
          <table:table-cell office:value-type="float" office:value="55068" table:style-name="ce52">
            <text:p>55,068</text:p>
          </table:table-cell>
          <table:table-cell office:value-type="float" office:value="166393" table:style-name="ce11">
            <text:p>166,393</text:p>
          </table:table-cell>
          <table:table-cell office:value-type="float" office:value="81995" table:style-name="ce11">
            <text:p>81,995</text:p>
          </table:table-cell>
          <table:table-cell office:value-type="float" office:value="84398" table:style-name="ce10">
            <text:p>84,39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東勢區</text:p>
          </table:table-cell>
          <table:table-cell office:value-type="float" office:value="17492" table:style-name="ce52">
            <text:p>17,492</text:p>
          </table:table-cell>
          <table:table-cell office:value-type="float" office:value="49369" table:style-name="ce11">
            <text:p>49,369</text:p>
          </table:table-cell>
          <table:table-cell office:value-type="float" office:value="25321" table:style-name="ce11">
            <text:p>25,321</text:p>
          </table:table-cell>
          <table:table-cell office:value-type="float" office:value="24048" table:style-name="ce10">
            <text:p>24,04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甲區</text:p>
          </table:table-cell>
          <table:table-cell office:value-type="float" office:value="23731" table:style-name="ce52">
            <text:p>23,731</text:p>
          </table:table-cell>
          <table:table-cell office:value-type="float" office:value="76235" table:style-name="ce11">
            <text:p>76,235</text:p>
          </table:table-cell>
          <table:table-cell office:value-type="float" office:value="38252" table:style-name="ce11">
            <text:p>38,252</text:p>
          </table:table-cell>
          <table:table-cell office:value-type="float" office:value="37983" table:style-name="ce10">
            <text:p>37,98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清水區</text:p>
          </table:table-cell>
          <table:table-cell office:value-type="float" office:value="29031" table:style-name="ce52">
            <text:p>29,031</text:p>
          </table:table-cell>
          <table:table-cell office:value-type="float" office:value="87793" table:style-name="ce11">
            <text:p>87,793</text:p>
          </table:table-cell>
          <table:table-cell office:value-type="float" office:value="44855" table:style-name="ce11">
            <text:p>44,855</text:p>
          </table:table-cell>
          <table:table-cell office:value-type="float" office:value="42938" table:style-name="ce10">
            <text:p>42,93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沙鹿區</text:p>
          </table:table-cell>
          <table:table-cell office:value-type="float" office:value="31147" table:style-name="ce52">
            <text:p>31,147</text:p>
          </table:table-cell>
          <table:table-cell office:value-type="float" office:value="95011" table:style-name="ce11">
            <text:p>95,011</text:p>
          </table:table-cell>
          <table:table-cell office:value-type="float" office:value="47777" table:style-name="ce11">
            <text:p>47,777</text:p>
          </table:table-cell>
          <table:table-cell office:value-type="float" office:value="47234" table:style-name="ce10">
            <text:p>47,23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梧棲區</text:p>
          </table:table-cell>
          <table:table-cell office:value-type="float" office:value="18893" table:style-name="ce52">
            <text:p>18,893</text:p>
          </table:table-cell>
          <table:table-cell office:value-type="float" office:value="59158" table:style-name="ce11">
            <text:p>59,158</text:p>
          </table:table-cell>
          <table:table-cell office:value-type="float" office:value="29633" table:style-name="ce11">
            <text:p>29,633</text:p>
          </table:table-cell>
          <table:table-cell office:value-type="float" office:value="29525" table:style-name="ce10">
            <text:p>29,52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后里區</text:p>
          </table:table-cell>
          <table:table-cell office:value-type="float" office:value="16729" table:style-name="ce52">
            <text:p>16,729</text:p>
          </table:table-cell>
          <table:table-cell office:value-type="float" office:value="54416" table:style-name="ce11">
            <text:p>54,416</text:p>
          </table:table-cell>
          <table:table-cell office:value-type="float" office:value="27579" table:style-name="ce11">
            <text:p>27,579</text:p>
          </table:table-cell>
          <table:table-cell office:value-type="float" office:value="26837" table:style-name="ce10">
            <text:p>26,83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神岡區</text:p>
          </table:table-cell>
          <table:table-cell office:value-type="float" office:value="20133" table:style-name="ce52">
            <text:p>20,133</text:p>
          </table:table-cell>
          <table:table-cell office:value-type="float" office:value="65576" table:style-name="ce11">
            <text:p>65,576</text:p>
          </table:table-cell>
          <table:table-cell office:value-type="float" office:value="33392" table:style-name="ce11">
            <text:p>33,392</text:p>
          </table:table-cell>
          <table:table-cell office:value-type="float" office:value="32184" table:style-name="ce10">
            <text:p>32,18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潭子區</text:p>
          </table:table-cell>
          <table:table-cell office:value-type="float" office:value="37362" table:style-name="ce52">
            <text:p>37,362</text:p>
          </table:table-cell>
          <table:table-cell office:value-type="float" office:value="109313" table:style-name="ce11">
            <text:p>109,313</text:p>
          </table:table-cell>
          <table:table-cell office:value-type="float" office:value="53893" table:style-name="ce11">
            <text:p>53,893</text:p>
          </table:table-cell>
          <table:table-cell office:value-type="float" office:value="55420" table:style-name="ce10">
            <text:p>55,42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雅區</text:p>
          </table:table-cell>
          <table:table-cell office:value-type="float" office:value="30493" table:style-name="ce52">
            <text:p>30,493</text:p>
          </table:table-cell>
          <table:table-cell office:value-type="float" office:value="95679" table:style-name="ce11">
            <text:p>95,679</text:p>
          </table:table-cell>
          <table:table-cell office:value-type="float" office:value="47601" table:style-name="ce11">
            <text:p>47,601</text:p>
          </table:table-cell>
          <table:table-cell office:value-type="float" office:value="48078" table:style-name="ce10">
            <text:p>48,07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社區</text:p>
          </table:table-cell>
          <table:table-cell office:value-type="float" office:value="7704" table:style-name="ce52">
            <text:p>7,704</text:p>
          </table:table-cell>
          <table:table-cell office:value-type="float" office:value="24157" table:style-name="ce11">
            <text:p>24,157</text:p>
          </table:table-cell>
          <table:table-cell office:value-type="float" office:value="12484" table:style-name="ce11">
            <text:p>12,484</text:p>
          </table:table-cell>
          <table:table-cell office:value-type="float" office:value="11673" table:style-name="ce10">
            <text:p>11,67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石岡區</text:p>
          </table:table-cell>
          <table:table-cell office:value-type="float" office:value="4950" table:style-name="ce52">
            <text:p>4,950</text:p>
          </table:table-cell>
          <table:table-cell office:value-type="float" office:value="14661" table:style-name="ce11">
            <text:p>14,661</text:p>
          </table:table-cell>
          <table:table-cell office:value-type="float" office:value="7564" table:style-name="ce11">
            <text:p>7,564</text:p>
          </table:table-cell>
          <table:table-cell office:value-type="float" office:value="7097" table:style-name="ce10">
            <text:p>7,09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外埔區</text:p>
          </table:table-cell>
          <table:table-cell office:value-type="float" office:value="9965" table:style-name="ce52">
            <text:p>9,965</text:p>
          </table:table-cell>
          <table:table-cell office:value-type="float" office:value="32048" table:style-name="ce11">
            <text:p>32,048</text:p>
          </table:table-cell>
          <table:table-cell office:value-type="float" office:value="16322" table:style-name="ce11">
            <text:p>16,322</text:p>
          </table:table-cell>
          <table:table-cell office:value-type="float" office:value="15726" table:style-name="ce10">
            <text:p>15,72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安區</text:p>
          </table:table-cell>
          <table:table-cell office:value-type="float" office:value="5627" table:style-name="ce52">
            <text:p>5,627</text:p>
          </table:table-cell>
          <table:table-cell office:value-type="float" office:value="18961" table:style-name="ce11">
            <text:p>18,961</text:p>
          </table:table-cell>
          <table:table-cell office:value-type="float" office:value="10010" table:style-name="ce11">
            <text:p>10,010</text:p>
          </table:table-cell>
          <table:table-cell office:value-type="float" office:value="8951" table:style-name="ce10">
            <text:p>8,95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烏日區</text:p>
          </table:table-cell>
          <table:table-cell office:value-type="float" office:value="26142" table:style-name="ce52">
            <text:p>26,142</text:p>
          </table:table-cell>
          <table:table-cell office:value-type="float" office:value="75893" table:style-name="ce11">
            <text:p>75,893</text:p>
          </table:table-cell>
          <table:table-cell office:value-type="float" office:value="37933" table:style-name="ce11">
            <text:p>37,933</text:p>
          </table:table-cell>
          <table:table-cell office:value-type="float" office:value="37960" table:style-name="ce10">
            <text:p>37,96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肚區</text:p>
          </table:table-cell>
          <table:table-cell office:value-type="float" office:value="18165" table:style-name="ce52">
            <text:p>18,165</text:p>
          </table:table-cell>
          <table:table-cell office:value-type="float" office:value="56797" table:style-name="ce11">
            <text:p>56,797</text:p>
          </table:table-cell>
          <table:table-cell office:value-type="float" office:value="28958" table:style-name="ce11">
            <text:p>28,958</text:p>
          </table:table-cell>
          <table:table-cell office:value-type="float" office:value="27839" table:style-name="ce10">
            <text:p>27,83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龍井區</text:p>
          </table:table-cell>
          <table:table-cell office:value-type="float" office:value="24025" table:style-name="ce52">
            <text:p>24,025</text:p>
          </table:table-cell>
          <table:table-cell office:value-type="float" office:value="78049" table:style-name="ce11">
            <text:p>78,049</text:p>
          </table:table-cell>
          <table:table-cell office:value-type="float" office:value="39235" table:style-name="ce11">
            <text:p>39,235</text:p>
          </table:table-cell>
          <table:table-cell office:value-type="float" office:value="38814" table:style-name="ce10">
            <text:p>38,81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霧峰區</text:p>
          </table:table-cell>
          <table:table-cell office:value-type="float" office:value="20779" table:style-name="ce52">
            <text:p>20,779</text:p>
          </table:table-cell>
          <table:table-cell office:value-type="float" office:value="65169" table:style-name="ce11">
            <text:p>65,169</text:p>
          </table:table-cell>
          <table:table-cell office:value-type="float" office:value="32992" table:style-name="ce11">
            <text:p>32,992</text:p>
          </table:table-cell>
          <table:table-cell office:value-type="float" office:value="32177" table:style-name="ce10">
            <text:p>32,17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太平區</text:p>
          </table:table-cell>
          <table:table-cell office:value-type="float" office:value="67514" table:style-name="ce52">
            <text:p>67,514</text:p>
          </table:table-cell>
          <table:table-cell office:value-type="float" office:value="194659" table:style-name="ce11">
            <text:p>194,659</text:p>
          </table:table-cell>
          <table:table-cell office:value-type="float" office:value="96183" table:style-name="ce11">
            <text:p>96,183</text:p>
          </table:table-cell>
          <table:table-cell office:value-type="float" office:value="98476" table:style-name="ce10">
            <text:p>98,47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里區</text:p>
          </table:table-cell>
          <table:table-cell office:value-type="float" office:value="72126" table:style-name="ce52">
            <text:p>72,126</text:p>
          </table:table-cell>
          <table:table-cell office:value-type="float" office:value="212891" table:style-name="ce11">
            <text:p>212,891</text:p>
          </table:table-cell>
          <table:table-cell office:value-type="float" office:value="104209" table:style-name="ce11">
            <text:p>104,209</text:p>
          </table:table-cell>
          <table:table-cell office:value-type="float" office:value="108682" table:style-name="ce10">
            <text:p>108,68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※和平區</text:p>
          </table:table-cell>
          <table:table-cell office:value-type="float" office:value="4636" table:style-name="ce53">
            <text:p>4,636</text:p>
          </table:table-cell>
          <table:table-cell office:value-type="float" office:value="10820" table:style-name="ce18">
            <text:p>10,820</text:p>
          </table:table-cell>
          <table:table-cell office:value-type="float" office:value="5800" table:style-name="ce18">
            <text:p>5,800</text:p>
          </table:table-cell>
          <table:table-cell office:value-type="float" office:value="5020" table:style-name="ce17">
            <text:p>5,020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南市</text:p>
          </table:table-cell>
          <table:table-cell office:value-type="float" office:value="701586" table:style-name="ce71">
            <text:p>701,586</text:p>
          </table:table-cell>
          <table:table-cell office:value-type="float" office:value="1876829" table:style-name="ce79">
            <text:p>1,876,829</text:p>
          </table:table-cell>
          <table:table-cell office:value-type="float" office:value="934941" table:style-name="ce79">
            <text:p>934,941</text:p>
          </table:table-cell>
          <table:table-cell office:value-type="float" office:value="941888" table:style-name="ce73">
            <text:p>941,88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9420" table:style-name="ce52">
            <text:p>29,420</text:p>
          </table:table-cell>
          <table:table-cell office:value-type="float" office:value="76549" table:style-name="ce11">
            <text:p>76,549</text:p>
          </table:table-cell>
          <table:table-cell office:value-type="float" office:value="37837" table:style-name="ce11">
            <text:p>37,837</text:p>
          </table:table-cell>
          <table:table-cell office:value-type="float" office:value="38712" table:style-name="ce10">
            <text:p>38,71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106" table:style-name="ce52">
            <text:p>10,106</text:p>
          </table:table-cell>
          <table:table-cell office:value-type="float" office:value="25073" table:style-name="ce11">
            <text:p>25,073</text:p>
          </table:table-cell>
          <table:table-cell office:value-type="float" office:value="13048" table:style-name="ce11">
            <text:p>13,048</text:p>
          </table:table-cell>
          <table:table-cell office:value-type="float" office:value="12025" table:style-name="ce10">
            <text:p>12,02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744" table:style-name="ce52">
            <text:p>10,744</text:p>
          </table:table-cell>
          <table:table-cell office:value-type="float" office:value="27412" table:style-name="ce11">
            <text:p>27,412</text:p>
          </table:table-cell>
          <table:table-cell office:value-type="float" office:value="14326" table:style-name="ce11">
            <text:p>14,326</text:p>
          </table:table-cell>
          <table:table-cell office:value-type="float" office:value="13086" table:style-name="ce10">
            <text:p>13,08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979" table:style-name="ce52">
            <text:p>7,979</text:p>
          </table:table-cell>
          <table:table-cell office:value-type="float" office:value="20914" table:style-name="ce11">
            <text:p>20,914</text:p>
          </table:table-cell>
          <table:table-cell office:value-type="float" office:value="10875" table:style-name="ce11">
            <text:p>10,875</text:p>
          </table:table-cell>
          <table:table-cell office:value-type="float" office:value="10039" table:style-name="ce10">
            <text:p>10,03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771" table:style-name="ce52">
            <text:p>8,771</text:p>
          </table:table-cell>
          <table:table-cell office:value-type="float" office:value="22796" table:style-name="ce11">
            <text:p>22,796</text:p>
          </table:table-cell>
          <table:table-cell office:value-type="float" office:value="11825" table:style-name="ce11">
            <text:p>11,825</text:p>
          </table:table-cell>
          <table:table-cell office:value-type="float" office:value="10971" table:style-name="ce10">
            <text:p>10,97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300" table:style-name="ce52">
            <text:p>8,300</text:p>
          </table:table-cell>
          <table:table-cell office:value-type="float" office:value="20250" table:style-name="ce11">
            <text:p>20,250</text:p>
          </table:table-cell>
          <table:table-cell office:value-type="float" office:value="10775" table:style-name="ce11">
            <text:p>10,775</text:p>
          </table:table-cell>
          <table:table-cell office:value-type="float" office:value="9475" table:style-name="ce10">
            <text:p>9,47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6012" table:style-name="ce52">
            <text:p>16,012</text:p>
          </table:table-cell>
          <table:table-cell office:value-type="float" office:value="43755" table:style-name="ce11">
            <text:p>43,755</text:p>
          </table:table-cell>
          <table:table-cell office:value-type="float" office:value="22226" table:style-name="ce11">
            <text:p>22,226</text:p>
          </table:table-cell>
          <table:table-cell office:value-type="float" office:value="21529" table:style-name="ce10">
            <text:p>21,52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423" table:style-name="ce52">
            <text:p>9,423</text:p>
          </table:table-cell>
          <table:table-cell office:value-type="float" office:value="23522" table:style-name="ce11">
            <text:p>23,522</text:p>
          </table:table-cell>
          <table:table-cell office:value-type="float" office:value="12148" table:style-name="ce11">
            <text:p>12,148</text:p>
          </table:table-cell>
          <table:table-cell office:value-type="float" office:value="11374" table:style-name="ce10">
            <text:p>11,37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886" table:style-name="ce52">
            <text:p>7,886</text:p>
          </table:table-cell>
          <table:table-cell office:value-type="float" office:value="21716" table:style-name="ce11">
            <text:p>21,716</text:p>
          </table:table-cell>
          <table:table-cell office:value-type="float" office:value="11230" table:style-name="ce11">
            <text:p>11,230</text:p>
          </table:table-cell>
          <table:table-cell office:value-type="float" office:value="10486" table:style-name="ce10">
            <text:p>10,48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8100" table:style-name="ce52">
            <text:p>8,100</text:p>
          </table:table-cell>
          <table:table-cell office:value-type="float" office:value="21308" table:style-name="ce11">
            <text:p>21,308</text:p>
          </table:table-cell>
          <table:table-cell office:value-type="float" office:value="10818" table:style-name="ce11">
            <text:p>10,818</text:p>
          </table:table-cell>
          <table:table-cell office:value-type="float" office:value="10490" table:style-name="ce10">
            <text:p>10,49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759" table:style-name="ce52">
            <text:p>3,759</text:p>
          </table:table-cell>
          <table:table-cell office:value-type="float" office:value="9274" table:style-name="ce11">
            <text:p>9,274</text:p>
          </table:table-cell>
          <table:table-cell office:value-type="float" office:value="5010" table:style-name="ce11">
            <text:p>5,010</text:p>
          </table:table-cell>
          <table:table-cell office:value-type="float" office:value="4264" table:style-name="ce10">
            <text:p>4,26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1132" table:style-name="ce52">
            <text:p>21,132</text:p>
          </table:table-cell>
          <table:table-cell office:value-type="float" office:value="58911" table:style-name="ce11">
            <text:p>58,911</text:p>
          </table:table-cell>
          <table:table-cell office:value-type="float" office:value="29116" table:style-name="ce11">
            <text:p>29,116</text:p>
          </table:table-cell>
          <table:table-cell office:value-type="float" office:value="29795" table:style-name="ce10">
            <text:p>29,79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783" table:style-name="ce52">
            <text:p>9,783</text:p>
          </table:table-cell>
          <table:table-cell office:value-type="float" office:value="25417" table:style-name="ce11">
            <text:p>25,417</text:p>
          </table:table-cell>
          <table:table-cell office:value-type="float" office:value="13010" table:style-name="ce11">
            <text:p>13,010</text:p>
          </table:table-cell>
          <table:table-cell office:value-type="float" office:value="12407" table:style-name="ce10">
            <text:p>12,4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364" table:style-name="ce52">
            <text:p>8,364</text:p>
          </table:table-cell>
          <table:table-cell office:value-type="float" office:value="24475" table:style-name="ce11">
            <text:p>24,475</text:p>
          </table:table-cell>
          <table:table-cell office:value-type="float" office:value="12343" table:style-name="ce11">
            <text:p>12,343</text:p>
          </table:table-cell>
          <table:table-cell office:value-type="float" office:value="12132" table:style-name="ce10">
            <text:p>12,13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7971" table:style-name="ce52">
            <text:p>7,971</text:p>
          </table:table-cell>
          <table:table-cell office:value-type="float" office:value="22208" table:style-name="ce11">
            <text:p>22,208</text:p>
          </table:table-cell>
          <table:table-cell office:value-type="float" office:value="11518" table:style-name="ce11">
            <text:p>11,518</text:p>
          </table:table-cell>
          <table:table-cell office:value-type="float" office:value="10690" table:style-name="ce10">
            <text:p>10,69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226" table:style-name="ce52">
            <text:p>7,226</text:p>
          </table:table-cell>
          <table:table-cell office:value-type="float" office:value="19174" table:style-name="ce11">
            <text:p>19,174</text:p>
          </table:table-cell>
          <table:table-cell office:value-type="float" office:value="9758" table:style-name="ce11">
            <text:p>9,758</text:p>
          </table:table-cell>
          <table:table-cell office:value-type="float" office:value="9416" table:style-name="ce10">
            <text:p>9,4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156" table:style-name="ce52">
            <text:p>4,156</text:p>
          </table:table-cell>
          <table:table-cell office:value-type="float" office:value="10686" table:style-name="ce11">
            <text:p>10,686</text:p>
          </table:table-cell>
          <table:table-cell office:value-type="float" office:value="5362" table:style-name="ce11">
            <text:p>5,362</text:p>
          </table:table-cell>
          <table:table-cell office:value-type="float" office:value="5324" table:style-name="ce10">
            <text:p>5,32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807" table:style-name="ce52">
            <text:p>14,807</text:p>
          </table:table-cell>
          <table:table-cell office:value-type="float" office:value="43374" table:style-name="ce11">
            <text:p>43,374</text:p>
          </table:table-cell>
          <table:table-cell office:value-type="float" office:value="22028" table:style-name="ce11">
            <text:p>22,028</text:p>
          </table:table-cell>
          <table:table-cell office:value-type="float" office:value="21346" table:style-name="ce10">
            <text:p>21,34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9126" table:style-name="ce52">
            <text:p>19,126</text:p>
          </table:table-cell>
          <table:table-cell office:value-type="float" office:value="50515" table:style-name="ce11">
            <text:p>50,515</text:p>
          </table:table-cell>
          <table:table-cell office:value-type="float" office:value="25423" table:style-name="ce11">
            <text:p>25,423</text:p>
          </table:table-cell>
          <table:table-cell office:value-type="float" office:value="25092" table:style-name="ce10">
            <text:p>25,0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3169" table:style-name="ce52">
            <text:p>13,169</text:p>
          </table:table-cell>
          <table:table-cell office:value-type="float" office:value="37567" table:style-name="ce11">
            <text:p>37,567</text:p>
          </table:table-cell>
          <table:table-cell office:value-type="float" office:value="18803" table:style-name="ce11">
            <text:p>18,803</text:p>
          </table:table-cell>
          <table:table-cell office:value-type="float" office:value="18764" table:style-name="ce10">
            <text:p>18,76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469" table:style-name="ce52">
            <text:p>10,469</text:p>
          </table:table-cell>
          <table:table-cell office:value-type="float" office:value="30386" table:style-name="ce11">
            <text:p>30,386</text:p>
          </table:table-cell>
          <table:table-cell office:value-type="float" office:value="15625" table:style-name="ce11">
            <text:p>15,625</text:p>
          </table:table-cell>
          <table:table-cell office:value-type="float" office:value="14761" table:style-name="ce10">
            <text:p>14,76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33" table:style-name="ce52">
            <text:p>2,733</text:p>
          </table:table-cell>
          <table:table-cell office:value-type="float" office:value="7164" table:style-name="ce11">
            <text:p>7,164</text:p>
          </table:table-cell>
          <table:table-cell office:value-type="float" office:value="3778" table:style-name="ce11">
            <text:p>3,778</text:p>
          </table:table-cell>
          <table:table-cell office:value-type="float" office:value="3386" table:style-name="ce10">
            <text:p>3,38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40" table:style-name="ce52">
            <text:p>5,140</text:p>
          </table:table-cell>
          <table:table-cell office:value-type="float" office:value="13642" table:style-name="ce11">
            <text:p>13,642</text:p>
          </table:table-cell>
          <table:table-cell office:value-type="float" office:value="7044" table:style-name="ce11">
            <text:p>7,044</text:p>
          </table:table-cell>
          <table:table-cell office:value-type="float" office:value="6598" table:style-name="ce10">
            <text:p>6,59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491" table:style-name="ce52">
            <text:p>3,491</text:p>
          </table:table-cell>
          <table:table-cell office:value-type="float" office:value="9234" table:style-name="ce11">
            <text:p>9,234</text:p>
          </table:table-cell>
          <table:table-cell office:value-type="float" office:value="4864" table:style-name="ce11">
            <text:p>4,864</text:p>
          </table:table-cell>
          <table:table-cell office:value-type="float" office:value="4370" table:style-name="ce10">
            <text:p>4,37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23" table:style-name="ce52">
            <text:p>2,823</text:p>
          </table:table-cell>
          <table:table-cell office:value-type="float" office:value="8450" table:style-name="ce11">
            <text:p>8,450</text:p>
          </table:table-cell>
          <table:table-cell office:value-type="float" office:value="4547" table:style-name="ce11">
            <text:p>4,547</text:p>
          </table:table-cell>
          <table:table-cell office:value-type="float" office:value="3903" table:style-name="ce10">
            <text:p>3,90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18" table:style-name="ce52">
            <text:p>1,918</text:p>
          </table:table-cell>
          <table:table-cell office:value-type="float" office:value="4598" table:style-name="ce11">
            <text:p>4,598</text:p>
          </table:table-cell>
          <table:table-cell office:value-type="float" office:value="2594" table:style-name="ce11">
            <text:p>2,594</text:p>
          </table:table-cell>
          <table:table-cell office:value-type="float" office:value="2004" table:style-name="ce10">
            <text:p>2,0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8518" table:style-name="ce52">
            <text:p>28,518</text:p>
          </table:table-cell>
          <table:table-cell office:value-type="float" office:value="76373" table:style-name="ce11">
            <text:p>76,373</text:p>
          </table:table-cell>
          <table:table-cell office:value-type="float" office:value="38556" table:style-name="ce11">
            <text:p>38,556</text:p>
          </table:table-cell>
          <table:table-cell office:value-type="float" office:value="37817" table:style-name="ce10">
            <text:p>37,81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3286" table:style-name="ce52">
            <text:p>23,286</text:p>
          </table:table-cell>
          <table:table-cell office:value-type="float" office:value="68175" table:style-name="ce11">
            <text:p>68,175</text:p>
          </table:table-cell>
          <table:table-cell office:value-type="float" office:value="34479" table:style-name="ce11">
            <text:p>34,479</text:p>
          </table:table-cell>
          <table:table-cell office:value-type="float" office:value="33696" table:style-name="ce10">
            <text:p>33,69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425" table:style-name="ce52">
            <text:p>11,425</text:p>
          </table:table-cell>
          <table:table-cell office:value-type="float" office:value="33989" table:style-name="ce11">
            <text:p>33,989</text:p>
          </table:table-cell>
          <table:table-cell office:value-type="float" office:value="17463" table:style-name="ce11">
            <text:p>17,463</text:p>
          </table:table-cell>
          <table:table-cell office:value-type="float" office:value="16526" table:style-name="ce10">
            <text:p>16,52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15" table:style-name="ce52">
            <text:p>1,515</text:p>
          </table:table-cell>
          <table:table-cell office:value-type="float" office:value="3795" table:style-name="ce11">
            <text:p>3,795</text:p>
          </table:table-cell>
          <table:table-cell office:value-type="float" office:value="2052" table:style-name="ce11">
            <text:p>2,052</text:p>
          </table:table-cell>
          <table:table-cell office:value-type="float" office:value="1743" table:style-name="ce10">
            <text:p>1,74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7511" table:style-name="ce52">
            <text:p>87,511</text:p>
          </table:table-cell>
          <table:table-cell office:value-type="float" office:value="235528" table:style-name="ce11">
            <text:p>235,528</text:p>
          </table:table-cell>
          <table:table-cell office:value-type="float" office:value="115590" table:style-name="ce11">
            <text:p>115,590</text:p>
          </table:table-cell>
          <table:table-cell office:value-type="float" office:value="119938" table:style-name="ce10">
            <text:p>119,93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3023" table:style-name="ce52">
            <text:p>73,023</text:p>
          </table:table-cell>
          <table:table-cell office:value-type="float" office:value="185229" table:style-name="ce11">
            <text:p>185,229</text:p>
          </table:table-cell>
          <table:table-cell office:value-type="float" office:value="88601" table:style-name="ce11">
            <text:p>88,601</text:p>
          </table:table-cell>
          <table:table-cell office:value-type="float" office:value="96628" table:style-name="ce10">
            <text:p>96,62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7121" table:style-name="ce52">
            <text:p>47,121</text:p>
          </table:table-cell>
          <table:table-cell office:value-type="float" office:value="124204" table:style-name="ce11">
            <text:p>124,204</text:p>
          </table:table-cell>
          <table:table-cell office:value-type="float" office:value="61253" table:style-name="ce11">
            <text:p>61,253</text:p>
          </table:table-cell>
          <table:table-cell office:value-type="float" office:value="62951" table:style-name="ce10">
            <text:p>62,95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1634" table:style-name="ce52">
            <text:p>51,634</text:p>
          </table:table-cell>
          <table:table-cell office:value-type="float" office:value="130602" table:style-name="ce11">
            <text:p>130,602</text:p>
          </table:table-cell>
          <table:table-cell office:value-type="float" office:value="63243" table:style-name="ce11">
            <text:p>63,243</text:p>
          </table:table-cell>
          <table:table-cell office:value-type="float" office:value="67359" table:style-name="ce10">
            <text:p>67,35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5722" table:style-name="ce52">
            <text:p>65,722</text:p>
          </table:table-cell>
          <table:table-cell office:value-type="float" office:value="195094" table:style-name="ce11">
            <text:p>195,094</text:p>
          </table:table-cell>
          <table:table-cell office:value-type="float" office:value="98179" table:style-name="ce11">
            <text:p>98,179</text:p>
          </table:table-cell>
          <table:table-cell office:value-type="float" office:value="96915" table:style-name="ce10">
            <text:p>96,91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6769" table:style-name="ce52">
            <text:p>26,769</text:p>
          </table:table-cell>
          <table:table-cell office:value-type="float" office:value="67156" table:style-name="ce11">
            <text:p>67,156</text:p>
          </table:table-cell>
          <table:table-cell office:value-type="float" office:value="31788" table:style-name="ce11">
            <text:p>31,788</text:p>
          </table:table-cell>
          <table:table-cell office:value-type="float" office:value="35368" table:style-name="ce10">
            <text:p>35,368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西區</text:p>
          </table:table-cell>
          <table:table-cell office:value-type="float" office:value="32254" table:style-name="ce53">
            <text:p>32,254</text:p>
          </table:table-cell>
          <table:table-cell office:value-type="float" office:value="78314" table:style-name="ce18">
            <text:p>78,314</text:p>
          </table:table-cell>
          <table:table-cell office:value-type="float" office:value="37806" table:style-name="ce18">
            <text:p>37,806</text:p>
          </table:table-cell>
          <table:table-cell office:value-type="float" office:value="40508" table:style-name="ce17">
            <text:p>40,508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16964" table:style-name="ce75">
            <text:p>1,116,964</text:p>
          </table:table-cell>
          <table:table-cell office:value-type="float" office:value="2769434" table:style-name="ce79">
            <text:p>2,769,434</text:p>
          </table:table-cell>
          <table:table-cell office:value-type="float" office:value="1366607" table:style-name="ce80">
            <text:p>1,366,607</text:p>
          </table:table-cell>
          <table:table-cell office:value-type="float" office:value="1402827" table:style-name="ce72">
            <text:p>1,402,8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889" table:style-name="ce9">
            <text:p>10,889</text:p>
          </table:table-cell>
          <table:table-cell office:value-type="float" office:value="23653" table:style-name="ce10">
            <text:p>23,653</text:p>
          </table:table-cell>
          <table:table-cell office:value-type="float" office:value="11731" table:style-name="ce11">
            <text:p>11,731</text:p>
          </table:table-cell>
          <table:table-cell office:value-type="float" office:value="11922" table:style-name="ce23">
            <text:p>11,9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9805" table:style-name="ce9">
            <text:p>59,805</text:p>
          </table:table-cell>
          <table:table-cell office:value-type="float" office:value="141457" table:style-name="ce10">
            <text:p>141,457</text:p>
          </table:table-cell>
          <table:table-cell office:value-type="float" office:value="67993" table:style-name="ce11">
            <text:p>67,993</text:p>
          </table:table-cell>
          <table:table-cell office:value-type="float" office:value="73464" table:style-name="ce23">
            <text:p>73,4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80661" table:style-name="ce9">
            <text:p>80,661</text:p>
          </table:table-cell>
          <table:table-cell office:value-type="float" office:value="197601" table:style-name="ce10">
            <text:p>197,601</text:p>
          </table:table-cell>
          <table:table-cell office:value-type="float" office:value="94516" table:style-name="ce11">
            <text:p>94,516</text:p>
          </table:table-cell>
          <table:table-cell office:value-type="float" office:value="103085" table:style-name="ce23">
            <text:p>103,0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4267" table:style-name="ce9">
            <text:p>74,267</text:p>
          </table:table-cell>
          <table:table-cell office:value-type="float" office:value="189052" table:style-name="ce10">
            <text:p>189,052</text:p>
          </table:table-cell>
          <table:table-cell office:value-type="float" office:value="92399" table:style-name="ce11">
            <text:p>92,399</text:p>
          </table:table-cell>
          <table:table-cell office:value-type="float" office:value="96653" table:style-name="ce23">
            <text:p>96,6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8406" table:style-name="ce9">
            <text:p>138,406</text:p>
          </table:table-cell>
          <table:table-cell office:value-type="float" office:value="337757" table:style-name="ce10">
            <text:p>337,757</text:p>
          </table:table-cell>
          <table:table-cell office:value-type="float" office:value="162862" table:style-name="ce11">
            <text:p>162,862</text:p>
          </table:table-cell>
          <table:table-cell office:value-type="float" office:value="174895" table:style-name="ce23">
            <text:p>174,8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3205" table:style-name="ce9">
            <text:p>23,205</text:p>
          </table:table-cell>
          <table:table-cell office:value-type="float" office:value="50770" table:style-name="ce10">
            <text:p>50,770</text:p>
          </table:table-cell>
          <table:table-cell office:value-type="float" office:value="24361" table:style-name="ce11">
            <text:p>24,361</text:p>
          </table:table-cell>
          <table:table-cell office:value-type="float" office:value="26409" table:style-name="ce23">
            <text:p>26,4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927" table:style-name="ce9">
            <text:p>12,927</text:p>
          </table:table-cell>
          <table:table-cell office:value-type="float" office:value="26816" table:style-name="ce10">
            <text:p>26,816</text:p>
          </table:table-cell>
          <table:table-cell office:value-type="float" office:value="12665" table:style-name="ce11">
            <text:p>12,665</text:p>
          </table:table-cell>
          <table:table-cell office:value-type="float" office:value="14151" table:style-name="ce23">
            <text:p>14,1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3031" table:style-name="ce9">
            <text:p>73,031</text:p>
          </table:table-cell>
          <table:table-cell office:value-type="float" office:value="167958" table:style-name="ce10">
            <text:p>167,958</text:p>
          </table:table-cell>
          <table:table-cell office:value-type="float" office:value="80399" table:style-name="ce11">
            <text:p>80,399</text:p>
          </table:table-cell>
          <table:table-cell office:value-type="float" office:value="87559" table:style-name="ce23">
            <text:p>87,5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9507" table:style-name="ce9">
            <text:p>79,507</text:p>
          </table:table-cell>
          <table:table-cell office:value-type="float" office:value="186518" table:style-name="ce10">
            <text:p>186,518</text:p>
          </table:table-cell>
          <table:table-cell office:value-type="float" office:value="91397" table:style-name="ce11">
            <text:p>91,397</text:p>
          </table:table-cell>
          <table:table-cell office:value-type="float" office:value="95121" table:style-name="ce23">
            <text:p>95,1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072" table:style-name="ce9">
            <text:p>11,072</text:p>
          </table:table-cell>
          <table:table-cell office:value-type="float" office:value="27910" table:style-name="ce10">
            <text:p>27,910</text:p>
          </table:table-cell>
          <table:table-cell office:value-type="float" office:value="14359" table:style-name="ce11">
            <text:p>14,359</text:p>
          </table:table-cell>
          <table:table-cell office:value-type="float" office:value="13551" table:style-name="ce23">
            <text:p>13,551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小港區</text:p>
          </table:table-cell>
          <table:table-cell office:value-type="float" office:value="69285" table:style-name="ce9">
            <text:p>69,285</text:p>
          </table:table-cell>
          <table:table-cell office:value-type="float" office:value="157471" table:style-name="ce10">
            <text:p>157,471</text:p>
          </table:table-cell>
          <table:table-cell office:value-type="float" office:value="77929" table:style-name="ce11">
            <text:p>77,929</text:p>
          </table:table-cell>
          <table:table-cell office:value-type="float" office:value="79542" table:style-name="ce23">
            <text:p>79,5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4316" table:style-name="ce9">
            <text:p>144,316</text:p>
          </table:table-cell>
          <table:table-cell office:value-type="float" office:value="359835" table:style-name="ce10">
            <text:p>359,835</text:p>
          </table:table-cell>
          <table:table-cell office:value-type="float" office:value="175699" table:style-name="ce11">
            <text:p>175,699</text:p>
          </table:table-cell>
          <table:table-cell office:value-type="float" office:value="184136" table:style-name="ce23">
            <text:p>184,1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6585" table:style-name="ce9">
            <text:p>26,585</text:p>
          </table:table-cell>
          <table:table-cell office:value-type="float" office:value="69477" table:style-name="ce10">
            <text:p>69,477</text:p>
          </table:table-cell>
          <table:table-cell office:value-type="float" office:value="34947" table:style-name="ce11">
            <text:p>34,947</text:p>
          </table:table-cell>
          <table:table-cell office:value-type="float" office:value="34530" table:style-name="ce23">
            <text:p>34,5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3228" table:style-name="ce9">
            <text:p>43,228</text:p>
          </table:table-cell>
          <table:table-cell office:value-type="float" office:value="112328" table:style-name="ce10">
            <text:p>112,328</text:p>
          </table:table-cell>
          <table:table-cell office:value-type="float" office:value="57377" table:style-name="ce11">
            <text:p>57,377</text:p>
          </table:table-cell>
          <table:table-cell office:value-type="float" office:value="54951" table:style-name="ce23">
            <text:p>54,9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821" table:style-name="ce9">
            <text:p>13,821</text:p>
          </table:table-cell>
          <table:table-cell office:value-type="float" office:value="41884" table:style-name="ce10">
            <text:p>41,884</text:p>
          </table:table-cell>
          <table:table-cell office:value-type="float" office:value="21433" table:style-name="ce11">
            <text:p>21,433</text:p>
          </table:table-cell>
          <table:table-cell office:value-type="float" office:value="20451" table:style-name="ce23">
            <text:p>20,4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3256" table:style-name="ce9">
            <text:p>13,256</text:p>
          </table:table-cell>
          <table:table-cell office:value-type="float" office:value="34344" table:style-name="ce10">
            <text:p>34,344</text:p>
          </table:table-cell>
          <table:table-cell office:value-type="float" office:value="17426" table:style-name="ce11">
            <text:p>17,426</text:p>
          </table:table-cell>
          <table:table-cell office:value-type="float" office:value="16918" table:style-name="ce23">
            <text:p>16,9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6272" table:style-name="ce9">
            <text:p>36,272</text:p>
          </table:table-cell>
          <table:table-cell office:value-type="float" office:value="91169" table:style-name="ce10">
            <text:p>91,169</text:p>
          </table:table-cell>
          <table:table-cell office:value-type="float" office:value="46036" table:style-name="ce11">
            <text:p>46,036</text:p>
          </table:table-cell>
          <table:table-cell office:value-type="float" office:value="45133" table:style-name="ce23">
            <text:p>45,1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9122" table:style-name="ce9">
            <text:p>19,122</text:p>
          </table:table-cell>
          <table:table-cell office:value-type="float" office:value="44981" table:style-name="ce10">
            <text:p>44,981</text:p>
          </table:table-cell>
          <table:table-cell office:value-type="float" office:value="22690" table:style-name="ce11">
            <text:p>22,690</text:p>
          </table:table-cell>
          <table:table-cell office:value-type="float" office:value="22291" table:style-name="ce23">
            <text:p>22,2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5506" table:style-name="ce9">
            <text:p>35,506</text:p>
          </table:table-cell>
          <table:table-cell office:value-type="float" office:value="96971" table:style-name="ce10">
            <text:p>96,971</text:p>
          </table:table-cell>
          <table:table-cell office:value-type="float" office:value="47993" table:style-name="ce11">
            <text:p>47,993</text:p>
          </table:table-cell>
          <table:table-cell office:value-type="float" office:value="48978" table:style-name="ce23">
            <text:p>48,9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4744" table:style-name="ce9">
            <text:p>14,744</text:p>
          </table:table-cell>
          <table:table-cell office:value-type="float" office:value="38741" table:style-name="ce10">
            <text:p>38,741</text:p>
          </table:table-cell>
          <table:table-cell office:value-type="float" office:value="19496" table:style-name="ce11">
            <text:p>19,496</text:p>
          </table:table-cell>
          <table:table-cell office:value-type="float" office:value="19245" table:style-name="ce23">
            <text:p>19,2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738" table:style-name="ce9">
            <text:p>10,738</text:p>
          </table:table-cell>
          <table:table-cell office:value-type="float" office:value="29549" table:style-name="ce10">
            <text:p>29,549</text:p>
          </table:table-cell>
          <table:table-cell office:value-type="float" office:value="15553" table:style-name="ce11">
            <text:p>15,553</text:p>
          </table:table-cell>
          <table:table-cell office:value-type="float" office:value="13996" table:style-name="ce23">
            <text:p>13,9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175" table:style-name="ce9">
            <text:p>3,175</text:p>
          </table:table-cell>
          <table:table-cell office:value-type="float" office:value="6969" table:style-name="ce10">
            <text:p>6,969</text:p>
          </table:table-cell>
          <table:table-cell office:value-type="float" office:value="3868" table:style-name="ce11">
            <text:p>3,868</text:p>
          </table:table-cell>
          <table:table-cell office:value-type="float" office:value="3101" table:style-name="ce23">
            <text:p>3,1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43" table:style-name="ce9">
            <text:p>9,443</text:p>
          </table:table-cell>
          <table:table-cell office:value-type="float" office:value="28364" table:style-name="ce10">
            <text:p>28,364</text:p>
          </table:table-cell>
          <table:table-cell office:value-type="float" office:value="14316" table:style-name="ce11">
            <text:p>14,316</text:p>
          </table:table-cell>
          <table:table-cell office:value-type="float" office:value="14048" table:style-name="ce23">
            <text:p>14,0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336" table:style-name="ce9">
            <text:p>17,336</text:p>
          </table:table-cell>
          <table:table-cell office:value-type="float" office:value="51873" table:style-name="ce10">
            <text:p>51,873</text:p>
          </table:table-cell>
          <table:table-cell office:value-type="float" office:value="26337" table:style-name="ce11">
            <text:p>26,337</text:p>
          </table:table-cell>
          <table:table-cell office:value-type="float" office:value="25536" table:style-name="ce23">
            <text:p>25,5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1135" table:style-name="ce9">
            <text:p>11,135</text:p>
          </table:table-cell>
          <table:table-cell office:value-type="float" office:value="29841" table:style-name="ce10">
            <text:p>29,841</text:p>
          </table:table-cell>
          <table:table-cell office:value-type="float" office:value="15204" table:style-name="ce11">
            <text:p>15,204</text:p>
          </table:table-cell>
          <table:table-cell office:value-type="float" office:value="14637" table:style-name="ce23">
            <text:p>14,6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660" table:style-name="ce9">
            <text:p>10,660</text:p>
          </table:table-cell>
          <table:table-cell office:value-type="float" office:value="30010" table:style-name="ce10">
            <text:p>30,010</text:p>
          </table:table-cell>
          <table:table-cell office:value-type="float" office:value="15392" table:style-name="ce11">
            <text:p>15,392</text:p>
          </table:table-cell>
          <table:table-cell office:value-type="float" office:value="14618" table:style-name="ce23">
            <text:p>14,6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46" table:style-name="ce9">
            <text:p>5,746</text:p>
          </table:table-cell>
          <table:table-cell office:value-type="float" office:value="13736" table:style-name="ce10">
            <text:p>13,736</text:p>
          </table:table-cell>
          <table:table-cell office:value-type="float" office:value="6905" table:style-name="ce11">
            <text:p>6,905</text:p>
          </table:table-cell>
          <table:table-cell office:value-type="float" office:value="6831" table:style-name="ce23">
            <text:p>6,8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785" table:style-name="ce9">
            <text:p>6,785</text:p>
          </table:table-cell>
          <table:table-cell office:value-type="float" office:value="18870" table:style-name="ce10">
            <text:p>18,870</text:p>
          </table:table-cell>
          <table:table-cell office:value-type="float" office:value="9664" table:style-name="ce11">
            <text:p>9,664</text:p>
          </table:table-cell>
          <table:table-cell office:value-type="float" office:value="9206" table:style-name="ce23">
            <text:p>9,2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909" table:style-name="ce9">
            <text:p>12,909</text:p>
          </table:table-cell>
          <table:table-cell office:value-type="float" office:value="35603" table:style-name="ce10">
            <text:p>35,603</text:p>
          </table:table-cell>
          <table:table-cell office:value-type="float" office:value="18313" table:style-name="ce11">
            <text:p>18,313</text:p>
          </table:table-cell>
          <table:table-cell office:value-type="float" office:value="17290" table:style-name="ce23">
            <text:p>17,2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719" table:style-name="ce9">
            <text:p>13,719</text:p>
          </table:table-cell>
          <table:table-cell office:value-type="float" office:value="35920" table:style-name="ce10">
            <text:p>35,920</text:p>
          </table:table-cell>
          <table:table-cell office:value-type="float" office:value="18480" table:style-name="ce11">
            <text:p>18,480</text:p>
          </table:table-cell>
          <table:table-cell office:value-type="float" office:value="17440" table:style-name="ce23">
            <text:p>17,4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888" table:style-name="ce9">
            <text:p>14,888</text:p>
          </table:table-cell>
          <table:table-cell office:value-type="float" office:value="38795" table:style-name="ce10">
            <text:p>38,795</text:p>
          </table:table-cell>
          <table:table-cell office:value-type="float" office:value="20349" table:style-name="ce11">
            <text:p>20,349</text:p>
          </table:table-cell>
          <table:table-cell office:value-type="float" office:value="18446" table:style-name="ce23">
            <text:p>18,4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496" table:style-name="ce9">
            <text:p>5,496</text:p>
          </table:table-cell>
          <table:table-cell office:value-type="float" office:value="12430" table:style-name="ce10">
            <text:p>12,430</text:p>
          </table:table-cell>
          <table:table-cell office:value-type="float" office:value="6717" table:style-name="ce11">
            <text:p>6,717</text:p>
          </table:table-cell>
          <table:table-cell office:value-type="float" office:value="5713" table:style-name="ce23">
            <text:p>5,7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297" table:style-name="ce9">
            <text:p>2,297</text:p>
          </table:table-cell>
          <table:table-cell office:value-type="float" office:value="5907" table:style-name="ce10">
            <text:p>5,907</text:p>
          </table:table-cell>
          <table:table-cell office:value-type="float" office:value="3123" table:style-name="ce11">
            <text:p>3,123</text:p>
          </table:table-cell>
          <table:table-cell office:value-type="float" office:value="2784" table:style-name="ce23">
            <text:p>2,784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773" table:style-name="ce9">
            <text:p>4,773</text:p>
          </table:table-cell>
          <table:table-cell office:value-type="float" office:value="11559" table:style-name="ce10">
            <text:p>11,559</text:p>
          </table:table-cell>
          <table:table-cell office:value-type="float" office:value="6302" table:style-name="ce11">
            <text:p>6,302</text:p>
          </table:table-cell>
          <table:table-cell office:value-type="float" office:value="5257" table:style-name="ce23">
            <text:p>5,257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28" table:style-name="ce9">
            <text:p>5,128</text:p>
          </table:table-cell>
          <table:table-cell office:value-type="float" office:value="14026" table:style-name="ce10">
            <text:p>14,026</text:p>
          </table:table-cell>
          <table:table-cell office:value-type="float" office:value="7576" table:style-name="ce11">
            <text:p>7,576</text:p>
          </table:table-cell>
          <table:table-cell office:value-type="float" office:value="6450" table:style-name="ce23">
            <text:p>6,450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茂林區</text:p>
          </table:table-cell>
          <table:table-cell office:value-type="float" office:value="613" table:style-name="ce9">
            <text:p>613</text:p>
          </table:table-cell>
          <table:table-cell office:value-type="float" office:value="1918" table:style-name="ce10">
            <text:p>1,918</text:p>
          </table:table-cell>
          <table:table-cell office:value-type="float" office:value="961" table:style-name="ce11">
            <text:p>961</text:p>
          </table:table-cell>
          <table:table-cell office:value-type="float" office:value="957" table:style-name="ce23">
            <text:p>957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桃源區</text:p>
          </table:table-cell>
          <table:table-cell office:value-type="float" office:value="1368" table:style-name="ce9">
            <text:p>1,368</text:p>
          </table:table-cell>
          <table:table-cell office:value-type="float" office:value="4225" table:style-name="ce10">
            <text:p>4,225</text:p>
          </table:table-cell>
          <table:table-cell office:value-type="float" office:value="2225" table:style-name="ce11">
            <text:p>2,225</text:p>
          </table:table-cell>
          <table:table-cell office:value-type="float" office:value="2000" table:style-name="ce23">
            <text:p>2,000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※那瑪夏區</text:p>
          </table:table-cell>
          <table:table-cell office:value-type="float" office:value="850" table:style-name="ce16">
            <text:p>850</text:p>
          </table:table-cell>
          <table:table-cell office:value-type="float" office:value="3146" table:style-name="ce17">
            <text:p>3,146</text:p>
          </table:table-cell>
          <table:table-cell office:value-type="float" office:value="1614" table:style-name="ce18">
            <text:p>1,614</text:p>
          </table:table-cell>
          <table:table-cell office:value-type="float" office:value="1532" table:style-name="ce19">
            <text:p>1,532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7">
            <text:p>宜蘭縣</text:p>
          </table:table-cell>
          <table:table-cell office:value-type="float" office:value="172070" table:style-name="ce71">
            <text:p>172,070</text:p>
          </table:table-cell>
          <table:table-cell office:value-type="float" office:value="453646" table:style-name="ce79">
            <text:p>453,646</text:p>
          </table:table-cell>
          <table:table-cell office:value-type="float" office:value="228684" table:style-name="ce79">
            <text:p>228,684</text:p>
          </table:table-cell>
          <table:table-cell office:value-type="float" office:value="224962" table:style-name="ce73">
            <text:p>224,96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7057" table:style-name="ce52">
            <text:p>37,057</text:p>
          </table:table-cell>
          <table:table-cell office:value-type="float" office:value="95575" table:style-name="ce11">
            <text:p>95,575</text:p>
          </table:table-cell>
          <table:table-cell office:value-type="float" office:value="46458" table:style-name="ce11">
            <text:p>46,458</text:p>
          </table:table-cell>
          <table:table-cell office:value-type="float" office:value="49117" table:style-name="ce10">
            <text:p>49,1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734" table:style-name="ce52">
            <text:p>26,734</text:p>
          </table:table-cell>
          <table:table-cell office:value-type="float" office:value="71564" table:style-name="ce11">
            <text:p>71,564</text:p>
          </table:table-cell>
          <table:table-cell office:value-type="float" office:value="33790" table:style-name="ce11">
            <text:p>33,790</text:p>
          </table:table-cell>
          <table:table-cell office:value-type="float" office:value="37774" table:style-name="ce10">
            <text:p>37,7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369" table:style-name="ce52">
            <text:p>14,369</text:p>
          </table:table-cell>
          <table:table-cell office:value-type="float" office:value="39016" table:style-name="ce11">
            <text:p>39,016</text:p>
          </table:table-cell>
          <table:table-cell office:value-type="float" office:value="19865" table:style-name="ce11">
            <text:p>19,865</text:p>
          </table:table-cell>
          <table:table-cell office:value-type="float" office:value="19151" table:style-name="ce10">
            <text:p>19,1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432" table:style-name="ce52">
            <text:p>10,432</text:p>
          </table:table-cell>
          <table:table-cell office:value-type="float" office:value="28891" table:style-name="ce11">
            <text:p>28,891</text:p>
          </table:table-cell>
          <table:table-cell office:value-type="float" office:value="14859" table:style-name="ce11">
            <text:p>14,859</text:p>
          </table:table-cell>
          <table:table-cell office:value-type="float" office:value="14032" table:style-name="ce10">
            <text:p>14,0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372" table:style-name="ce52">
            <text:p>14,372</text:p>
          </table:table-cell>
          <table:table-cell office:value-type="float" office:value="35303" table:style-name="ce11">
            <text:p>35,303</text:p>
          </table:table-cell>
          <table:table-cell office:value-type="float" office:value="18301" table:style-name="ce11">
            <text:p>18,301</text:p>
          </table:table-cell>
          <table:table-cell office:value-type="float" office:value="17002" table:style-name="ce10">
            <text:p>17,0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9109" table:style-name="ce52">
            <text:p>9,109</text:p>
          </table:table-cell>
          <table:table-cell office:value-type="float" office:value="24349" table:style-name="ce11">
            <text:p>24,349</text:p>
          </table:table-cell>
          <table:table-cell office:value-type="float" office:value="12799" table:style-name="ce11">
            <text:p>12,799</text:p>
          </table:table-cell>
          <table:table-cell office:value-type="float" office:value="11550" table:style-name="ce10">
            <text:p>11,5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1954" table:style-name="ce52">
            <text:p>11,954</text:p>
          </table:table-cell>
          <table:table-cell office:value-type="float" office:value="32296" table:style-name="ce11">
            <text:p>32,296</text:p>
          </table:table-cell>
          <table:table-cell office:value-type="float" office:value="17044" table:style-name="ce11">
            <text:p>17,044</text:p>
          </table:table-cell>
          <table:table-cell office:value-type="float" office:value="15252" table:style-name="ce10">
            <text:p>15,2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784" table:style-name="ce52">
            <text:p>19,784</text:p>
          </table:table-cell>
          <table:table-cell office:value-type="float" office:value="53227" table:style-name="ce11">
            <text:p>53,227</text:p>
          </table:table-cell>
          <table:table-cell office:value-type="float" office:value="27193" table:style-name="ce11">
            <text:p>27,193</text:p>
          </table:table-cell>
          <table:table-cell office:value-type="float" office:value="26034" table:style-name="ce10">
            <text:p>26,0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5531" table:style-name="ce52">
            <text:p>15,531</text:p>
          </table:table-cell>
          <table:table-cell office:value-type="float" office:value="40178" table:style-name="ce11">
            <text:p>40,178</text:p>
          </table:table-cell>
          <table:table-cell office:value-type="float" office:value="20603" table:style-name="ce11">
            <text:p>20,603</text:p>
          </table:table-cell>
          <table:table-cell office:value-type="float" office:value="19575" table:style-name="ce10">
            <text:p>19,5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767" table:style-name="ce52">
            <text:p>8,767</text:p>
          </table:table-cell>
          <table:table-cell office:value-type="float" office:value="21229" table:style-name="ce11">
            <text:p>21,229</text:p>
          </table:table-cell>
          <table:table-cell office:value-type="float" office:value="11420" table:style-name="ce11">
            <text:p>11,420</text:p>
          </table:table-cell>
          <table:table-cell office:value-type="float" office:value="9809" table:style-name="ce10">
            <text:p>9,80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大同鄉</text:p>
          </table:table-cell>
          <table:table-cell office:value-type="float" office:value="1958" table:style-name="ce52">
            <text:p>1,958</text:p>
          </table:table-cell>
          <table:table-cell office:value-type="float" office:value="6105" table:style-name="ce11">
            <text:p>6,105</text:p>
          </table:table-cell>
          <table:table-cell office:value-type="float" office:value="3289" table:style-name="ce11">
            <text:p>3,289</text:p>
          </table:table-cell>
          <table:table-cell office:value-type="float" office:value="2816" table:style-name="ce10">
            <text:p>2,81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南澳鄉</text:p>
          </table:table-cell>
          <table:table-cell office:value-type="float" office:value="2003" table:style-name="ce53">
            <text:p>2,003</text:p>
          </table:table-cell>
          <table:table-cell office:value-type="float" office:value="5913" table:style-name="ce18">
            <text:p>5,913</text:p>
          </table:table-cell>
          <table:table-cell office:value-type="float" office:value="3063" table:style-name="ce18">
            <text:p>3,063</text:p>
          </table:table-cell>
          <table:table-cell office:value-type="float" office:value="2850" table:style-name="ce17">
            <text:p>2,850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6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43"/>
          <table:table-cell office:value-type="string" table:style-name="ce86">
            <text:p>中華民國109年8月底</text:p>
          </table:table-cell>
          <table:table-cell table:number-columns-repeated="2" table:style-name="ce43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4">
            <text:p>人 <text:s text:c="7"/>口 <text:s text:c="7"/>數</text:p>
          </table:table-cell>
          <table:table-cell table:number-columns-repeated="2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6">
            <text:p>計</text:p>
          </table:table-cell>
          <table:table-cell office:value-type="string" table:style-name="ce47">
            <text:p>男</text:p>
          </table:table-cell>
          <table:table-cell office:value-type="string" table:style-name="ce4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新竹縣</text:p>
          </table:table-cell>
          <table:table-cell office:value-type="float" office:value="203970" table:style-name="ce71">
            <text:p>203,970</text:p>
          </table:table-cell>
          <table:table-cell office:value-type="float" office:value="568516" table:style-name="ce79">
            <text:p>568,516</text:p>
          </table:table-cell>
          <table:table-cell office:value-type="float" office:value="290123" table:style-name="ce79">
            <text:p>290,123</text:p>
          </table:table-cell>
          <table:table-cell office:value-type="float" office:value="278393" table:style-name="ce73">
            <text:p>278,393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北市</text:p>
          </table:table-cell>
          <table:table-cell office:value-type="float" office:value="73551" table:style-name="ce52">
            <text:p>73,551</text:p>
          </table:table-cell>
          <table:table-cell office:value-type="float" office:value="198596" table:style-name="ce11">
            <text:p>198,596</text:p>
          </table:table-cell>
          <table:table-cell office:value-type="float" office:value="98782" table:style-name="ce11">
            <text:p>98,782</text:p>
          </table:table-cell>
          <table:table-cell office:value-type="float" office:value="99814" table:style-name="ce10">
            <text:p>99,81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關西鎮</text:p>
          </table:table-cell>
          <table:table-cell office:value-type="float" office:value="9336" table:style-name="ce52">
            <text:p>9,336</text:p>
          </table:table-cell>
          <table:table-cell office:value-type="float" office:value="27863" table:style-name="ce49">
            <text:p>27,863</text:p>
          </table:table-cell>
          <table:table-cell office:value-type="float" office:value="14961" table:style-name="ce11">
            <text:p>14,961</text:p>
          </table:table-cell>
          <table:table-cell office:value-type="float" office:value="12902" table:style-name="ce10">
            <text:p>12,902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埔鎮</text:p>
          </table:table-cell>
          <table:table-cell office:value-type="float" office:value="11135" table:style-name="ce52">
            <text:p>11,135</text:p>
          </table:table-cell>
          <table:table-cell office:value-type="float" office:value="32965" table:style-name="ce49">
            <text:p>32,965</text:p>
          </table:table-cell>
          <table:table-cell office:value-type="float" office:value="17547" table:style-name="ce11">
            <text:p>17,547</text:p>
          </table:table-cell>
          <table:table-cell office:value-type="float" office:value="15418" table:style-name="ce10">
            <text:p>15,418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東鎮</text:p>
          </table:table-cell>
          <table:table-cell office:value-type="float" office:value="35313" table:style-name="ce52">
            <text:p>35,313</text:p>
          </table:table-cell>
          <table:table-cell office:value-type="float" office:value="97288" table:style-name="ce49">
            <text:p>97,288</text:p>
          </table:table-cell>
          <table:table-cell office:value-type="float" office:value="48939" table:style-name="ce11">
            <text:p>48,939</text:p>
          </table:table-cell>
          <table:table-cell office:value-type="float" office:value="48349" table:style-name="ce10">
            <text:p>48,349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湖口鄉</text:p>
          </table:table-cell>
          <table:table-cell office:value-type="float" office:value="28264" table:style-name="ce52">
            <text:p>28,264</text:p>
          </table:table-cell>
          <table:table-cell office:value-type="float" office:value="78612" table:style-name="ce49">
            <text:p>78,612</text:p>
          </table:table-cell>
          <table:table-cell office:value-type="float" office:value="39789" table:style-name="ce11">
            <text:p>39,789</text:p>
          </table:table-cell>
          <table:table-cell office:value-type="float" office:value="38823" table:style-name="ce10">
            <text:p>38,823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橫山鄉</text:p>
          </table:table-cell>
          <table:table-cell office:value-type="float" office:value="4400" table:style-name="ce52">
            <text:p>4,400</text:p>
          </table:table-cell>
          <table:table-cell office:value-type="float" office:value="12618" table:style-name="ce49">
            <text:p>12,618</text:p>
          </table:table-cell>
          <table:table-cell office:value-type="float" office:value="6833" table:style-name="ce11">
            <text:p>6,833</text:p>
          </table:table-cell>
          <table:table-cell office:value-type="float" office:value="5785" table:style-name="ce10">
            <text:p>5,785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豐鄉</text:p>
          </table:table-cell>
          <table:table-cell office:value-type="float" office:value="19306" table:style-name="ce52">
            <text:p>19,306</text:p>
          </table:table-cell>
          <table:table-cell office:value-type="float" office:value="57488" table:style-name="ce49">
            <text:p>57,488</text:p>
          </table:table-cell>
          <table:table-cell office:value-type="float" office:value="29441" table:style-name="ce11">
            <text:p>29,441</text:p>
          </table:table-cell>
          <table:table-cell office:value-type="float" office:value="28047" table:style-name="ce10">
            <text:p>28,04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芎林鄉</text:p>
          </table:table-cell>
          <table:table-cell office:value-type="float" office:value="6824" table:style-name="ce52">
            <text:p>6,824</text:p>
          </table:table-cell>
          <table:table-cell office:value-type="float" office:value="19925" table:style-name="ce49">
            <text:p>19,925</text:p>
          </table:table-cell>
          <table:table-cell office:value-type="float" office:value="10508" table:style-name="ce11">
            <text:p>10,508</text:p>
          </table:table-cell>
          <table:table-cell office:value-type="float" office:value="9417" table:style-name="ce10">
            <text:p>9,41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寶山鄉</text:p>
          </table:table-cell>
          <table:table-cell office:value-type="float" office:value="5953" table:style-name="ce52">
            <text:p>5,953</text:p>
          </table:table-cell>
          <table:table-cell office:value-type="float" office:value="14620" table:style-name="ce49">
            <text:p>14,620</text:p>
          </table:table-cell>
          <table:table-cell office:value-type="float" office:value="7963" table:style-name="ce11">
            <text:p>7,963</text:p>
          </table:table-cell>
          <table:table-cell office:value-type="float" office:value="6657" table:style-name="ce10">
            <text:p>6,65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北埔鄉</text:p>
          </table:table-cell>
          <table:table-cell office:value-type="float" office:value="3128" table:style-name="ce52">
            <text:p>3,128</text:p>
          </table:table-cell>
          <table:table-cell office:value-type="float" office:value="9065" table:style-name="ce49">
            <text:p>9,065</text:p>
          </table:table-cell>
          <table:table-cell office:value-type="float" office:value="4945" table:style-name="ce11">
            <text:p>4,945</text:p>
          </table:table-cell>
          <table:table-cell office:value-type="float" office:value="4120" table:style-name="ce10">
            <text:p>4,120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峨眉鄉</text:p>
          </table:table-cell>
          <table:table-cell office:value-type="float" office:value="2075" table:style-name="ce52">
            <text:p>2,075</text:p>
          </table:table-cell>
          <table:table-cell office:value-type="float" office:value="5435" table:style-name="ce49">
            <text:p>5,435</text:p>
          </table:table-cell>
          <table:table-cell office:value-type="float" office:value="2996" table:style-name="ce11">
            <text:p>2,996</text:p>
          </table:table-cell>
          <table:table-cell office:value-type="float" office:value="2439" table:style-name="ce10">
            <text:p>2,439</text:p>
          </table:table-cell>
          <table:table-cell table:number-columns-repeated="16379"/>
        </table:table-row>
        <table:table-row table:style-name="ro4">
          <table:table-cell office:value-type="string" table:style-name="ce91">
            <text:p>※尖石鄉</text:p>
          </table:table-cell>
          <table:table-cell office:value-type="float" office:value="2927" table:style-name="ce52">
            <text:p>2,927</text:p>
          </table:table-cell>
          <table:table-cell office:value-type="float" office:value="9565" table:style-name="ce49">
            <text:p>9,565</text:p>
          </table:table-cell>
          <table:table-cell office:value-type="float" office:value="4981" table:style-name="ce11">
            <text:p>4,981</text:p>
          </table:table-cell>
          <table:table-cell office:value-type="float" office:value="4584" table:style-name="ce10">
            <text:p>4,584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五峰鄉</text:p>
          </table:table-cell>
          <table:table-cell office:value-type="float" office:value="1758" table:style-name="ce53">
            <text:p>1,758</text:p>
          </table:table-cell>
          <table:table-cell office:value-type="float" office:value="4476" table:style-name="ce51">
            <text:p>4,476</text:p>
          </table:table-cell>
          <table:table-cell office:value-type="float" office:value="2438" table:style-name="ce18">
            <text:p>2,438</text:p>
          </table:table-cell>
          <table:table-cell office:value-type="float" office:value="2038" table:style-name="ce17">
            <text:p>2,038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苗栗縣</text:p>
          </table:table-cell>
          <table:table-cell office:value-type="float" office:value="192657" table:style-name="ce71">
            <text:p>192,657</text:p>
          </table:table-cell>
          <table:table-cell office:value-type="float" office:value="543711" table:style-name="ce79">
            <text:p>543,711</text:p>
          </table:table-cell>
          <table:table-cell office:value-type="float" office:value="280302" table:style-name="ce79">
            <text:p>280,302</text:p>
          </table:table-cell>
          <table:table-cell office:value-type="float" office:value="263409" table:style-name="ce73">
            <text:p>263,4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2051" table:style-name="ce52">
            <text:p>32,051</text:p>
          </table:table-cell>
          <table:table-cell office:value-type="float" office:value="87797" table:style-name="ce11">
            <text:p>87,797</text:p>
          </table:table-cell>
          <table:table-cell office:value-type="float" office:value="43720" table:style-name="ce11">
            <text:p>43,720</text:p>
          </table:table-cell>
          <table:table-cell office:value-type="float" office:value="44077" table:style-name="ce10">
            <text:p>44,077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頭份市</text:p>
          </table:table-cell>
          <table:table-cell office:value-type="float" office:value="36803" table:style-name="ce52">
            <text:p>36,803</text:p>
          </table:table-cell>
          <table:table-cell office:value-type="float" office:value="104105" table:style-name="ce11">
            <text:p>104,105</text:p>
          </table:table-cell>
          <table:table-cell office:value-type="float" office:value="52455" table:style-name="ce11">
            <text:p>52,455</text:p>
          </table:table-cell>
          <table:table-cell office:value-type="float" office:value="51650" table:style-name="ce10">
            <text:p>51,650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苑裡鎮</text:p>
          </table:table-cell>
          <table:table-cell office:value-type="float" office:value="14967" table:style-name="ce52">
            <text:p>14,967</text:p>
          </table:table-cell>
          <table:table-cell office:value-type="float" office:value="44753" table:style-name="ce11">
            <text:p>44,753</text:p>
          </table:table-cell>
          <table:table-cell office:value-type="float" office:value="23348" table:style-name="ce11">
            <text:p>23,348</text:p>
          </table:table-cell>
          <table:table-cell office:value-type="float" office:value="21405" table:style-name="ce10">
            <text:p>21,4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68" table:style-name="ce52">
            <text:p>11,568</text:p>
          </table:table-cell>
          <table:table-cell office:value-type="float" office:value="33201" table:style-name="ce11">
            <text:p>33,201</text:p>
          </table:table-cell>
          <table:table-cell office:value-type="float" office:value="17560" table:style-name="ce11">
            <text:p>17,560</text:p>
          </table:table-cell>
          <table:table-cell office:value-type="float" office:value="15641" table:style-name="ce10">
            <text:p>15,6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31017" table:style-name="ce52">
            <text:p>31,017</text:p>
          </table:table-cell>
          <table:table-cell office:value-type="float" office:value="86975" table:style-name="ce11">
            <text:p>86,975</text:p>
          </table:table-cell>
          <table:table-cell office:value-type="float" office:value="43897" table:style-name="ce11">
            <text:p>43,897</text:p>
          </table:table-cell>
          <table:table-cell office:value-type="float" office:value="43078" table:style-name="ce10">
            <text:p>43,0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2091" table:style-name="ce52">
            <text:p>12,091</text:p>
          </table:table-cell>
          <table:table-cell office:value-type="float" office:value="35393" table:style-name="ce11">
            <text:p>35,393</text:p>
          </table:table-cell>
          <table:table-cell office:value-type="float" office:value="18760" table:style-name="ce11">
            <text:p>18,760</text:p>
          </table:table-cell>
          <table:table-cell office:value-type="float" office:value="16633" table:style-name="ce10">
            <text:p>16,6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5947" table:style-name="ce52">
            <text:p>5,947</text:p>
          </table:table-cell>
          <table:table-cell office:value-type="float" office:value="16323" table:style-name="ce11">
            <text:p>16,323</text:p>
          </table:table-cell>
          <table:table-cell office:value-type="float" office:value="8528" table:style-name="ce11">
            <text:p>8,528</text:p>
          </table:table-cell>
          <table:table-cell office:value-type="float" office:value="7795" table:style-name="ce10">
            <text:p>7,7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305" table:style-name="ce52">
            <text:p>5,305</text:p>
          </table:table-cell>
          <table:table-cell office:value-type="float" office:value="14001" table:style-name="ce11">
            <text:p>14,001</text:p>
          </table:table-cell>
          <table:table-cell office:value-type="float" office:value="7458" table:style-name="ce11">
            <text:p>7,458</text:p>
          </table:table-cell>
          <table:table-cell office:value-type="float" office:value="6543" table:style-name="ce10">
            <text:p>6,5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752" table:style-name="ce52">
            <text:p>10,752</text:p>
          </table:table-cell>
          <table:table-cell office:value-type="float" office:value="32498" table:style-name="ce11">
            <text:p>32,498</text:p>
          </table:table-cell>
          <table:table-cell office:value-type="float" office:value="16942" table:style-name="ce11">
            <text:p>16,942</text:p>
          </table:table-cell>
          <table:table-cell office:value-type="float" office:value="15556" table:style-name="ce10">
            <text:p>15,5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18" table:style-name="ce52">
            <text:p>6,118</text:p>
          </table:table-cell>
          <table:table-cell office:value-type="float" office:value="17420" table:style-name="ce11">
            <text:p>17,420</text:p>
          </table:table-cell>
          <table:table-cell office:value-type="float" office:value="9254" table:style-name="ce11">
            <text:p>9,254</text:p>
          </table:table-cell>
          <table:table-cell office:value-type="float" office:value="8166" table:style-name="ce10">
            <text:p>8,1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17" table:style-name="ce52">
            <text:p>3,917</text:p>
          </table:table-cell>
          <table:table-cell office:value-type="float" office:value="9665" table:style-name="ce11">
            <text:p>9,665</text:p>
          </table:table-cell>
          <table:table-cell office:value-type="float" office:value="5313" table:style-name="ce11">
            <text:p>5,313</text:p>
          </table:table-cell>
          <table:table-cell office:value-type="float" office:value="4352" table:style-name="ce10">
            <text:p>4,3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33" table:style-name="ce52">
            <text:p>3,633</text:p>
          </table:table-cell>
          <table:table-cell office:value-type="float" office:value="10346" table:style-name="ce11">
            <text:p>10,346</text:p>
          </table:table-cell>
          <table:table-cell office:value-type="float" office:value="5494" table:style-name="ce11">
            <text:p>5,494</text:p>
          </table:table-cell>
          <table:table-cell office:value-type="float" office:value="4852" table:style-name="ce10">
            <text:p>4,8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645" table:style-name="ce52">
            <text:p>5,645</text:p>
          </table:table-cell>
          <table:table-cell office:value-type="float" office:value="15777" table:style-name="ce11">
            <text:p>15,777</text:p>
          </table:table-cell>
          <table:table-cell office:value-type="float" office:value="8332" table:style-name="ce11">
            <text:p>8,332</text:p>
          </table:table-cell>
          <table:table-cell office:value-type="float" office:value="7445" table:style-name="ce10">
            <text:p>7,4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35" table:style-name="ce52">
            <text:p>2,635</text:p>
          </table:table-cell>
          <table:table-cell office:value-type="float" office:value="6780" table:style-name="ce11">
            <text:p>6,780</text:p>
          </table:table-cell>
          <table:table-cell office:value-type="float" office:value="3793" table:style-name="ce11">
            <text:p>3,793</text:p>
          </table:table-cell>
          <table:table-cell office:value-type="float" office:value="2987" table:style-name="ce10">
            <text:p>2,9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42" table:style-name="ce52">
            <text:p>4,142</text:p>
          </table:table-cell>
          <table:table-cell office:value-type="float" office:value="12286" table:style-name="ce11">
            <text:p>12,286</text:p>
          </table:table-cell>
          <table:table-cell office:value-type="float" office:value="6508" table:style-name="ce11">
            <text:p>6,508</text:p>
          </table:table-cell>
          <table:table-cell office:value-type="float" office:value="5778" table:style-name="ce10">
            <text:p>5,7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357" table:style-name="ce52">
            <text:p>2,357</text:p>
          </table:table-cell>
          <table:table-cell office:value-type="float" office:value="6429" table:style-name="ce11">
            <text:p>6,429</text:p>
          </table:table-cell>
          <table:table-cell office:value-type="float" office:value="3516" table:style-name="ce11">
            <text:p>3,516</text:p>
          </table:table-cell>
          <table:table-cell office:value-type="float" office:value="2913" table:style-name="ce10">
            <text:p>2,9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33" table:style-name="ce52">
            <text:p>1,733</text:p>
          </table:table-cell>
          <table:table-cell office:value-type="float" office:value="4167" table:style-name="ce11">
            <text:p>4,167</text:p>
          </table:table-cell>
          <table:table-cell office:value-type="float" office:value="2319" table:style-name="ce11">
            <text:p>2,319</text:p>
          </table:table-cell>
          <table:table-cell office:value-type="float" office:value="1848" table:style-name="ce10">
            <text:p>1,84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泰安鄉</text:p>
          </table:table-cell>
          <table:table-cell office:value-type="float" office:value="1976" table:style-name="ce53">
            <text:p>1,976</text:p>
          </table:table-cell>
          <table:table-cell office:value-type="float" office:value="5795" table:style-name="ce18">
            <text:p>5,795</text:p>
          </table:table-cell>
          <table:table-cell office:value-type="float" office:value="3105" table:style-name="ce18">
            <text:p>3,105</text:p>
          </table:table-cell>
          <table:table-cell office:value-type="float" office:value="2690" table:style-name="ce17">
            <text:p>2,69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彰化縣</text:p>
          </table:table-cell>
          <table:table-cell office:value-type="float" office:value="395694" table:style-name="ce71">
            <text:p>395,694</text:p>
          </table:table-cell>
          <table:table-cell office:value-type="float" office:value="1268766" table:style-name="ce79">
            <text:p>1,268,766</text:p>
          </table:table-cell>
          <table:table-cell office:value-type="float" office:value="645071" table:style-name="ce79">
            <text:p>645,071</text:p>
          </table:table-cell>
          <table:table-cell office:value-type="float" office:value="623695" table:style-name="ce73">
            <text:p>623,69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7884" table:style-name="ce52">
            <text:p>77,884</text:p>
          </table:table-cell>
          <table:table-cell office:value-type="float" office:value="231714" table:style-name="ce11">
            <text:p>231,714</text:p>
          </table:table-cell>
          <table:table-cell office:value-type="float" office:value="114039" table:style-name="ce11">
            <text:p>114,039</text:p>
          </table:table-cell>
          <table:table-cell office:value-type="float" office:value="117675" table:style-name="ce10">
            <text:p>117,67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0">
            <text:p>員林市</text:p>
          </table:table-cell>
          <table:table-cell office:value-type="float" office:value="40910" table:style-name="ce52">
            <text:p>40,910</text:p>
          </table:table-cell>
          <table:table-cell office:value-type="float" office:value="125075" table:style-name="ce11">
            <text:p>125,075</text:p>
          </table:table-cell>
          <table:table-cell office:value-type="float" office:value="61918" table:style-name="ce11">
            <text:p>61,918</text:p>
          </table:table-cell>
          <table:table-cell office:value-type="float" office:value="63157" table:style-name="ce10">
            <text:p>63,157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5224" table:style-name="ce52">
            <text:p>25,224</text:p>
          </table:table-cell>
          <table:table-cell office:value-type="float" office:value="86651" table:style-name="ce11">
            <text:p>86,651</text:p>
          </table:table-cell>
          <table:table-cell office:value-type="float" office:value="43957" table:style-name="ce11">
            <text:p>43,957</text:p>
          </table:table-cell>
          <table:table-cell office:value-type="float" office:value="42694" table:style-name="ce10">
            <text:p>42,69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7458" table:style-name="ce52">
            <text:p>27,458</text:p>
          </table:table-cell>
          <table:table-cell office:value-type="float" office:value="90271" table:style-name="ce11">
            <text:p>90,271</text:p>
          </table:table-cell>
          <table:table-cell office:value-type="float" office:value="45927" table:style-name="ce11">
            <text:p>45,927</text:p>
          </table:table-cell>
          <table:table-cell office:value-type="float" office:value="44344" table:style-name="ce10">
            <text:p>44,34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1018" table:style-name="ce52">
            <text:p>11,018</text:p>
          </table:table-cell>
          <table:table-cell office:value-type="float" office:value="33351" table:style-name="ce11">
            <text:p>33,351</text:p>
          </table:table-cell>
          <table:table-cell office:value-type="float" office:value="16763" table:style-name="ce11">
            <text:p>16,763</text:p>
          </table:table-cell>
          <table:table-cell office:value-type="float" office:value="16588" table:style-name="ce10">
            <text:p>16,58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641" table:style-name="ce52">
            <text:p>16,641</text:p>
          </table:table-cell>
          <table:table-cell office:value-type="float" office:value="55001" table:style-name="ce11">
            <text:p>55,001</text:p>
          </table:table-cell>
          <table:table-cell office:value-type="float" office:value="27785" table:style-name="ce11">
            <text:p>27,785</text:p>
          </table:table-cell>
          <table:table-cell office:value-type="float" office:value="27216" table:style-name="ce10">
            <text:p>27,21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396" table:style-name="ce52">
            <text:p>13,396</text:p>
          </table:table-cell>
          <table:table-cell office:value-type="float" office:value="40889" table:style-name="ce11">
            <text:p>40,889</text:p>
          </table:table-cell>
          <table:table-cell office:value-type="float" office:value="20951" table:style-name="ce11">
            <text:p>20,951</text:p>
          </table:table-cell>
          <table:table-cell office:value-type="float" office:value="19938" table:style-name="ce10">
            <text:p>19,93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237" table:style-name="ce52">
            <text:p>15,237</text:p>
          </table:table-cell>
          <table:table-cell office:value-type="float" office:value="49782" table:style-name="ce11">
            <text:p>49,782</text:p>
          </table:table-cell>
          <table:table-cell office:value-type="float" office:value="25517" table:style-name="ce11">
            <text:p>25,517</text:p>
          </table:table-cell>
          <table:table-cell office:value-type="float" office:value="24265" table:style-name="ce10">
            <text:p>24,26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521" table:style-name="ce52">
            <text:p>4,521</text:p>
          </table:table-cell>
          <table:table-cell office:value-type="float" office:value="16666" table:style-name="ce11">
            <text:p>16,666</text:p>
          </table:table-cell>
          <table:table-cell office:value-type="float" office:value="8567" table:style-name="ce11">
            <text:p>8,567</text:p>
          </table:table-cell>
          <table:table-cell office:value-type="float" office:value="8099" table:style-name="ce10">
            <text:p>8,09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10489" table:style-name="ce52">
            <text:p>10,489</text:p>
          </table:table-cell>
          <table:table-cell office:value-type="float" office:value="37653" table:style-name="ce11">
            <text:p>37,653</text:p>
          </table:table-cell>
          <table:table-cell office:value-type="float" office:value="19063" table:style-name="ce11">
            <text:p>19,063</text:p>
          </table:table-cell>
          <table:table-cell office:value-type="float" office:value="18590" table:style-name="ce10">
            <text:p>18,59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3190" table:style-name="ce52">
            <text:p>13,190</text:p>
          </table:table-cell>
          <table:table-cell office:value-type="float" office:value="46531" table:style-name="ce11">
            <text:p>46,531</text:p>
          </table:table-cell>
          <table:table-cell office:value-type="float" office:value="24258" table:style-name="ce11">
            <text:p>24,258</text:p>
          </table:table-cell>
          <table:table-cell office:value-type="float" office:value="22273" table:style-name="ce10">
            <text:p>22,27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1088" table:style-name="ce52">
            <text:p>11,088</text:p>
          </table:table-cell>
          <table:table-cell office:value-type="float" office:value="38965" table:style-name="ce11">
            <text:p>38,965</text:p>
          </table:table-cell>
          <table:table-cell office:value-type="float" office:value="20072" table:style-name="ce11">
            <text:p>20,072</text:p>
          </table:table-cell>
          <table:table-cell office:value-type="float" office:value="18893" table:style-name="ce10">
            <text:p>18,89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409" table:style-name="ce52">
            <text:p>14,409</text:p>
          </table:table-cell>
          <table:table-cell office:value-type="float" office:value="45415" table:style-name="ce11">
            <text:p>45,415</text:p>
          </table:table-cell>
          <table:table-cell office:value-type="float" office:value="23280" table:style-name="ce11">
            <text:p>23,280</text:p>
          </table:table-cell>
          <table:table-cell office:value-type="float" office:value="22135" table:style-name="ce10">
            <text:p>22,1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34" table:style-name="ce52">
            <text:p>6,834</text:p>
          </table:table-cell>
          <table:table-cell office:value-type="float" office:value="23279" table:style-name="ce11">
            <text:p>23,279</text:p>
          </table:table-cell>
          <table:table-cell office:value-type="float" office:value="12251" table:style-name="ce11">
            <text:p>12,251</text:p>
          </table:table-cell>
          <table:table-cell office:value-type="float" office:value="11028" table:style-name="ce10">
            <text:p>11,0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502" table:style-name="ce52">
            <text:p>11,502</text:p>
          </table:table-cell>
          <table:table-cell office:value-type="float" office:value="37229" table:style-name="ce11">
            <text:p>37,229</text:p>
          </table:table-cell>
          <table:table-cell office:value-type="float" office:value="19165" table:style-name="ce11">
            <text:p>19,165</text:p>
          </table:table-cell>
          <table:table-cell office:value-type="float" office:value="18064" table:style-name="ce10">
            <text:p>18,0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261" table:style-name="ce52">
            <text:p>9,261</text:p>
          </table:table-cell>
          <table:table-cell office:value-type="float" office:value="32046" table:style-name="ce11">
            <text:p>32,046</text:p>
          </table:table-cell>
          <table:table-cell office:value-type="float" office:value="16854" table:style-name="ce11">
            <text:p>16,854</text:p>
          </table:table-cell>
          <table:table-cell office:value-type="float" office:value="15192" table:style-name="ce10">
            <text:p>15,1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945" table:style-name="ce52">
            <text:p>10,945</text:p>
          </table:table-cell>
          <table:table-cell office:value-type="float" office:value="34634" table:style-name="ce11">
            <text:p>34,634</text:p>
          </table:table-cell>
          <table:table-cell office:value-type="float" office:value="17774" table:style-name="ce11">
            <text:p>17,774</text:p>
          </table:table-cell>
          <table:table-cell office:value-type="float" office:value="16860" table:style-name="ce10">
            <text:p>16,8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1059" table:style-name="ce52">
            <text:p>11,059</text:p>
          </table:table-cell>
          <table:table-cell office:value-type="float" office:value="36382" table:style-name="ce11">
            <text:p>36,382</text:p>
          </table:table-cell>
          <table:table-cell office:value-type="float" office:value="18815" table:style-name="ce11">
            <text:p>18,815</text:p>
          </table:table-cell>
          <table:table-cell office:value-type="float" office:value="17567" table:style-name="ce10">
            <text:p>17,5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3109" table:style-name="ce52">
            <text:p>13,109</text:p>
          </table:table-cell>
          <table:table-cell office:value-type="float" office:value="42525" table:style-name="ce11">
            <text:p>42,525</text:p>
          </table:table-cell>
          <table:table-cell office:value-type="float" office:value="21861" table:style-name="ce11">
            <text:p>21,861</text:p>
          </table:table-cell>
          <table:table-cell office:value-type="float" office:value="20664" table:style-name="ce10">
            <text:p>20,6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307" table:style-name="ce52">
            <text:p>5,307</text:p>
          </table:table-cell>
          <table:table-cell office:value-type="float" office:value="14693" table:style-name="ce11">
            <text:p>14,693</text:p>
          </table:table-cell>
          <table:table-cell office:value-type="float" office:value="7760" table:style-name="ce11">
            <text:p>7,760</text:p>
          </table:table-cell>
          <table:table-cell office:value-type="float" office:value="6933" table:style-name="ce10">
            <text:p>6,9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8100" table:style-name="ce52">
            <text:p>8,100</text:p>
          </table:table-cell>
          <table:table-cell office:value-type="float" office:value="26801" table:style-name="ce11">
            <text:p>26,801</text:p>
          </table:table-cell>
          <table:table-cell office:value-type="float" office:value="13857" table:style-name="ce11">
            <text:p>13,857</text:p>
          </table:table-cell>
          <table:table-cell office:value-type="float" office:value="12944" table:style-name="ce10">
            <text:p>12,9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148" table:style-name="ce52">
            <text:p>9,148</text:p>
          </table:table-cell>
          <table:table-cell office:value-type="float" office:value="30138" table:style-name="ce11">
            <text:p>30,138</text:p>
          </table:table-cell>
          <table:table-cell office:value-type="float" office:value="15547" table:style-name="ce11">
            <text:p>15,547</text:p>
          </table:table-cell>
          <table:table-cell office:value-type="float" office:value="14591" table:style-name="ce10">
            <text:p>14,5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59" table:style-name="ce52">
            <text:p>10,159</text:p>
          </table:table-cell>
          <table:table-cell office:value-type="float" office:value="32893" table:style-name="ce11">
            <text:p>32,893</text:p>
          </table:table-cell>
          <table:table-cell office:value-type="float" office:value="17385" table:style-name="ce11">
            <text:p>17,385</text:p>
          </table:table-cell>
          <table:table-cell office:value-type="float" office:value="15508" table:style-name="ce10">
            <text:p>15,5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194" table:style-name="ce52">
            <text:p>5,194</text:p>
          </table:table-cell>
          <table:table-cell office:value-type="float" office:value="16202" table:style-name="ce11">
            <text:p>16,202</text:p>
          </table:table-cell>
          <table:table-cell office:value-type="float" office:value="8740" table:style-name="ce11">
            <text:p>8,740</text:p>
          </table:table-cell>
          <table:table-cell office:value-type="float" office:value="7462" table:style-name="ce10">
            <text:p>7,4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592" table:style-name="ce52">
            <text:p>4,592</text:p>
          </table:table-cell>
          <table:table-cell office:value-type="float" office:value="14830" table:style-name="ce11">
            <text:p>14,830</text:p>
          </table:table-cell>
          <table:table-cell office:value-type="float" office:value="7745" table:style-name="ce11">
            <text:p>7,745</text:p>
          </table:table-cell>
          <table:table-cell office:value-type="float" office:value="7085" table:style-name="ce10">
            <text:p>7,085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9019" table:style-name="ce53">
            <text:p>9,019</text:p>
          </table:table-cell>
          <table:table-cell office:value-type="float" office:value="29150" table:style-name="ce18">
            <text:p>29,150</text:p>
          </table:table-cell>
          <table:table-cell office:value-type="float" office:value="15220" table:style-name="ce18">
            <text:p>15,220</text:p>
          </table:table-cell>
          <table:table-cell office:value-type="float" office:value="13930" table:style-name="ce17">
            <text:p>13,930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南投縣</text:p>
          </table:table-cell>
          <table:table-cell office:value-type="float" office:value="179539" table:style-name="ce71">
            <text:p>179,539</text:p>
          </table:table-cell>
          <table:table-cell office:value-type="float" office:value="492168" table:style-name="ce79">
            <text:p>492,168</text:p>
          </table:table-cell>
          <table:table-cell office:value-type="float" office:value="251563" table:style-name="ce79">
            <text:p>251,563</text:p>
          </table:table-cell>
          <table:table-cell office:value-type="float" office:value="240605" table:style-name="ce73">
            <text:p>240,6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5362" table:style-name="ce52">
            <text:p>35,362</text:p>
          </table:table-cell>
          <table:table-cell office:value-type="float" office:value="99160" table:style-name="ce11">
            <text:p>99,160</text:p>
          </table:table-cell>
          <table:table-cell office:value-type="float" office:value="49559" table:style-name="ce11">
            <text:p>49,559</text:p>
          </table:table-cell>
          <table:table-cell office:value-type="float" office:value="49601" table:style-name="ce10">
            <text:p>49,6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91" table:style-name="ce52">
            <text:p>29,091</text:p>
          </table:table-cell>
          <table:table-cell office:value-type="float" office:value="79483" table:style-name="ce11">
            <text:p>79,483</text:p>
          </table:table-cell>
          <table:table-cell office:value-type="float" office:value="39482" table:style-name="ce11">
            <text:p>39,482</text:p>
          </table:table-cell>
          <table:table-cell office:value-type="float" office:value="40001" table:style-name="ce10">
            <text:p>40,0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4040" table:style-name="ce52">
            <text:p>34,040</text:p>
          </table:table-cell>
          <table:table-cell office:value-type="float" office:value="97672" table:style-name="ce11">
            <text:p>97,672</text:p>
          </table:table-cell>
          <table:table-cell office:value-type="float" office:value="49204" table:style-name="ce11">
            <text:p>49,204</text:p>
          </table:table-cell>
          <table:table-cell office:value-type="float" office:value="48468" table:style-name="ce10">
            <text:p>48,4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277" table:style-name="ce52">
            <text:p>20,277</text:p>
          </table:table-cell>
          <table:table-cell office:value-type="float" office:value="53647" table:style-name="ce11">
            <text:p>53,647</text:p>
          </table:table-cell>
          <table:table-cell office:value-type="float" office:value="27428" table:style-name="ce11">
            <text:p>27,428</text:p>
          </table:table-cell>
          <table:table-cell office:value-type="float" office:value="26219" table:style-name="ce10">
            <text:p>26,2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63" table:style-name="ce52">
            <text:p>4,263</text:p>
          </table:table-cell>
          <table:table-cell office:value-type="float" office:value="10532" table:style-name="ce11">
            <text:p>10,532</text:p>
          </table:table-cell>
          <table:table-cell office:value-type="float" office:value="5514" table:style-name="ce11">
            <text:p>5,514</text:p>
          </table:table-cell>
          <table:table-cell office:value-type="float" office:value="5018" table:style-name="ce10">
            <text:p>5,0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73" table:style-name="ce52">
            <text:p>12,673</text:p>
          </table:table-cell>
          <table:table-cell office:value-type="float" office:value="37641" table:style-name="ce11">
            <text:p>37,641</text:p>
          </table:table-cell>
          <table:table-cell office:value-type="float" office:value="19811" table:style-name="ce11">
            <text:p>19,811</text:p>
          </table:table-cell>
          <table:table-cell office:value-type="float" office:value="17830" table:style-name="ce10">
            <text:p>17,8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8011" table:style-name="ce52">
            <text:p>8,011</text:p>
          </table:table-cell>
          <table:table-cell office:value-type="float" office:value="17297" table:style-name="ce11">
            <text:p>17,297</text:p>
          </table:table-cell>
          <table:table-cell office:value-type="float" office:value="9243" table:style-name="ce11">
            <text:p>9,243</text:p>
          </table:table-cell>
          <table:table-cell office:value-type="float" office:value="8054" table:style-name="ce10">
            <text:p>8,0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605" table:style-name="ce52">
            <text:p>5,605</text:p>
          </table:table-cell>
          <table:table-cell office:value-type="float" office:value="14400" table:style-name="ce11">
            <text:p>14,400</text:p>
          </table:table-cell>
          <table:table-cell office:value-type="float" office:value="7854" table:style-name="ce11">
            <text:p>7,854</text:p>
          </table:table-cell>
          <table:table-cell office:value-type="float" office:value="6546" table:style-name="ce10">
            <text:p>6,5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46" table:style-name="ce52">
            <text:p>5,746</text:p>
          </table:table-cell>
          <table:table-cell office:value-type="float" office:value="15511" table:style-name="ce11">
            <text:p>15,511</text:p>
          </table:table-cell>
          <table:table-cell office:value-type="float" office:value="8156" table:style-name="ce11">
            <text:p>8,156</text:p>
          </table:table-cell>
          <table:table-cell office:value-type="float" office:value="7355" table:style-name="ce10">
            <text:p>7,3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213" table:style-name="ce52">
            <text:p>7,213</text:p>
          </table:table-cell>
          <table:table-cell office:value-type="float" office:value="18048" table:style-name="ce11">
            <text:p>18,048</text:p>
          </table:table-cell>
          <table:table-cell office:value-type="float" office:value="9728" table:style-name="ce11">
            <text:p>9,728</text:p>
          </table:table-cell>
          <table:table-cell office:value-type="float" office:value="8320" table:style-name="ce10">
            <text:p>8,3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127" table:style-name="ce52">
            <text:p>7,127</text:p>
          </table:table-cell>
          <table:table-cell office:value-type="float" office:value="17121" table:style-name="ce11">
            <text:p>17,121</text:p>
          </table:table-cell>
          <table:table-cell office:value-type="float" office:value="8981" table:style-name="ce11">
            <text:p>8,981</text:p>
          </table:table-cell>
          <table:table-cell office:value-type="float" office:value="8140" table:style-name="ce10">
            <text:p>8,14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信義鄉</text:p>
          </table:table-cell>
          <table:table-cell office:value-type="float" office:value="5277" table:style-name="ce52">
            <text:p>5,277</text:p>
          </table:table-cell>
          <table:table-cell office:value-type="float" office:value="15867" table:style-name="ce11">
            <text:p>15,867</text:p>
          </table:table-cell>
          <table:table-cell office:value-type="float" office:value="8497" table:style-name="ce11">
            <text:p>8,497</text:p>
          </table:table-cell>
          <table:table-cell office:value-type="float" office:value="7370" table:style-name="ce10">
            <text:p>7,37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仁愛鄉</text:p>
          </table:table-cell>
          <table:table-cell office:value-type="float" office:value="4854" table:style-name="ce53">
            <text:p>4,854</text:p>
          </table:table-cell>
          <table:table-cell office:value-type="float" office:value="15789" table:style-name="ce18">
            <text:p>15,789</text:p>
          </table:table-cell>
          <table:table-cell office:value-type="float" office:value="8106" table:style-name="ce18">
            <text:p>8,106</text:p>
          </table:table-cell>
          <table:table-cell office:value-type="float" office:value="7683" table:style-name="ce17">
            <text:p>7,683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3594" table:style-name="ce71">
            <text:p>243,594</text:p>
          </table:table-cell>
          <table:table-cell office:value-type="float" office:value="678589" table:style-name="ce79">
            <text:p>678,589</text:p>
          </table:table-cell>
          <table:table-cell office:value-type="float" office:value="351126" table:style-name="ce79">
            <text:p>351,126</text:p>
          </table:table-cell>
          <table:table-cell office:value-type="float" office:value="327463" table:style-name="ce73">
            <text:p>327,4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9290" table:style-name="ce52">
            <text:p>39,290</text:p>
          </table:table-cell>
          <table:table-cell office:value-type="float" office:value="108709" table:style-name="ce11">
            <text:p>108,709</text:p>
          </table:table-cell>
          <table:table-cell office:value-type="float" office:value="53896" table:style-name="ce11">
            <text:p>53,896</text:p>
          </table:table-cell>
          <table:table-cell office:value-type="float" office:value="54813" table:style-name="ce10">
            <text:p>54,8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6077" table:style-name="ce52">
            <text:p>16,077</text:p>
          </table:table-cell>
          <table:table-cell office:value-type="float" office:value="44215" table:style-name="ce11">
            <text:p>44,215</text:p>
          </table:table-cell>
          <table:table-cell office:value-type="float" office:value="22428" table:style-name="ce11">
            <text:p>22,428</text:p>
          </table:table-cell>
          <table:table-cell office:value-type="float" office:value="21787" table:style-name="ce10">
            <text:p>21,7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5852" table:style-name="ce52">
            <text:p>25,852</text:p>
          </table:table-cell>
          <table:table-cell office:value-type="float" office:value="70954" table:style-name="ce11">
            <text:p>70,954</text:p>
          </table:table-cell>
          <table:table-cell office:value-type="float" office:value="35856" table:style-name="ce11">
            <text:p>35,856</text:p>
          </table:table-cell>
          <table:table-cell office:value-type="float" office:value="35098" table:style-name="ce10">
            <text:p>35,0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5033" table:style-name="ce52">
            <text:p>15,033</text:p>
          </table:table-cell>
          <table:table-cell office:value-type="float" office:value="45529" table:style-name="ce11">
            <text:p>45,529</text:p>
          </table:table-cell>
          <table:table-cell office:value-type="float" office:value="22888" table:style-name="ce11">
            <text:p>22,888</text:p>
          </table:table-cell>
          <table:table-cell office:value-type="float" office:value="22641" table:style-name="ce10">
            <text:p>22,6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582" table:style-name="ce52">
            <text:p>9,582</text:p>
          </table:table-cell>
          <table:table-cell office:value-type="float" office:value="28432" table:style-name="ce11">
            <text:p>28,432</text:p>
          </table:table-cell>
          <table:table-cell office:value-type="float" office:value="14817" table:style-name="ce11">
            <text:p>14,817</text:p>
          </table:table-cell>
          <table:table-cell office:value-type="float" office:value="13615" table:style-name="ce10">
            <text:p>13,6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6128" table:style-name="ce52">
            <text:p>16,128</text:p>
          </table:table-cell>
          <table:table-cell office:value-type="float" office:value="39293" table:style-name="ce11">
            <text:p>39,293</text:p>
          </table:table-cell>
          <table:table-cell office:value-type="float" office:value="20311" table:style-name="ce11">
            <text:p>20,311</text:p>
          </table:table-cell>
          <table:table-cell office:value-type="float" office:value="18982" table:style-name="ce10">
            <text:p>18,9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1254" table:style-name="ce52">
            <text:p>11,254</text:p>
          </table:table-cell>
          <table:table-cell office:value-type="float" office:value="31016" table:style-name="ce11">
            <text:p>31,016</text:p>
          </table:table-cell>
          <table:table-cell office:value-type="float" office:value="16339" table:style-name="ce11">
            <text:p>16,339</text:p>
          </table:table-cell>
          <table:table-cell office:value-type="float" office:value="14677" table:style-name="ce10">
            <text:p>14,6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51" table:style-name="ce52">
            <text:p>6,651</text:p>
          </table:table-cell>
          <table:table-cell office:value-type="float" office:value="18663" table:style-name="ce11">
            <text:p>18,663</text:p>
          </table:table-cell>
          <table:table-cell office:value-type="float" office:value="9954" table:style-name="ce11">
            <text:p>9,954</text:p>
          </table:table-cell>
          <table:table-cell office:value-type="float" office:value="8709" table:style-name="ce10">
            <text:p>8,7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459" table:style-name="ce52">
            <text:p>9,459</text:p>
          </table:table-cell>
          <table:table-cell office:value-type="float" office:value="28376" table:style-name="ce11">
            <text:p>28,376</text:p>
          </table:table-cell>
          <table:table-cell office:value-type="float" office:value="14801" table:style-name="ce11">
            <text:p>14,801</text:p>
          </table:table-cell>
          <table:table-cell office:value-type="float" office:value="13575" table:style-name="ce10">
            <text:p>13,5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25" table:style-name="ce52">
            <text:p>6,025</text:p>
          </table:table-cell>
          <table:table-cell office:value-type="float" office:value="17731" table:style-name="ce11">
            <text:p>17,731</text:p>
          </table:table-cell>
          <table:table-cell office:value-type="float" office:value="9309" table:style-name="ce11">
            <text:p>9,309</text:p>
          </table:table-cell>
          <table:table-cell office:value-type="float" office:value="8422" table:style-name="ce10">
            <text:p>8,4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71" table:style-name="ce52">
            <text:p>8,971</text:p>
          </table:table-cell>
          <table:table-cell office:value-type="float" office:value="26154" table:style-name="ce11">
            <text:p>26,154</text:p>
          </table:table-cell>
          <table:table-cell office:value-type="float" office:value="13984" table:style-name="ce11">
            <text:p>13,984</text:p>
          </table:table-cell>
          <table:table-cell office:value-type="float" office:value="12170" table:style-name="ce10">
            <text:p>12,1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55" table:style-name="ce52">
            <text:p>8,555</text:p>
          </table:table-cell>
          <table:table-cell office:value-type="float" office:value="23873" table:style-name="ce11">
            <text:p>23,873</text:p>
          </table:table-cell>
          <table:table-cell office:value-type="float" office:value="12590" table:style-name="ce11">
            <text:p>12,590</text:p>
          </table:table-cell>
          <table:table-cell office:value-type="float" office:value="11283" table:style-name="ce10">
            <text:p>11,2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5021" table:style-name="ce52">
            <text:p>15,021</text:p>
          </table:table-cell>
          <table:table-cell office:value-type="float" office:value="47500" table:style-name="ce11">
            <text:p>47,500</text:p>
          </table:table-cell>
          <table:table-cell office:value-type="float" office:value="23640" table:style-name="ce11">
            <text:p>23,640</text:p>
          </table:table-cell>
          <table:table-cell office:value-type="float" office:value="23860" table:style-name="ce10">
            <text:p>23,8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824" table:style-name="ce52">
            <text:p>5,824</text:p>
          </table:table-cell>
          <table:table-cell office:value-type="float" office:value="14237" table:style-name="ce11">
            <text:p>14,237</text:p>
          </table:table-cell>
          <table:table-cell office:value-type="float" office:value="7898" table:style-name="ce11">
            <text:p>7,898</text:p>
          </table:table-cell>
          <table:table-cell office:value-type="float" office:value="6339" table:style-name="ce10">
            <text:p>6,3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44" table:style-name="ce52">
            <text:p>4,444</text:p>
          </table:table-cell>
          <table:table-cell office:value-type="float" office:value="12535" table:style-name="ce11">
            <text:p>12,535</text:p>
          </table:table-cell>
          <table:table-cell office:value-type="float" office:value="6743" table:style-name="ce11">
            <text:p>6,743</text:p>
          </table:table-cell>
          <table:table-cell office:value-type="float" office:value="5792" table:style-name="ce10">
            <text:p>5,7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574" table:style-name="ce52">
            <text:p>8,574</text:p>
          </table:table-cell>
          <table:table-cell office:value-type="float" office:value="23122" table:style-name="ce11">
            <text:p>23,122</text:p>
          </table:table-cell>
          <table:table-cell office:value-type="float" office:value="12370" table:style-name="ce11">
            <text:p>12,370</text:p>
          </table:table-cell>
          <table:table-cell office:value-type="float" office:value="10752" table:style-name="ce10">
            <text:p>10,7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164" table:style-name="ce52">
            <text:p>9,164</text:p>
          </table:table-cell>
          <table:table-cell office:value-type="float" office:value="24851" table:style-name="ce11">
            <text:p>24,851</text:p>
          </table:table-cell>
          <table:table-cell office:value-type="float" office:value="13624" table:style-name="ce11">
            <text:p>13,624</text:p>
          </table:table-cell>
          <table:table-cell office:value-type="float" office:value="11227" table:style-name="ce10">
            <text:p>11,2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626" table:style-name="ce52">
            <text:p>8,626</text:p>
          </table:table-cell>
          <table:table-cell office:value-type="float" office:value="22509" table:style-name="ce11">
            <text:p>22,509</text:p>
          </table:table-cell>
          <table:table-cell office:value-type="float" office:value="12249" table:style-name="ce11">
            <text:p>12,249</text:p>
          </table:table-cell>
          <table:table-cell office:value-type="float" office:value="10260" table:style-name="ce10">
            <text:p>10,2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370" table:style-name="ce52">
            <text:p>9,370</text:p>
          </table:table-cell>
          <table:table-cell office:value-type="float" office:value="26562" table:style-name="ce11">
            <text:p>26,562</text:p>
          </table:table-cell>
          <table:table-cell office:value-type="float" office:value="14171" table:style-name="ce11">
            <text:p>14,171</text:p>
          </table:table-cell>
          <table:table-cell office:value-type="float" office:value="12391" table:style-name="ce10">
            <text:p>12,391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694" table:style-name="ce53">
            <text:p>9,694</text:p>
          </table:table-cell>
          <table:table-cell office:value-type="float" office:value="24328" table:style-name="ce18">
            <text:p>24,328</text:p>
          </table:table-cell>
          <table:table-cell office:value-type="float" office:value="13258" table:style-name="ce18">
            <text:p>13,258</text:p>
          </table:table-cell>
          <table:table-cell office:value-type="float" office:value="11070" table:style-name="ce17">
            <text:p>11,070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嘉義縣</text:p>
          </table:table-cell>
          <table:table-cell office:value-type="float" office:value="184422" table:style-name="ce71">
            <text:p>184,422</text:p>
          </table:table-cell>
          <table:table-cell office:value-type="float" office:value="500654" table:style-name="ce79">
            <text:p>500,654</text:p>
          </table:table-cell>
          <table:table-cell office:value-type="float" office:value="259801" table:style-name="ce79">
            <text:p>259,801</text:p>
          </table:table-cell>
          <table:table-cell office:value-type="float" office:value="240853" table:style-name="ce73">
            <text:p>240,8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3612" table:style-name="ce52">
            <text:p>13,612</text:p>
          </table:table-cell>
          <table:table-cell office:value-type="float" office:value="38453" table:style-name="ce11">
            <text:p>38,453</text:p>
          </table:table-cell>
          <table:table-cell office:value-type="float" office:value="19635" table:style-name="ce11">
            <text:p>19,635</text:p>
          </table:table-cell>
          <table:table-cell office:value-type="float" office:value="18818" table:style-name="ce10">
            <text:p>18,8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859" table:style-name="ce52">
            <text:p>15,859</text:p>
          </table:table-cell>
          <table:table-cell office:value-type="float" office:value="41743" table:style-name="ce11">
            <text:p>41,743</text:p>
          </table:table-cell>
          <table:table-cell office:value-type="float" office:value="21043" table:style-name="ce11">
            <text:p>21,043</text:p>
          </table:table-cell>
          <table:table-cell office:value-type="float" office:value="20700" table:style-name="ce10">
            <text:p>20,7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873" table:style-name="ce52">
            <text:p>9,873</text:p>
          </table:table-cell>
          <table:table-cell office:value-type="float" office:value="26105" table:style-name="ce11">
            <text:p>26,105</text:p>
          </table:table-cell>
          <table:table-cell office:value-type="float" office:value="13320" table:style-name="ce11">
            <text:p>13,320</text:p>
          </table:table-cell>
          <table:table-cell office:value-type="float" office:value="12785" table:style-name="ce10">
            <text:p>12,7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442" table:style-name="ce52">
            <text:p>11,442</text:p>
          </table:table-cell>
          <table:table-cell office:value-type="float" office:value="30482" table:style-name="ce11">
            <text:p>30,482</text:p>
          </table:table-cell>
          <table:table-cell office:value-type="float" office:value="15530" table:style-name="ce11">
            <text:p>15,530</text:p>
          </table:table-cell>
          <table:table-cell office:value-type="float" office:value="14952" table:style-name="ce10">
            <text:p>14,9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5578" table:style-name="ce52">
            <text:p>25,578</text:p>
          </table:table-cell>
          <table:table-cell office:value-type="float" office:value="71311" table:style-name="ce11">
            <text:p>71,311</text:p>
          </table:table-cell>
          <table:table-cell office:value-type="float" office:value="36450" table:style-name="ce11">
            <text:p>36,450</text:p>
          </table:table-cell>
          <table:table-cell office:value-type="float" office:value="34861" table:style-name="ce10">
            <text:p>34,8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285" table:style-name="ce52">
            <text:p>5,285</text:p>
          </table:table-cell>
          <table:table-cell office:value-type="float" office:value="14149" table:style-name="ce11">
            <text:p>14,149</text:p>
          </table:table-cell>
          <table:table-cell office:value-type="float" office:value="7547" table:style-name="ce11">
            <text:p>7,547</text:p>
          </table:table-cell>
          <table:table-cell office:value-type="float" office:value="6602" table:style-name="ce10">
            <text:p>6,6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821" table:style-name="ce52">
            <text:p>10,821</text:p>
          </table:table-cell>
          <table:table-cell office:value-type="float" office:value="31268" table:style-name="ce11">
            <text:p>31,268</text:p>
          </table:table-cell>
          <table:table-cell office:value-type="float" office:value="16510" table:style-name="ce11">
            <text:p>16,510</text:p>
          </table:table-cell>
          <table:table-cell office:value-type="float" office:value="14758" table:style-name="ce10">
            <text:p>14,7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775" table:style-name="ce52">
            <text:p>8,775</text:p>
          </table:table-cell>
          <table:table-cell office:value-type="float" office:value="22301" table:style-name="ce11">
            <text:p>22,301</text:p>
          </table:table-cell>
          <table:table-cell office:value-type="float" office:value="11797" table:style-name="ce11">
            <text:p>11,797</text:p>
          </table:table-cell>
          <table:table-cell office:value-type="float" office:value="10504" table:style-name="ce10">
            <text:p>10,5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129" table:style-name="ce52">
            <text:p>9,129</text:p>
          </table:table-cell>
          <table:table-cell office:value-type="float" office:value="23877" table:style-name="ce11">
            <text:p>23,877</text:p>
          </table:table-cell>
          <table:table-cell office:value-type="float" office:value="12630" table:style-name="ce11">
            <text:p>12,630</text:p>
          </table:table-cell>
          <table:table-cell office:value-type="float" office:value="11247" table:style-name="ce10">
            <text:p>11,2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264" table:style-name="ce52">
            <text:p>7,264</text:p>
          </table:table-cell>
          <table:table-cell office:value-type="float" office:value="17692" table:style-name="ce11">
            <text:p>17,692</text:p>
          </table:table-cell>
          <table:table-cell office:value-type="float" office:value="9222" table:style-name="ce11">
            <text:p>9,222</text:p>
          </table:table-cell>
          <table:table-cell office:value-type="float" office:value="8470" table:style-name="ce10">
            <text:p>8,4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43" table:style-name="ce52">
            <text:p>5,743</text:p>
          </table:table-cell>
          <table:table-cell office:value-type="float" office:value="14972" table:style-name="ce11">
            <text:p>14,972</text:p>
          </table:table-cell>
          <table:table-cell office:value-type="float" office:value="8054" table:style-name="ce11">
            <text:p>8,054</text:p>
          </table:table-cell>
          <table:table-cell office:value-type="float" office:value="6918" table:style-name="ce10">
            <text:p>6,9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407" table:style-name="ce52">
            <text:p>18,407</text:p>
          </table:table-cell>
          <table:table-cell office:value-type="float" office:value="49079" table:style-name="ce11">
            <text:p>49,079</text:p>
          </table:table-cell>
          <table:table-cell office:value-type="float" office:value="25326" table:style-name="ce11">
            <text:p>25,326</text:p>
          </table:table-cell>
          <table:table-cell office:value-type="float" office:value="23753" table:style-name="ce10">
            <text:p>23,7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6139" table:style-name="ce52">
            <text:p>16,139</text:p>
          </table:table-cell>
          <table:table-cell office:value-type="float" office:value="44220" table:style-name="ce11">
            <text:p>44,220</text:p>
          </table:table-cell>
          <table:table-cell office:value-type="float" office:value="22923" table:style-name="ce11">
            <text:p>22,923</text:p>
          </table:table-cell>
          <table:table-cell office:value-type="float" office:value="21297" table:style-name="ce10">
            <text:p>21,2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700" table:style-name="ce52">
            <text:p>11,700</text:p>
          </table:table-cell>
          <table:table-cell office:value-type="float" office:value="34936" table:style-name="ce11">
            <text:p>34,936</text:p>
          </table:table-cell>
          <table:table-cell office:value-type="float" office:value="18596" table:style-name="ce11">
            <text:p>18,596</text:p>
          </table:table-cell>
          <table:table-cell office:value-type="float" office:value="16340" table:style-name="ce10">
            <text:p>16,3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72" table:style-name="ce52">
            <text:p>6,772</text:p>
          </table:table-cell>
          <table:table-cell office:value-type="float" office:value="18784" table:style-name="ce11">
            <text:p>18,784</text:p>
          </table:table-cell>
          <table:table-cell office:value-type="float" office:value="9959" table:style-name="ce11">
            <text:p>9,959</text:p>
          </table:table-cell>
          <table:table-cell office:value-type="float" office:value="8825" table:style-name="ce10">
            <text:p>8,8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12" table:style-name="ce52">
            <text:p>4,212</text:p>
          </table:table-cell>
          <table:table-cell office:value-type="float" office:value="11169" table:style-name="ce11">
            <text:p>11,169</text:p>
          </table:table-cell>
          <table:table-cell office:value-type="float" office:value="6020" table:style-name="ce11">
            <text:p>6,020</text:p>
          </table:table-cell>
          <table:table-cell office:value-type="float" office:value="5149" table:style-name="ce10">
            <text:p>5,1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32" table:style-name="ce52">
            <text:p>1,932</text:p>
          </table:table-cell>
          <table:table-cell office:value-type="float" office:value="4577" table:style-name="ce11">
            <text:p>4,577</text:p>
          </table:table-cell>
          <table:table-cell office:value-type="float" office:value="2339" table:style-name="ce11">
            <text:p>2,339</text:p>
          </table:table-cell>
          <table:table-cell office:value-type="float" office:value="2238" table:style-name="ce10">
            <text:p>2,23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阿里山鄉</text:p>
          </table:table-cell>
          <table:table-cell office:value-type="float" office:value="1879" table:style-name="ce53">
            <text:p>1,879</text:p>
          </table:table-cell>
          <table:table-cell office:value-type="float" office:value="5536" table:style-name="ce18">
            <text:p>5,536</text:p>
          </table:table-cell>
          <table:table-cell office:value-type="float" office:value="2900" table:style-name="ce18">
            <text:p>2,900</text:p>
          </table:table-cell>
          <table:table-cell office:value-type="float" office:value="2636" table:style-name="ce17">
            <text:p>2,636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91246" table:style-name="ce71">
            <text:p>291,246</text:p>
          </table:table-cell>
          <table:table-cell office:value-type="float" office:value="814895" table:style-name="ce79">
            <text:p>814,895</text:p>
          </table:table-cell>
          <table:table-cell office:value-type="float" office:value="415266" table:style-name="ce79">
            <text:p>415,266</text:p>
          </table:table-cell>
          <table:table-cell office:value-type="float" office:value="399629" table:style-name="ce73">
            <text:p>399,6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5118" table:style-name="ce52">
            <text:p>75,118</text:p>
          </table:table-cell>
          <table:table-cell office:value-type="float" office:value="198264" table:style-name="ce11">
            <text:p>198,264</text:p>
          </table:table-cell>
          <table:table-cell office:value-type="float" office:value="97572" table:style-name="ce11">
            <text:p>97,572</text:p>
          </table:table-cell>
          <table:table-cell office:value-type="float" office:value="100692" table:style-name="ce10">
            <text:p>100,6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20201" table:style-name="ce52">
            <text:p>20,201</text:p>
          </table:table-cell>
          <table:table-cell office:value-type="float" office:value="54010" table:style-name="ce11">
            <text:p>54,010</text:p>
          </table:table-cell>
          <table:table-cell office:value-type="float" office:value="26893" table:style-name="ce11">
            <text:p>26,893</text:p>
          </table:table-cell>
          <table:table-cell office:value-type="float" office:value="27117" table:style-name="ce10">
            <text:p>27,1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7103" table:style-name="ce52">
            <text:p>17,103</text:p>
          </table:table-cell>
          <table:table-cell office:value-type="float" office:value="46902" table:style-name="ce11">
            <text:p>46,902</text:p>
          </table:table-cell>
          <table:table-cell office:value-type="float" office:value="23637" table:style-name="ce11">
            <text:p>23,637</text:p>
          </table:table-cell>
          <table:table-cell office:value-type="float" office:value="23265" table:style-name="ce10">
            <text:p>23,2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856" table:style-name="ce52">
            <text:p>11,856</text:p>
          </table:table-cell>
          <table:table-cell office:value-type="float" office:value="30493" table:style-name="ce11">
            <text:p>30,493</text:p>
          </table:table-cell>
          <table:table-cell office:value-type="float" office:value="15593" table:style-name="ce11">
            <text:p>15,593</text:p>
          </table:table-cell>
          <table:table-cell office:value-type="float" office:value="14900" table:style-name="ce10">
            <text:p>14,9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5540" table:style-name="ce52">
            <text:p>15,540</text:p>
          </table:table-cell>
          <table:table-cell office:value-type="float" office:value="50239" table:style-name="ce11">
            <text:p>50,239</text:p>
          </table:table-cell>
          <table:table-cell office:value-type="float" office:value="26049" table:style-name="ce11">
            <text:p>26,049</text:p>
          </table:table-cell>
          <table:table-cell office:value-type="float" office:value="24190" table:style-name="ce10">
            <text:p>24,1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339" table:style-name="ce52">
            <text:p>10,339</text:p>
          </table:table-cell>
          <table:table-cell office:value-type="float" office:value="29534" table:style-name="ce11">
            <text:p>29,534</text:p>
          </table:table-cell>
          <table:table-cell office:value-type="float" office:value="15331" table:style-name="ce11">
            <text:p>15,331</text:p>
          </table:table-cell>
          <table:table-cell office:value-type="float" office:value="14203" table:style-name="ce10">
            <text:p>14,2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869" table:style-name="ce52">
            <text:p>3,869</text:p>
          </table:table-cell>
          <table:table-cell office:value-type="float" office:value="10814" table:style-name="ce11">
            <text:p>10,814</text:p>
          </table:table-cell>
          <table:table-cell office:value-type="float" office:value="5601" table:style-name="ce11">
            <text:p>5,601</text:p>
          </table:table-cell>
          <table:table-cell office:value-type="float" office:value="5213" table:style-name="ce10">
            <text:p>5,2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7297" table:style-name="ce52">
            <text:p>7,297</text:p>
          </table:table-cell>
          <table:table-cell office:value-type="float" office:value="21987" table:style-name="ce11">
            <text:p>21,987</text:p>
          </table:table-cell>
          <table:table-cell office:value-type="float" office:value="11270" table:style-name="ce11">
            <text:p>11,270</text:p>
          </table:table-cell>
          <table:table-cell office:value-type="float" office:value="10717" table:style-name="ce10">
            <text:p>10,7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252" table:style-name="ce52">
            <text:p>8,252</text:p>
          </table:table-cell>
          <table:table-cell office:value-type="float" office:value="25743" table:style-name="ce11">
            <text:p>25,743</text:p>
          </table:table-cell>
          <table:table-cell office:value-type="float" office:value="13078" table:style-name="ce11">
            <text:p>13,078</text:p>
          </table:table-cell>
          <table:table-cell office:value-type="float" office:value="12665" table:style-name="ce10">
            <text:p>12,6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919" table:style-name="ce52">
            <text:p>7,919</text:p>
          </table:table-cell>
          <table:table-cell office:value-type="float" office:value="25129" table:style-name="ce11">
            <text:p>25,129</text:p>
          </table:table-cell>
          <table:table-cell office:value-type="float" office:value="13014" table:style-name="ce11">
            <text:p>13,014</text:p>
          </table:table-cell>
          <table:table-cell office:value-type="float" office:value="12115" table:style-name="ce10">
            <text:p>12,1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222" table:style-name="ce52">
            <text:p>9,222</text:p>
          </table:table-cell>
          <table:table-cell office:value-type="float" office:value="23873" table:style-name="ce11">
            <text:p>23,873</text:p>
          </table:table-cell>
          <table:table-cell office:value-type="float" office:value="12689" table:style-name="ce11">
            <text:p>12,689</text:p>
          </table:table-cell>
          <table:table-cell office:value-type="float" office:value="11184" table:style-name="ce10">
            <text:p>11,1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56" table:style-name="ce52">
            <text:p>6,556</text:p>
          </table:table-cell>
          <table:table-cell office:value-type="float" office:value="20267" table:style-name="ce11">
            <text:p>20,267</text:p>
          </table:table-cell>
          <table:table-cell office:value-type="float" office:value="10529" table:style-name="ce11">
            <text:p>10,529</text:p>
          </table:table-cell>
          <table:table-cell office:value-type="float" office:value="9738" table:style-name="ce10">
            <text:p>9,7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9008" table:style-name="ce52">
            <text:p>19,008</text:p>
          </table:table-cell>
          <table:table-cell office:value-type="float" office:value="53376" table:style-name="ce11">
            <text:p>53,376</text:p>
          </table:table-cell>
          <table:table-cell office:value-type="float" office:value="27476" table:style-name="ce11">
            <text:p>27,476</text:p>
          </table:table-cell>
          <table:table-cell office:value-type="float" office:value="25900" table:style-name="ce10">
            <text:p>25,9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74" table:style-name="ce52">
            <text:p>5,674</text:p>
          </table:table-cell>
          <table:table-cell office:value-type="float" office:value="16697" table:style-name="ce11">
            <text:p>16,697</text:p>
          </table:table-cell>
          <table:table-cell office:value-type="float" office:value="8851" table:style-name="ce11">
            <text:p>8,851</text:p>
          </table:table-cell>
          <table:table-cell office:value-type="float" office:value="7846" table:style-name="ce10">
            <text:p>7,8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49" table:style-name="ce52">
            <text:p>3,449</text:p>
          </table:table-cell>
          <table:table-cell office:value-type="float" office:value="9622" table:style-name="ce11">
            <text:p>9,622</text:p>
          </table:table-cell>
          <table:table-cell office:value-type="float" office:value="5141" table:style-name="ce11">
            <text:p>5,141</text:p>
          </table:table-cell>
          <table:table-cell office:value-type="float" office:value="4481" table:style-name="ce10">
            <text:p>4,4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649" table:style-name="ce52">
            <text:p>8,649</text:p>
          </table:table-cell>
          <table:table-cell office:value-type="float" office:value="23807" table:style-name="ce11">
            <text:p>23,807</text:p>
          </table:table-cell>
          <table:table-cell office:value-type="float" office:value="12445" table:style-name="ce11">
            <text:p>12,445</text:p>
          </table:table-cell>
          <table:table-cell office:value-type="float" office:value="11362" table:style-name="ce10">
            <text:p>11,3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891" table:style-name="ce52">
            <text:p>11,891</text:p>
          </table:table-cell>
          <table:table-cell office:value-type="float" office:value="34133" table:style-name="ce11">
            <text:p>34,133</text:p>
          </table:table-cell>
          <table:table-cell office:value-type="float" office:value="17698" table:style-name="ce11">
            <text:p>17,698</text:p>
          </table:table-cell>
          <table:table-cell office:value-type="float" office:value="16435" table:style-name="ce10">
            <text:p>16,4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542" table:style-name="ce52">
            <text:p>4,542</text:p>
          </table:table-cell>
          <table:table-cell office:value-type="float" office:value="15294" table:style-name="ce11">
            <text:p>15,294</text:p>
          </table:table-cell>
          <table:table-cell office:value-type="float" office:value="7687" table:style-name="ce11">
            <text:p>7,687</text:p>
          </table:table-cell>
          <table:table-cell office:value-type="float" office:value="7607" table:style-name="ce10">
            <text:p>7,6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700" table:style-name="ce52">
            <text:p>6,700</text:p>
          </table:table-cell>
          <table:table-cell office:value-type="float" office:value="17365" table:style-name="ce11">
            <text:p>17,365</text:p>
          </table:table-cell>
          <table:table-cell office:value-type="float" office:value="8846" table:style-name="ce11">
            <text:p>8,846</text:p>
          </table:table-cell>
          <table:table-cell office:value-type="float" office:value="8519" table:style-name="ce10">
            <text:p>8,5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73" table:style-name="ce52">
            <text:p>3,773</text:p>
          </table:table-cell>
          <table:table-cell office:value-type="float" office:value="10392" table:style-name="ce11">
            <text:p>10,392</text:p>
          </table:table-cell>
          <table:table-cell office:value-type="float" office:value="5335" table:style-name="ce11">
            <text:p>5,335</text:p>
          </table:table-cell>
          <table:table-cell office:value-type="float" office:value="5057" table:style-name="ce10">
            <text:p>5,0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64" table:style-name="ce52">
            <text:p>6,964</text:p>
          </table:table-cell>
          <table:table-cell office:value-type="float" office:value="18668" table:style-name="ce11">
            <text:p>18,668</text:p>
          </table:table-cell>
          <table:table-cell office:value-type="float" office:value="9674" table:style-name="ce11">
            <text:p>9,674</text:p>
          </table:table-cell>
          <table:table-cell office:value-type="float" office:value="8994" table:style-name="ce10">
            <text:p>8,9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616" table:style-name="ce52">
            <text:p>4,616</text:p>
          </table:table-cell>
          <table:table-cell office:value-type="float" office:value="12115" table:style-name="ce11">
            <text:p>12,115</text:p>
          </table:table-cell>
          <table:table-cell office:value-type="float" office:value="6645" table:style-name="ce11">
            <text:p>6,645</text:p>
          </table:table-cell>
          <table:table-cell office:value-type="float" office:value="5470" table:style-name="ce10">
            <text:p>5,4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75" table:style-name="ce52">
            <text:p>3,475</text:p>
          </table:table-cell>
          <table:table-cell office:value-type="float" office:value="8313" table:style-name="ce11">
            <text:p>8,313</text:p>
          </table:table-cell>
          <table:table-cell office:value-type="float" office:value="4442" table:style-name="ce11">
            <text:p>4,442</text:p>
          </table:table-cell>
          <table:table-cell office:value-type="float" office:value="3871" table:style-name="ce10">
            <text:p>3,8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29" table:style-name="ce52">
            <text:p>3,029</text:p>
          </table:table-cell>
          <table:table-cell office:value-type="float" office:value="7520" table:style-name="ce11">
            <text:p>7,520</text:p>
          </table:table-cell>
          <table:table-cell office:value-type="float" office:value="4089" table:style-name="ce11">
            <text:p>4,089</text:p>
          </table:table-cell>
          <table:table-cell office:value-type="float" office:value="3431" table:style-name="ce10">
            <text:p>3,4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066" table:style-name="ce52">
            <text:p>2,066</text:p>
          </table:table-cell>
          <table:table-cell office:value-type="float" office:value="5250" table:style-name="ce11">
            <text:p>5,250</text:p>
          </table:table-cell>
          <table:table-cell office:value-type="float" office:value="2770" table:style-name="ce11">
            <text:p>2,770</text:p>
          </table:table-cell>
          <table:table-cell office:value-type="float" office:value="2480" table:style-name="ce10">
            <text:p>2,48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三地門鄉</text:p>
          </table:table-cell>
          <table:table-cell office:value-type="float" office:value="2346" table:style-name="ce52">
            <text:p>2,346</text:p>
          </table:table-cell>
          <table:table-cell office:value-type="float" office:value="7651" table:style-name="ce11">
            <text:p>7,651</text:p>
          </table:table-cell>
          <table:table-cell office:value-type="float" office:value="3869" table:style-name="ce11">
            <text:p>3,869</text:p>
          </table:table-cell>
          <table:table-cell office:value-type="float" office:value="3782" table:style-name="ce10">
            <text:p>3,7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霧臺鄉</text:p>
          </table:table-cell>
          <table:table-cell office:value-type="float" office:value="1048" table:style-name="ce52">
            <text:p>1,048</text:p>
          </table:table-cell>
          <table:table-cell office:value-type="float" office:value="3270" table:style-name="ce11">
            <text:p>3,270</text:p>
          </table:table-cell>
          <table:table-cell office:value-type="float" office:value="1684" table:style-name="ce11">
            <text:p>1,684</text:p>
          </table:table-cell>
          <table:table-cell office:value-type="float" office:value="1586" table:style-name="ce10">
            <text:p>1,58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瑪家鄉</text:p>
          </table:table-cell>
          <table:table-cell office:value-type="float" office:value="2077" table:style-name="ce52">
            <text:p>2,077</text:p>
          </table:table-cell>
          <table:table-cell office:value-type="float" office:value="6749" table:style-name="ce11">
            <text:p>6,749</text:p>
          </table:table-cell>
          <table:table-cell office:value-type="float" office:value="3403" table:style-name="ce11">
            <text:p>3,403</text:p>
          </table:table-cell>
          <table:table-cell office:value-type="float" office:value="3346" table:style-name="ce10">
            <text:p>3,34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泰武鄉</text:p>
          </table:table-cell>
          <table:table-cell office:value-type="float" office:value="1408" table:style-name="ce52">
            <text:p>1,408</text:p>
          </table:table-cell>
          <table:table-cell office:value-type="float" office:value="5359" table:style-name="ce11">
            <text:p>5,359</text:p>
          </table:table-cell>
          <table:table-cell office:value-type="float" office:value="2801" table:style-name="ce11">
            <text:p>2,801</text:p>
          </table:table-cell>
          <table:table-cell office:value-type="float" office:value="2558" table:style-name="ce10">
            <text:p>2,55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來義鄉</text:p>
          </table:table-cell>
          <table:table-cell office:value-type="float" office:value="2256" table:style-name="ce52">
            <text:p>2,256</text:p>
          </table:table-cell>
          <table:table-cell office:value-type="float" office:value="7426" table:style-name="ce11">
            <text:p>7,426</text:p>
          </table:table-cell>
          <table:table-cell office:value-type="float" office:value="3716" table:style-name="ce11">
            <text:p>3,716</text:p>
          </table:table-cell>
          <table:table-cell office:value-type="float" office:value="3710" table:style-name="ce10">
            <text:p>3,71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春日鄉</text:p>
          </table:table-cell>
          <table:table-cell office:value-type="float" office:value="1432" table:style-name="ce52">
            <text:p>1,432</text:p>
          </table:table-cell>
          <table:table-cell office:value-type="float" office:value="4928" table:style-name="ce11">
            <text:p>4,928</text:p>
          </table:table-cell>
          <table:table-cell office:value-type="float" office:value="2517" table:style-name="ce11">
            <text:p>2,517</text:p>
          </table:table-cell>
          <table:table-cell office:value-type="float" office:value="2411" table:style-name="ce10">
            <text:p>2,4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獅子鄉</text:p>
          </table:table-cell>
          <table:table-cell office:value-type="float" office:value="1598" table:style-name="ce52">
            <text:p>1,598</text:p>
          </table:table-cell>
          <table:table-cell office:value-type="float" office:value="4856" table:style-name="ce11">
            <text:p>4,856</text:p>
          </table:table-cell>
          <table:table-cell office:value-type="float" office:value="2492" table:style-name="ce11">
            <text:p>2,492</text:p>
          </table:table-cell>
          <table:table-cell office:value-type="float" office:value="2364" table:style-name="ce10">
            <text:p>2,36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牡丹鄉</text:p>
          </table:table-cell>
          <table:table-cell office:value-type="float" office:value="1973" table:style-name="ce53">
            <text:p>1,973</text:p>
          </table:table-cell>
          <table:table-cell office:value-type="float" office:value="4849" table:style-name="ce18">
            <text:p>4,849</text:p>
          </table:table-cell>
          <table:table-cell office:value-type="float" office:value="2429" table:style-name="ce18">
            <text:p>2,429</text:p>
          </table:table-cell>
          <table:table-cell office:value-type="float" office:value="2420" table:style-name="ce17">
            <text:p>2,420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4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東縣</text:p>
          </table:table-cell>
          <table:table-cell office:value-type="float" office:value="83556" table:style-name="ce71">
            <text:p>83,556</text:p>
          </table:table-cell>
          <table:table-cell office:value-type="float" office:value="215674" table:style-name="ce79">
            <text:p>215,674</text:p>
          </table:table-cell>
          <table:table-cell office:value-type="float" office:value="110893" table:style-name="ce79">
            <text:p>110,893</text:p>
          </table:table-cell>
          <table:table-cell office:value-type="float" office:value="104781" table:style-name="ce73">
            <text:p>104,7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40214" table:style-name="ce52">
            <text:p>40,214</text:p>
          </table:table-cell>
          <table:table-cell office:value-type="float" office:value="104833" table:style-name="ce11">
            <text:p>104,833</text:p>
          </table:table-cell>
          <table:table-cell office:value-type="float" office:value="52261" table:style-name="ce11">
            <text:p>52,261</text:p>
          </table:table-cell>
          <table:table-cell office:value-type="float" office:value="52572" table:style-name="ce10">
            <text:p>52,5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341" table:style-name="ce52">
            <text:p>5,341</text:p>
          </table:table-cell>
          <table:table-cell office:value-type="float" office:value="13555" table:style-name="ce11">
            <text:p>13,555</text:p>
          </table:table-cell>
          <table:table-cell office:value-type="float" office:value="7140" table:style-name="ce11">
            <text:p>7,140</text:p>
          </table:table-cell>
          <table:table-cell office:value-type="float" office:value="6415" table:style-name="ce10">
            <text:p>6,4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234" table:style-name="ce52">
            <text:p>3,234</text:p>
          </table:table-cell>
          <table:table-cell office:value-type="float" office:value="8483" table:style-name="ce11">
            <text:p>8,483</text:p>
          </table:table-cell>
          <table:table-cell office:value-type="float" office:value="4397" table:style-name="ce11">
            <text:p>4,397</text:p>
          </table:table-cell>
          <table:table-cell office:value-type="float" office:value="4086" table:style-name="ce10">
            <text:p>4,0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819" table:style-name="ce52">
            <text:p>6,819</text:p>
          </table:table-cell>
          <table:table-cell office:value-type="float" office:value="17103" table:style-name="ce11">
            <text:p>17,103</text:p>
          </table:table-cell>
          <table:table-cell office:value-type="float" office:value="9003" table:style-name="ce11">
            <text:p>9,003</text:p>
          </table:table-cell>
          <table:table-cell office:value-type="float" office:value="8100" table:style-name="ce10">
            <text:p>8,1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64" table:style-name="ce52">
            <text:p>2,464</text:p>
          </table:table-cell>
          <table:table-cell office:value-type="float" office:value="5755" table:style-name="ce11">
            <text:p>5,755</text:p>
          </table:table-cell>
          <table:table-cell office:value-type="float" office:value="3005" table:style-name="ce11">
            <text:p>3,005</text:p>
          </table:table-cell>
          <table:table-cell office:value-type="float" office:value="2750" table:style-name="ce10">
            <text:p>2,7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804" table:style-name="ce52">
            <text:p>4,804</text:p>
          </table:table-cell>
          <table:table-cell office:value-type="float" office:value="10933" table:style-name="ce11">
            <text:p>10,933</text:p>
          </table:table-cell>
          <table:table-cell office:value-type="float" office:value="5797" table:style-name="ce11">
            <text:p>5,797</text:p>
          </table:table-cell>
          <table:table-cell office:value-type="float" office:value="5136" table:style-name="ce10">
            <text:p>5,1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22" table:style-name="ce52">
            <text:p>3,722</text:p>
          </table:table-cell>
          <table:table-cell office:value-type="float" office:value="8257" table:style-name="ce11">
            <text:p>8,257</text:p>
          </table:table-cell>
          <table:table-cell office:value-type="float" office:value="4559" table:style-name="ce11">
            <text:p>4,559</text:p>
          </table:table-cell>
          <table:table-cell office:value-type="float" office:value="3698" table:style-name="ce10">
            <text:p>3,6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898" table:style-name="ce52">
            <text:p>2,898</text:p>
          </table:table-cell>
          <table:table-cell office:value-type="float" office:value="6980" table:style-name="ce11">
            <text:p>6,980</text:p>
          </table:table-cell>
          <table:table-cell office:value-type="float" office:value="3939" table:style-name="ce11">
            <text:p>3,939</text:p>
          </table:table-cell>
          <table:table-cell office:value-type="float" office:value="3041" table:style-name="ce10">
            <text:p>3,0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29" table:style-name="ce52">
            <text:p>3,029</text:p>
          </table:table-cell>
          <table:table-cell office:value-type="float" office:value="7665" table:style-name="ce11">
            <text:p>7,665</text:p>
          </table:table-cell>
          <table:table-cell office:value-type="float" office:value="4058" table:style-name="ce11">
            <text:p>4,058</text:p>
          </table:table-cell>
          <table:table-cell office:value-type="float" office:value="3607" table:style-name="ce10">
            <text:p>3,6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189" table:style-name="ce52">
            <text:p>3,189</text:p>
          </table:table-cell>
          <table:table-cell office:value-type="float" office:value="8095" table:style-name="ce11">
            <text:p>8,095</text:p>
          </table:table-cell>
          <table:table-cell office:value-type="float" office:value="4182" table:style-name="ce11">
            <text:p>4,182</text:p>
          </table:table-cell>
          <table:table-cell office:value-type="float" office:value="3913" table:style-name="ce10">
            <text:p>3,9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62" table:style-name="ce52">
            <text:p>1,162</text:p>
          </table:table-cell>
          <table:table-cell office:value-type="float" office:value="4057" table:style-name="ce11">
            <text:p>4,057</text:p>
          </table:table-cell>
          <table:table-cell office:value-type="float" office:value="2155" table:style-name="ce11">
            <text:p>2,155</text:p>
          </table:table-cell>
          <table:table-cell office:value-type="float" office:value="1902" table:style-name="ce10">
            <text:p>1,90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延平鄉</text:p>
          </table:table-cell>
          <table:table-cell office:value-type="float" office:value="1072" table:style-name="ce52">
            <text:p>1,072</text:p>
          </table:table-cell>
          <table:table-cell office:value-type="float" office:value="3535" table:style-name="ce11">
            <text:p>3,535</text:p>
          </table:table-cell>
          <table:table-cell office:value-type="float" office:value="1897" table:style-name="ce11">
            <text:p>1,897</text:p>
          </table:table-cell>
          <table:table-cell office:value-type="float" office:value="1638" table:style-name="ce10">
            <text:p>1,63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海端鄉</text:p>
          </table:table-cell>
          <table:table-cell office:value-type="float" office:value="1083" table:style-name="ce52">
            <text:p>1,083</text:p>
          </table:table-cell>
          <table:table-cell office:value-type="float" office:value="4087" table:style-name="ce11">
            <text:p>4,087</text:p>
          </table:table-cell>
          <table:table-cell office:value-type="float" office:value="2169" table:style-name="ce11">
            <text:p>2,169</text:p>
          </table:table-cell>
          <table:table-cell office:value-type="float" office:value="1918" table:style-name="ce10">
            <text:p>1,91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達仁鄉</text:p>
          </table:table-cell>
          <table:table-cell office:value-type="float" office:value="1428" table:style-name="ce52">
            <text:p>1,428</text:p>
          </table:table-cell>
          <table:table-cell office:value-type="float" office:value="3492" table:style-name="ce11">
            <text:p>3,492</text:p>
          </table:table-cell>
          <table:table-cell office:value-type="float" office:value="1886" table:style-name="ce11">
            <text:p>1,886</text:p>
          </table:table-cell>
          <table:table-cell office:value-type="float" office:value="1606" table:style-name="ce10">
            <text:p>1,6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金峰鄉</text:p>
          </table:table-cell>
          <table:table-cell office:value-type="float" office:value="1164" table:style-name="ce52">
            <text:p>1,164</text:p>
          </table:table-cell>
          <table:table-cell office:value-type="float" office:value="3689" table:style-name="ce11">
            <text:p>3,689</text:p>
          </table:table-cell>
          <table:table-cell office:value-type="float" office:value="1853" table:style-name="ce11">
            <text:p>1,853</text:p>
          </table:table-cell>
          <table:table-cell office:value-type="float" office:value="1836" table:style-name="ce10">
            <text:p>1,83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蘭嶼鄉</text:p>
          </table:table-cell>
          <table:table-cell office:value-type="float" office:value="1933" table:style-name="ce53">
            <text:p>1,933</text:p>
          </table:table-cell>
          <table:table-cell office:value-type="float" office:value="5155" table:style-name="ce18">
            <text:p>5,155</text:p>
          </table:table-cell>
          <table:table-cell office:value-type="float" office:value="2592" table:style-name="ce18">
            <text:p>2,592</text:p>
          </table:table-cell>
          <table:table-cell office:value-type="float" office:value="2563" table:style-name="ce17">
            <text:p>2,563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7254" table:style-name="ce71">
            <text:p>127,254</text:p>
          </table:table-cell>
          <table:table-cell office:value-type="float" office:value="325018" table:style-name="ce79">
            <text:p>325,018</text:p>
          </table:table-cell>
          <table:table-cell office:value-type="float" office:value="164391" table:style-name="ce79">
            <text:p>164,391</text:p>
          </table:table-cell>
          <table:table-cell office:value-type="float" office:value="160627" table:style-name="ce73">
            <text:p>160,6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722" table:style-name="ce52">
            <text:p>41,722</text:p>
          </table:table-cell>
          <table:table-cell office:value-type="float" office:value="102667" table:style-name="ce11">
            <text:p>102,667</text:p>
          </table:table-cell>
          <table:table-cell office:value-type="float" office:value="49323" table:style-name="ce11">
            <text:p>49,323</text:p>
          </table:table-cell>
          <table:table-cell office:value-type="float" office:value="53344" table:style-name="ce10">
            <text:p>53,3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401" table:style-name="ce52">
            <text:p>4,401</text:p>
          </table:table-cell>
          <table:table-cell office:value-type="float" office:value="10844" table:style-name="ce11">
            <text:p>10,844</text:p>
          </table:table-cell>
          <table:table-cell office:value-type="float" office:value="5627" table:style-name="ce11">
            <text:p>5,627</text:p>
          </table:table-cell>
          <table:table-cell office:value-type="float" office:value="5217" table:style-name="ce10">
            <text:p>5,2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928" table:style-name="ce52">
            <text:p>8,928</text:p>
          </table:table-cell>
          <table:table-cell office:value-type="float" office:value="23477" table:style-name="ce11">
            <text:p>23,477</text:p>
          </table:table-cell>
          <table:table-cell office:value-type="float" office:value="12451" table:style-name="ce11">
            <text:p>12,451</text:p>
          </table:table-cell>
          <table:table-cell office:value-type="float" office:value="11026" table:style-name="ce10">
            <text:p>11,0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866" table:style-name="ce52">
            <text:p>7,866</text:p>
          </table:table-cell>
          <table:table-cell office:value-type="float" office:value="20162" table:style-name="ce11">
            <text:p>20,162</text:p>
          </table:table-cell>
          <table:table-cell office:value-type="float" office:value="10268" table:style-name="ce11">
            <text:p>10,268</text:p>
          </table:table-cell>
          <table:table-cell office:value-type="float" office:value="9894" table:style-name="ce10">
            <text:p>9,8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2708" table:style-name="ce52">
            <text:p>32,708</text:p>
          </table:table-cell>
          <table:table-cell office:value-type="float" office:value="83706" table:style-name="ce11">
            <text:p>83,706</text:p>
          </table:table-cell>
          <table:table-cell office:value-type="float" office:value="41965" table:style-name="ce11">
            <text:p>41,965</text:p>
          </table:table-cell>
          <table:table-cell office:value-type="float" office:value="41741" table:style-name="ce10">
            <text:p>41,7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338" table:style-name="ce52">
            <text:p>7,338</text:p>
          </table:table-cell>
          <table:table-cell office:value-type="float" office:value="17657" table:style-name="ce11">
            <text:p>17,657</text:p>
          </table:table-cell>
          <table:table-cell office:value-type="float" office:value="9372" table:style-name="ce11">
            <text:p>9,372</text:p>
          </table:table-cell>
          <table:table-cell office:value-type="float" office:value="8285" table:style-name="ce10">
            <text:p>8,2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5008" table:style-name="ce52">
            <text:p>5,008</text:p>
          </table:table-cell>
          <table:table-cell office:value-type="float" office:value="12457" table:style-name="ce11">
            <text:p>12,457</text:p>
          </table:table-cell>
          <table:table-cell office:value-type="float" office:value="6617" table:style-name="ce11">
            <text:p>6,617</text:p>
          </table:table-cell>
          <table:table-cell office:value-type="float" office:value="5840" table:style-name="ce10">
            <text:p>5,8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701" table:style-name="ce52">
            <text:p>1,701</text:p>
          </table:table-cell>
          <table:table-cell office:value-type="float" office:value="4388" table:style-name="ce11">
            <text:p>4,388</text:p>
          </table:table-cell>
          <table:table-cell office:value-type="float" office:value="2457" table:style-name="ce11">
            <text:p>2,457</text:p>
          </table:table-cell>
          <table:table-cell office:value-type="float" office:value="1931" table:style-name="ce10">
            <text:p>1,9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82" table:style-name="ce52">
            <text:p>4,782</text:p>
          </table:table-cell>
          <table:table-cell office:value-type="float" office:value="11348" table:style-name="ce11">
            <text:p>11,348</text:p>
          </table:table-cell>
          <table:table-cell office:value-type="float" office:value="6075" table:style-name="ce11">
            <text:p>6,075</text:p>
          </table:table-cell>
          <table:table-cell office:value-type="float" office:value="5273" table:style-name="ce10">
            <text:p>5,2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49" table:style-name="ce52">
            <text:p>4,049</text:p>
          </table:table-cell>
          <table:table-cell office:value-type="float" office:value="10032" table:style-name="ce11">
            <text:p>10,032</text:p>
          </table:table-cell>
          <table:table-cell office:value-type="float" office:value="5455" table:style-name="ce11">
            <text:p>5,455</text:p>
          </table:table-cell>
          <table:table-cell office:value-type="float" office:value="4577" table:style-name="ce10">
            <text:p>4,5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秀林鄉</text:p>
          </table:table-cell>
          <table:table-cell office:value-type="float" office:value="4926" table:style-name="ce52">
            <text:p>4,926</text:p>
          </table:table-cell>
          <table:table-cell office:value-type="float" office:value="15954" table:style-name="ce11">
            <text:p>15,954</text:p>
          </table:table-cell>
          <table:table-cell office:value-type="float" office:value="8181" table:style-name="ce11">
            <text:p>8,181</text:p>
          </table:table-cell>
          <table:table-cell office:value-type="float" office:value="7773" table:style-name="ce10">
            <text:p>7,77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萬榮鄉</text:p>
          </table:table-cell>
          <table:table-cell office:value-type="float" office:value="2120" table:style-name="ce52">
            <text:p>2,120</text:p>
          </table:table-cell>
          <table:table-cell office:value-type="float" office:value="6266" table:style-name="ce11">
            <text:p>6,266</text:p>
          </table:table-cell>
          <table:table-cell office:value-type="float" office:value="3303" table:style-name="ce11">
            <text:p>3,303</text:p>
          </table:table-cell>
          <table:table-cell office:value-type="float" office:value="2963" table:style-name="ce10">
            <text:p>2,96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卓溪鄉</text:p>
          </table:table-cell>
          <table:table-cell office:value-type="float" office:value="1705" table:style-name="ce53">
            <text:p>1,705</text:p>
          </table:table-cell>
          <table:table-cell office:value-type="float" office:value="6060" table:style-name="ce18">
            <text:p>6,060</text:p>
          </table:table-cell>
          <table:table-cell office:value-type="float" office:value="3297" table:style-name="ce18">
            <text:p>3,297</text:p>
          </table:table-cell>
          <table:table-cell office:value-type="float" office:value="2763" table:style-name="ce17">
            <text:p>2,763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6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澎湖縣</text:p>
          </table:table-cell>
          <table:table-cell office:value-type="float" office:value="41429" table:style-name="ce71">
            <text:p>41,429</text:p>
          </table:table-cell>
          <table:table-cell office:value-type="float" office:value="105277" table:style-name="ce79">
            <text:p>105,277</text:p>
          </table:table-cell>
          <table:table-cell office:value-type="float" office:value="54148" table:style-name="ce79">
            <text:p>54,148</text:p>
          </table:table-cell>
          <table:table-cell office:value-type="float" office:value="51129" table:style-name="ce73">
            <text:p>51,1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5251" table:style-name="ce52">
            <text:p>25,251</text:p>
          </table:table-cell>
          <table:table-cell office:value-type="float" office:value="62764" table:style-name="ce11">
            <text:p>62,764</text:p>
          </table:table-cell>
          <table:table-cell office:value-type="float" office:value="31847" table:style-name="ce11">
            <text:p>31,847</text:p>
          </table:table-cell>
          <table:table-cell office:value-type="float" office:value="30917" table:style-name="ce10">
            <text:p>30,9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6096" table:style-name="ce52">
            <text:p>6,096</text:p>
          </table:table-cell>
          <table:table-cell office:value-type="float" office:value="15137" table:style-name="ce11">
            <text:p>15,137</text:p>
          </table:table-cell>
          <table:table-cell office:value-type="float" office:value="8016" table:style-name="ce11">
            <text:p>8,016</text:p>
          </table:table-cell>
          <table:table-cell office:value-type="float" office:value="7121" table:style-name="ce10">
            <text:p>7,1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521" table:style-name="ce52">
            <text:p>3,521</text:p>
          </table:table-cell>
          <table:table-cell office:value-type="float" office:value="9848" table:style-name="ce11">
            <text:p>9,848</text:p>
          </table:table-cell>
          <table:table-cell office:value-type="float" office:value="5108" table:style-name="ce11">
            <text:p>5,108</text:p>
          </table:table-cell>
          <table:table-cell office:value-type="float" office:value="4740" table:style-name="ce10">
            <text:p>4,7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3065" table:style-name="ce52">
            <text:p>3,065</text:p>
          </table:table-cell>
          <table:table-cell office:value-type="float" office:value="8300" table:style-name="ce11">
            <text:p>8,300</text:p>
          </table:table-cell>
          <table:table-cell office:value-type="float" office:value="4287" table:style-name="ce11">
            <text:p>4,287</text:p>
          </table:table-cell>
          <table:table-cell office:value-type="float" office:value="4013" table:style-name="ce10">
            <text:p>4,0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76" table:style-name="ce52">
            <text:p>2,076</text:p>
          </table:table-cell>
          <table:table-cell office:value-type="float" office:value="5349" table:style-name="ce11">
            <text:p>5,349</text:p>
          </table:table-cell>
          <table:table-cell office:value-type="float" office:value="2902" table:style-name="ce11">
            <text:p>2,902</text:p>
          </table:table-cell>
          <table:table-cell office:value-type="float" office:value="2447" table:style-name="ce10">
            <text:p>2,447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420" table:style-name="ce53">
            <text:p>1,420</text:p>
          </table:table-cell>
          <table:table-cell office:value-type="float" office:value="3879" table:style-name="ce18">
            <text:p>3,879</text:p>
          </table:table-cell>
          <table:table-cell office:value-type="float" office:value="1988" table:style-name="ce18">
            <text:p>1,988</text:p>
          </table:table-cell>
          <table:table-cell office:value-type="float" office:value="1891" table:style-name="ce17">
            <text:p>1,891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25"/>
          <table:table-cell office:value-type="string" table:style-name="ce86">
            <text:p>中華民國109年8月底</text:p>
          </table:table-cell>
          <table:table-cell table:number-columns-repeated="2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6">
            <text:p>基隆市</text:p>
          </table:table-cell>
          <table:table-cell office:value-type="float" office:value="155330" table:style-name="ce71">
            <text:p>155,330</text:p>
          </table:table-cell>
          <table:table-cell office:value-type="float" office:value="368184" table:style-name="ce79">
            <text:p>368,184</text:p>
          </table:table-cell>
          <table:table-cell office:value-type="float" office:value="183659" table:style-name="ce79">
            <text:p>183,659</text:p>
          </table:table-cell>
          <table:table-cell office:value-type="float" office:value="184525" table:style-name="ce73">
            <text:p>184,525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中正區</text:p>
          </table:table-cell>
          <table:table-cell office:value-type="float" office:value="22838" table:style-name="ce52">
            <text:p>22,838</text:p>
          </table:table-cell>
          <table:table-cell office:value-type="float" office:value="51286" table:style-name="ce11">
            <text:p>51,286</text:p>
          </table:table-cell>
          <table:table-cell office:value-type="float" office:value="26087" table:style-name="ce11">
            <text:p>26,087</text:p>
          </table:table-cell>
          <table:table-cell office:value-type="float" office:value="25199" table:style-name="ce10">
            <text:p>25,199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七堵區</text:p>
          </table:table-cell>
          <table:table-cell office:value-type="float" office:value="21831" table:style-name="ce52">
            <text:p>21,831</text:p>
          </table:table-cell>
          <table:table-cell office:value-type="float" office:value="53669" table:style-name="ce11">
            <text:p>53,669</text:p>
          </table:table-cell>
          <table:table-cell office:value-type="float" office:value="26854" table:style-name="ce11">
            <text:p>26,854</text:p>
          </table:table-cell>
          <table:table-cell office:value-type="float" office:value="26815" table:style-name="ce10">
            <text:p>26,815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暖暖區</text:p>
          </table:table-cell>
          <table:table-cell office:value-type="float" office:value="16032" table:style-name="ce52">
            <text:p>16,032</text:p>
          </table:table-cell>
          <table:table-cell office:value-type="float" office:value="38613" table:style-name="ce11">
            <text:p>38,613</text:p>
          </table:table-cell>
          <table:table-cell office:value-type="float" office:value="19269" table:style-name="ce11">
            <text:p>19,269</text:p>
          </table:table-cell>
          <table:table-cell office:value-type="float" office:value="19344" table:style-name="ce10">
            <text:p>19,344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仁愛區</text:p>
          </table:table-cell>
          <table:table-cell office:value-type="float" office:value="19082" table:style-name="ce52">
            <text:p>19,082</text:p>
          </table:table-cell>
          <table:table-cell office:value-type="float" office:value="43056" table:style-name="ce11">
            <text:p>43,056</text:p>
          </table:table-cell>
          <table:table-cell office:value-type="float" office:value="21254" table:style-name="ce11">
            <text:p>21,254</text:p>
          </table:table-cell>
          <table:table-cell office:value-type="float" office:value="21802" table:style-name="ce10">
            <text:p>21,802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山區</text:p>
          </table:table-cell>
          <table:table-cell office:value-type="float" office:value="19236" table:style-name="ce52">
            <text:p>19,236</text:p>
          </table:table-cell>
          <table:table-cell office:value-type="float" office:value="46573" table:style-name="ce11">
            <text:p>46,573</text:p>
          </table:table-cell>
          <table:table-cell office:value-type="float" office:value="23622" table:style-name="ce11">
            <text:p>23,622</text:p>
          </table:table-cell>
          <table:table-cell office:value-type="float" office:value="22951" table:style-name="ce10">
            <text:p>22,951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安樂區</text:p>
          </table:table-cell>
          <table:table-cell office:value-type="float" office:value="34027" table:style-name="ce52">
            <text:p>34,027</text:p>
          </table:table-cell>
          <table:table-cell office:value-type="float" office:value="81980" table:style-name="ce11">
            <text:p>81,980</text:p>
          </table:table-cell>
          <table:table-cell office:value-type="float" office:value="40556" table:style-name="ce11">
            <text:p>40,556</text:p>
          </table:table-cell>
          <table:table-cell office:value-type="float" office:value="41424" table:style-name="ce10">
            <text:p>41,424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信義區</text:p>
          </table:table-cell>
          <table:table-cell office:value-type="float" office:value="22284" table:style-name="ce53">
            <text:p>22,284</text:p>
          </table:table-cell>
          <table:table-cell office:value-type="float" office:value="53007" table:style-name="ce18">
            <text:p>53,007</text:p>
          </table:table-cell>
          <table:table-cell office:value-type="float" office:value="26017" table:style-name="ce18">
            <text:p>26,017</text:p>
          </table:table-cell>
          <table:table-cell office:value-type="float" office:value="26990" table:style-name="ce17">
            <text:p>26,990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69772" table:style-name="ce71">
            <text:p>169,772</text:p>
          </table:table-cell>
          <table:table-cell office:value-type="float" office:value="450288" table:style-name="ce79">
            <text:p>450,288</text:p>
          </table:table-cell>
          <table:table-cell office:value-type="float" office:value="222066" table:style-name="ce79">
            <text:p>222,066</text:p>
          </table:table-cell>
          <table:table-cell office:value-type="float" office:value="228222" table:style-name="ce73">
            <text:p>228,22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82767" table:style-name="ce52">
            <text:p>82,767</text:p>
          </table:table-cell>
          <table:table-cell office:value-type="float" office:value="218904" table:style-name="ce11">
            <text:p>218,904</text:p>
          </table:table-cell>
          <table:table-cell office:value-type="float" office:value="107649" table:style-name="ce11">
            <text:p>107,649</text:p>
          </table:table-cell>
          <table:table-cell office:value-type="float" office:value="111255" table:style-name="ce10">
            <text:p>111,25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8609" table:style-name="ce52">
            <text:p>58,609</text:p>
          </table:table-cell>
          <table:table-cell office:value-type="float" office:value="152586" table:style-name="ce11">
            <text:p>152,586</text:p>
          </table:table-cell>
          <table:table-cell office:value-type="float" office:value="74395" table:style-name="ce11">
            <text:p>74,395</text:p>
          </table:table-cell>
          <table:table-cell office:value-type="float" office:value="78191" table:style-name="ce10">
            <text:p>78,19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8396" table:style-name="ce53">
            <text:p>28,396</text:p>
          </table:table-cell>
          <table:table-cell office:value-type="float" office:value="78798" table:style-name="ce18">
            <text:p>78,798</text:p>
          </table:table-cell>
          <table:table-cell office:value-type="float" office:value="40022" table:style-name="ce18">
            <text:p>40,022</text:p>
          </table:table-cell>
          <table:table-cell office:value-type="float" office:value="38776" table:style-name="ce17">
            <text:p>38,776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1101" table:style-name="ce71">
            <text:p>101,101</text:p>
          </table:table-cell>
          <table:table-cell office:value-type="float" office:value="266668" table:style-name="ce79">
            <text:p>266,668</text:p>
          </table:table-cell>
          <table:table-cell office:value-type="float" office:value="129156" table:style-name="ce79">
            <text:p>129,156</text:p>
          </table:table-cell>
          <table:table-cell office:value-type="float" office:value="137512" table:style-name="ce73">
            <text:p>137,51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912" table:style-name="ce52">
            <text:p>45,912</text:p>
          </table:table-cell>
          <table:table-cell office:value-type="float" office:value="120084" table:style-name="ce11">
            <text:p>120,084</text:p>
          </table:table-cell>
          <table:table-cell office:value-type="float" office:value="57591" table:style-name="ce11">
            <text:p>57,591</text:p>
          </table:table-cell>
          <table:table-cell office:value-type="float" office:value="62493" table:style-name="ce10">
            <text:p>62,49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5189" table:style-name="ce53">
            <text:p>55,189</text:p>
          </table:table-cell>
          <table:table-cell office:value-type="float" office:value="146584" table:style-name="ce18">
            <text:p>146,584</text:p>
          </table:table-cell>
          <table:table-cell office:value-type="float" office:value="71565" table:style-name="ce18">
            <text:p>71,565</text:p>
          </table:table-cell>
          <table:table-cell office:value-type="float" office:value="75019" table:style-name="ce17">
            <text:p>75,019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1582" table:style-name="ce71">
            <text:p>41,582</text:p>
          </table:table-cell>
          <table:table-cell office:value-type="float" office:value="139703" table:style-name="ce79">
            <text:p>139,703</text:p>
          </table:table-cell>
          <table:table-cell office:value-type="float" office:value="69700" table:style-name="ce79">
            <text:p>69,700</text:p>
          </table:table-cell>
          <table:table-cell office:value-type="float" office:value="70003" table:style-name="ce73">
            <text:p>70,0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3158" table:style-name="ce52">
            <text:p>13,158</text:p>
          </table:table-cell>
          <table:table-cell office:value-type="float" office:value="43138" table:style-name="ce11">
            <text:p>43,138</text:p>
          </table:table-cell>
          <table:table-cell office:value-type="float" office:value="21534" table:style-name="ce11">
            <text:p>21,534</text:p>
          </table:table-cell>
          <table:table-cell office:value-type="float" office:value="21604" table:style-name="ce10">
            <text:p>21,6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9338" table:style-name="ce52">
            <text:p>9,338</text:p>
          </table:table-cell>
          <table:table-cell office:value-type="float" office:value="30261" table:style-name="ce11">
            <text:p>30,261</text:p>
          </table:table-cell>
          <table:table-cell office:value-type="float" office:value="15158" table:style-name="ce11">
            <text:p>15,158</text:p>
          </table:table-cell>
          <table:table-cell office:value-type="float" office:value="15103" table:style-name="ce10">
            <text:p>15,1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441" table:style-name="ce52">
            <text:p>6,441</text:p>
          </table:table-cell>
          <table:table-cell office:value-type="float" office:value="20692" table:style-name="ce11">
            <text:p>20,692</text:p>
          </table:table-cell>
          <table:table-cell office:value-type="float" office:value="10199" table:style-name="ce11">
            <text:p>10,199</text:p>
          </table:table-cell>
          <table:table-cell office:value-type="float" office:value="10493" table:style-name="ce10">
            <text:p>10,4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9295" table:style-name="ce52">
            <text:p>9,295</text:p>
          </table:table-cell>
          <table:table-cell office:value-type="float" office:value="32193" table:style-name="ce11">
            <text:p>32,193</text:p>
          </table:table-cell>
          <table:table-cell office:value-type="float" office:value="16137" table:style-name="ce11">
            <text:p>16,137</text:p>
          </table:table-cell>
          <table:table-cell office:value-type="float" office:value="16056" table:style-name="ce10">
            <text:p>16,0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215" table:style-name="ce52">
            <text:p>3,215</text:p>
          </table:table-cell>
          <table:table-cell office:value-type="float" office:value="12756" table:style-name="ce11">
            <text:p>12,756</text:p>
          </table:table-cell>
          <table:table-cell office:value-type="float" office:value="6332" table:style-name="ce11">
            <text:p>6,332</text:p>
          </table:table-cell>
          <table:table-cell office:value-type="float" office:value="6424" table:style-name="ce10">
            <text:p>6,424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5" table:style-name="ce53">
            <text:p>135</text:p>
          </table:table-cell>
          <table:table-cell office:value-type="float" office:value="663" table:style-name="ce18">
            <text:p>663</text:p>
          </table:table-cell>
          <table:table-cell office:value-type="float" office:value="340" table:style-name="ce18">
            <text:p>340</text:p>
          </table:table-cell>
          <table:table-cell office:value-type="float" office:value="323" table:style-name="ce17">
            <text:p>323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339" table:style-name="ce71">
            <text:p>3,339</text:p>
          </table:table-cell>
          <table:table-cell office:value-type="float" office:value="13089" table:style-name="ce79">
            <text:p>13,089</text:p>
          </table:table-cell>
          <table:table-cell office:value-type="float" office:value="7534" table:style-name="ce79">
            <text:p>7,534</text:p>
          </table:table-cell>
          <table:table-cell office:value-type="float" office:value="5555" table:style-name="ce73">
            <text:p>5,5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905" table:style-name="ce52">
            <text:p>1,905</text:p>
          </table:table-cell>
          <table:table-cell office:value-type="float" office:value="7572" table:style-name="ce11">
            <text:p>7,572</text:p>
          </table:table-cell>
          <table:table-cell office:value-type="float" office:value="4277" table:style-name="ce11">
            <text:p>4,277</text:p>
          </table:table-cell>
          <table:table-cell office:value-type="float" office:value="3295" table:style-name="ce10">
            <text:p>3,2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774" table:style-name="ce52">
            <text:p>774</text:p>
          </table:table-cell>
          <table:table-cell office:value-type="float" office:value="2635" table:style-name="ce11">
            <text:p>2,635</text:p>
          </table:table-cell>
          <table:table-cell office:value-type="float" office:value="1503" table:style-name="ce11">
            <text:p>1,503</text:p>
          </table:table-cell>
          <table:table-cell office:value-type="float" office:value="1132" table:style-name="ce10">
            <text:p>1,1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312" table:style-name="ce52">
            <text:p>312</text:p>
          </table:table-cell>
          <table:table-cell office:value-type="float" office:value="1499" table:style-name="ce11">
            <text:p>1,499</text:p>
          </table:table-cell>
          <table:table-cell office:value-type="float" office:value="919" table:style-name="ce11">
            <text:p>919</text:p>
          </table:table-cell>
          <table:table-cell office:value-type="float" office:value="580" table:style-name="ce10">
            <text:p>580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48" table:style-name="ce53">
            <text:p>348</text:p>
          </table:table-cell>
          <table:table-cell office:value-type="float" office:value="1383" table:style-name="ce18">
            <text:p>1,383</text:p>
          </table:table-cell>
          <table:table-cell office:value-type="float" office:value="835" table:style-name="ce18">
            <text:p>835</text:p>
          </table:table-cell>
          <table:table-cell office:value-type="float" office:value="548" table:style-name="ce17">
            <text:p>548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'file:///D:/outlook%20moi2002/月報速報/02各月/10908/各月03(8月)(貼鄉鎮層級資料).xls'#160" table:style-name="ta2">
        <table:table-source xlink:href="file:///D:/outlook%20moi2002/月報速報/02各月/10908/各月03(8月)(貼鄉鎮層級資料).xls" table:table-name="160" table:mode="copy-results-only"/>
        <table:table-column/>
        <table:table-row table:number-rows-repeated="13">
          <table:table-cell table:number-columns-repeated="16384"/>
        </table:table-row>
        <table:table-row>
          <table:table-cell table:number-columns-repeated="6"/>
          <table:table-cell office:value-type="float" office:value="217058"/>
          <table:table-cell/>
          <table:table-cell office:value-type="float" office:value="270914"/>
          <table:table-cell table:number-columns-repeated="16375"/>
        </table:table-row>
        <table:table-row>
          <table:table-cell table:number-columns-repeated="8"/>
          <table:table-cell office:value-type="float" office:value="286189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154190"/>
          <table:table-cell/>
          <table:table-cell office:value-type="float" office:value="189098"/>
          <table:table-cell table:number-columns-repeated="16375"/>
        </table:table-row>
        <table:table-row>
          <table:table-cell table:number-columns-repeated="8"/>
          <table:table-cell office:value-type="float" office:value="196612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168576"/>
          <table:table-cell/>
          <table:table-cell office:value-type="float" office:value="199289"/>
          <table:table-cell table:number-columns-repeated="16375"/>
        </table:table-row>
        <table:table-row>
          <table:table-cell table:number-columns-repeated="8"/>
          <table:table-cell office:value-type="float" office:value="212862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91646"/>
          <table:table-cell/>
          <table:table-cell office:value-type="float" office:value="104027"/>
          <table:table-cell table:number-columns-repeated="16375"/>
        </table:table-row>
        <table:table-row>
          <table:table-cell table:number-columns-repeated="8"/>
          <table:table-cell office:value-type="float" office:value="115729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159804"/>
          <table:table-cell/>
          <table:table-cell office:value-type="float" office:value="205569"/>
          <table:table-cell table:number-columns-repeated="16375"/>
        </table:table-row>
        <table:table-row>
          <table:table-cell table:number-columns-repeated="8"/>
          <table:table-cell office:value-type="float" office:value="216286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130049"/>
          <table:table-cell/>
          <table:table-cell office:value-type="float" office:value="145675"/>
          <table:table-cell table:number-columns-repeated="16375"/>
        </table:table-row>
        <table:table-row>
          <table:table-cell table:number-columns-repeated="8"/>
          <table:table-cell office:value-type="float" office:value="158135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67485"/>
          <table:table-cell/>
          <table:table-cell office:value-type="float" office:value="91523"/>
          <table:table-cell table:number-columns-repeated="16375"/>
        </table:table-row>
        <table:table-row>
          <table:table-cell table:number-columns-repeated="8"/>
          <table:table-cell office:value-type="float" office:value="92181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31701"/>
          <table:table-cell/>
          <table:table-cell office:value-type="float" office:value="43852"/>
          <table:table-cell table:number-columns-repeated="16375"/>
        </table:table-row>
        <table:table-row>
          <table:table-cell table:number-columns-repeated="8"/>
          <table:table-cell office:value-type="float" office:value="43704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44463"/>
          <table:table-cell/>
          <table:table-cell office:value-type="float" office:value="58445"/>
          <table:table-cell table:number-columns-repeated="16375"/>
        </table:table-row>
        <table:table-row>
          <table:table-cell table:number-columns-repeated="8"/>
          <table:table-cell office:value-type="float" office:value="58532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82177"/>
          <table:table-cell/>
          <table:table-cell office:value-type="float" office:value="86993"/>
          <table:table-cell table:number-columns-repeated="16375"/>
        </table:table-row>
        <table:table-row>
          <table:table-cell table:number-columns-repeated="8"/>
          <table:table-cell office:value-type="float" office:value="94941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90814"/>
          <table:table-cell/>
          <table:table-cell office:value-type="float" office:value="99919"/>
          <table:table-cell table:number-columns-repeated="16375"/>
        </table:table-row>
        <table:table-row>
          <table:table-cell table:number-columns-repeated="8"/>
          <table:table-cell office:value-type="float" office:value="105432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16175"/>
          <table:table-cell/>
          <table:table-cell office:value-type="float" office:value="19796"/>
          <table:table-cell table:number-columns-repeated="16375"/>
        </table:table-row>
        <table:table-row>
          <table:table-cell table:number-columns-repeated="8"/>
          <table:table-cell office:value-type="float" office:value="19392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89158"/>
          <table:table-cell/>
          <table:table-cell office:value-type="float" office:value="117104"/>
          <table:table-cell table:number-columns-repeated="16375"/>
        </table:table-row>
        <table:table-row>
          <table:table-cell table:number-columns-repeated="8"/>
          <table:table-cell office:value-type="float" office:value="120992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73180"/>
          <table:table-cell/>
          <table:table-cell office:value-type="float" office:value="99072"/>
          <table:table-cell table:number-columns-repeated="16375"/>
        </table:table-row>
        <table:table-row>
          <table:table-cell table:number-columns-repeated="8"/>
          <table:table-cell office:value-type="float" office:value="103318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34308"/>
          <table:table-cell/>
          <table:table-cell office:value-type="float" office:value="44820"/>
          <table:table-cell table:number-columns-repeated="16375"/>
        </table:table-row>
        <table:table-row>
          <table:table-cell table:number-columns-repeated="8"/>
          <table:table-cell office:value-type="float" office:value="44221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28965"/>
          <table:table-cell/>
          <table:table-cell office:value-type="float" office:value="38730"/>
          <table:table-cell table:number-columns-repeated="16375"/>
        </table:table-row>
        <table:table-row>
          <table:table-cell table:number-columns-repeated="8"/>
          <table:table-cell office:value-type="float" office:value="39843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47996"/>
          <table:table-cell/>
          <table:table-cell office:value-type="float" office:value="57987"/>
          <table:table-cell table:number-columns-repeated="16375"/>
        </table:table-row>
        <table:table-row>
          <table:table-cell table:number-columns-repeated="8"/>
          <table:table-cell office:value-type="float" office:value="61239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9797"/>
          <table:table-cell/>
          <table:table-cell office:value-type="float" office:value="11878"/>
          <table:table-cell table:number-columns-repeated="16375"/>
        </table:table-row>
        <table:table-row>
          <table:table-cell table:number-columns-repeated="8"/>
          <table:table-cell office:value-type="float" office:value="11915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3407"/>
          <table:table-cell/>
          <table:table-cell office:value-type="float" office:value="4137"/>
          <table:table-cell table:number-columns-repeated="16375"/>
        </table:table-row>
        <table:table-row>
          <table:table-cell table:number-columns-repeated="8"/>
          <table:table-cell office:value-type="float" office:value="3436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2540"/>
          <table:table-cell/>
          <table:table-cell office:value-type="float" office:value="3640"/>
          <table:table-cell table:number-columns-repeated="16375"/>
        </table:table-row>
        <table:table-row>
          <table:table-cell table:number-columns-repeated="8"/>
          <table:table-cell office:value-type="float" office:value="3044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9608"/>
          <table:table-cell/>
          <table:table-cell office:value-type="float" office:value="11615"/>
          <table:table-cell table:number-columns-repeated="16375"/>
        </table:table-row>
        <table:table-row>
          <table:table-cell table:number-columns-repeated="8"/>
          <table:table-cell office:value-type="float" office:value="11001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4250"/>
          <table:table-cell/>
          <table:table-cell office:value-type="float" office:value="6013"/>
          <table:table-cell table:number-columns-repeated="16375"/>
        </table:table-row>
        <table:table-row>
          <table:table-cell table:number-columns-repeated="8"/>
          <table:table-cell office:value-type="float" office:value="5547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15443"/>
          <table:table-cell/>
          <table:table-cell office:value-type="float" office:value="19761"/>
          <table:table-cell table:number-columns-repeated="16375"/>
        </table:table-row>
        <table:table-row>
          <table:table-cell table:number-columns-repeated="8"/>
          <table:table-cell office:value-type="float" office:value="19845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2267"/>
          <table:table-cell/>
          <table:table-cell office:value-type="float" office:value="2488"/>
          <table:table-cell table:number-columns-repeated="16375"/>
        </table:table-row>
        <table:table-row>
          <table:table-cell table:number-columns-repeated="8"/>
          <table:table-cell office:value-type="float" office:value="1963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3748"/>
          <table:table-cell/>
          <table:table-cell office:value-type="float" office:value="4613"/>
          <table:table-cell table:number-columns-repeated="16375"/>
        </table:table-row>
        <table:table-row>
          <table:table-cell table:number-columns-repeated="8"/>
          <table:table-cell office:value-type="float" office:value="3889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4358"/>
          <table:table-cell/>
          <table:table-cell office:value-type="float" office:value="6060"/>
          <table:table-cell table:number-columns-repeated="16375"/>
        </table:table-row>
        <table:table-row>
          <table:table-cell table:number-columns-repeated="8"/>
          <table:table-cell office:value-type="float" office:value="5782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7191"/>
          <table:table-cell/>
          <table:table-cell office:value-type="float" office:value="10409"/>
          <table:table-cell table:number-columns-repeated="16375"/>
        </table:table-row>
        <table:table-row>
          <table:table-cell table:number-columns-repeated="8"/>
          <table:table-cell office:value-type="float" office:value="10784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7535"/>
          <table:table-cell/>
          <table:table-cell office:value-type="float" office:value="10873"/>
          <table:table-cell table:number-columns-repeated="16375"/>
        </table:table-row>
        <table:table-row>
          <table:table-cell table:number-columns-repeated="8"/>
          <table:table-cell office:value-type="float" office:value="10842"/>
          <table:table-cell table:number-columns-repeated="16375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1916"/>
          <table:table-cell/>
          <table:table-cell office:value-type="float" office:value="3112"/>
          <table:table-cell table:number-columns-repeated="16375"/>
        </table:table-row>
        <table:table-row>
          <table:table-cell table:number-columns-repeated="8"/>
          <table:table-cell office:value-type="float" office:value="3256"/>
          <table:table-cell table:number-columns-repeated="16375"/>
        </table:table-row>
        <table:table-row table:number-rows-repeated="1048477">
          <table:table-cell table:number-columns-repeated="16375"/>
        </table:table-row>
      </table:table>
      <table:table table:name="'file:///D:/outlook%20moi2002/月報速報/02各月/10908/各月03(8月)(貼鄉鎮層級資料).xls'#總計" table:style-name="ta2">
        <table:table-source xlink:href="file:///D:/outlook%20moi2002/月報速報/02各月/10908/各月03(8月)(貼鄉鎮層級資料).xls" table:table-name="總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8/各月03(8月)(貼鄉鎮層級資料).xls'#新北市" table:style-name="ta2">
        <table:table-source xlink:href="file:///D:/outlook%20moi2002/月報速報/02各月/10908/各月03(8月)(貼鄉鎮層級資料).xls" table:table-name="新北市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8/各月03(8月)(貼鄉鎮層級資料).xls'#臺北市" table:style-name="ta2">
        <table:table-source xlink:href="file:///D:/outlook%20moi2002/月報速報/02各月/10908/各月03(8月)(貼鄉鎮層級資料).xls" table:table-name="臺北市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8/各月03(8月)(貼鄉鎮層級資料).xls'#桃園市" table:style-name="ta2">
        <table:table-source xlink:href="file:///D:/outlook%20moi2002/月報速報/02各月/10908/各月03(8月)(貼鄉鎮層級資料).xls" table:table-name="桃園市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8/各月03(8月)(貼鄉鎮層級資料).xls'#臺中市" table:style-name="ta2">
        <table:table-source xlink:href="file:///D:/outlook%20moi2002/月報速報/02各月/10908/各月03(8月)(貼鄉鎮層級資料).xls" table:table-name="臺中市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8/各月03(8月)(貼鄉鎮層級資料).xls'#臺南市" table:style-name="ta2">
        <table:table-source xlink:href="file:///D:/outlook%20moi2002/月報速報/02各月/10908/各月03(8月)(貼鄉鎮層級資料).xls" table:table-name="臺南市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8/各月03(8月)(貼鄉鎮層級資料).xls'#高雄市" table:style-name="ta2">
        <table:table-source xlink:href="file:///D:/outlook%20moi2002/月報速報/02各月/10908/各月03(8月)(貼鄉鎮層級資料).xls" table:table-name="高雄市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8/各月03(8月)(貼鄉鎮層級資料).xls'#宜蘭縣" table:style-name="ta2">
        <table:table-source xlink:href="file:///D:/outlook%20moi2002/月報速報/02各月/10908/各月03(8月)(貼鄉鎮層級資料).xls" table:table-name="宜蘭縣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8/各月03(8月)(貼鄉鎮層級資料).xls'#新竹縣" table:style-name="ta2">
        <table:table-source xlink:href="file:///D:/outlook%20moi2002/月報速報/02各月/10908/各月03(8月)(貼鄉鎮層級資料).xls" table:table-name="新竹縣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8/各月03(8月)(貼鄉鎮層級資料).xls'#苗栗縣" table:style-name="ta2">
        <table:table-source xlink:href="file:///D:/outlook%20moi2002/月報速報/02各月/10908/各月03(8月)(貼鄉鎮層級資料).xls" table:table-name="苗栗縣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8/各月03(8月)(貼鄉鎮層級資料).xls'#彰化縣" table:style-name="ta2">
        <table:table-source xlink:href="file:///D:/outlook%20moi2002/月報速報/02各月/10908/各月03(8月)(貼鄉鎮層級資料).xls" table:table-name="彰化縣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8/各月03(8月)(貼鄉鎮層級資料).xls'#南投縣" table:style-name="ta2">
        <table:table-source xlink:href="file:///D:/outlook%20moi2002/月報速報/02各月/10908/各月03(8月)(貼鄉鎮層級資料).xls" table:table-name="南投縣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8/各月03(8月)(貼鄉鎮層級資料).xls'#雲林縣" table:style-name="ta2">
        <table:table-source xlink:href="file:///D:/outlook%20moi2002/月報速報/02各月/10908/各月03(8月)(貼鄉鎮層級資料).xls" table:table-name="雲林縣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8/各月03(8月)(貼鄉鎮層級資料).xls'#嘉義縣" table:style-name="ta2">
        <table:table-source xlink:href="file:///D:/outlook%20moi2002/月報速報/02各月/10908/各月03(8月)(貼鄉鎮層級資料).xls" table:table-name="嘉義縣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8/各月03(8月)(貼鄉鎮層級資料).xls'#屏東縣" table:style-name="ta2">
        <table:table-source xlink:href="file:///D:/outlook%20moi2002/月報速報/02各月/10908/各月03(8月)(貼鄉鎮層級資料).xls" table:table-name="屏東縣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8/各月03(8月)(貼鄉鎮層級資料).xls'#臺東縣" table:style-name="ta2">
        <table:table-source xlink:href="file:///D:/outlook%20moi2002/月報速報/02各月/10908/各月03(8月)(貼鄉鎮層級資料).xls" table:table-name="臺東縣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8/各月03(8月)(貼鄉鎮層級資料).xls'#花蓮縣" table:style-name="ta2">
        <table:table-source xlink:href="file:///D:/outlook%20moi2002/月報速報/02各月/10908/各月03(8月)(貼鄉鎮層級資料).xls" table:table-name="花蓮縣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8/各月03(8月)(貼鄉鎮層級資料).xls'#澎湖縣" table:style-name="ta2">
        <table:table-source xlink:href="file:///D:/outlook%20moi2002/月報速報/02各月/10908/各月03(8月)(貼鄉鎮層級資料).xls" table:table-name="澎湖縣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8/各月03(8月)(貼鄉鎮層級資料).xls'#基隆市" table:style-name="ta2">
        <table:table-source xlink:href="file:///D:/outlook%20moi2002/月報速報/02各月/10908/各月03(8月)(貼鄉鎮層級資料).xls" table:table-name="基隆市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8/各月03(8月)(貼鄉鎮層級資料).xls'#新竹市" table:style-name="ta2">
        <table:table-source xlink:href="file:///D:/outlook%20moi2002/月報速報/02各月/10908/各月03(8月)(貼鄉鎮層級資料).xls" table:table-name="新竹市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8/各月03(8月)(貼鄉鎮層級資料).xls'#嘉義市" table:style-name="ta2">
        <table:table-source xlink:href="file:///D:/outlook%20moi2002/月報速報/02各月/10908/各月03(8月)(貼鄉鎮層級資料).xls" table:table-name="嘉義市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8/各月03(8月)(貼鄉鎮層級資料).xls'#金門縣" table:style-name="ta2">
        <table:table-source xlink:href="file:///D:/outlook%20moi2002/月報速報/02各月/10908/各月03(8月)(貼鄉鎮層級資料).xls" table:table-name="金門縣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8/各月03(8月)(貼鄉鎮層級資料).xls'#連江縣" table:style-name="ta2">
        <table:table-source xlink:href="file:///D:/outlook%20moi2002/月報速報/02各月/10908/各月03(8月)(貼鄉鎮層級資料).xls" table:table-name="連江縣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meta:initial-creator>user</meta:initial-creator>
    <dc:creator>周柏妤</dc:creator>
    <meta:creation-date>1998-03-06T04:37:15Z</meta:creation-date>
    <dc:date>2020-09-08T07:02:13Z</dc:date>
    <meta:print-date>2020-02-04T09:52:15Z</meta:print-date>
  </office:meta>
</office:document-meta>
</file>